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59" style:master-page-name="MasterPage2" style:family="paragraph" style:name="P44">
      <style:paragraph-properties/>
    </style:style>
    <style:style style:family="text" style:name="T32">
      <style:text-properties fo:font-family="Liberation Sans" style:font-family-complex="Liberation Sans" fo:font-size="14pt" fo:language="bg" fo:country="BG"/>
    </style:style>
    <style:style style:family="text" style:name="T33">
      <style:text-properties fo:language="bg" fo:country="BG"/>
    </style:style>
    <style:style style:parent-style-name="653" style:family="paragraph" style:name="P45">
      <style:paragraph-properties/>
    </style:style>
    <style:style style:family="text" style:name="T34">
      <style:text-properties fo:font-family="Liberation Sans" style:font-family-complex="Liberation Sans" fo:font-size="14pt" fo:language="bg" fo:country="BG"/>
    </style:style>
    <style:style style:family="text" style:name="T35">
      <style:text-properties fo:language="bg" fo:country="BG"/>
    </style:style>
    <style:style style:parent-style-name="660" style:family="paragraph" style:name="P46">
      <style:paragraph-properties/>
    </style:style>
    <style:style style:family="text" style:name="T36">
      <style:text-properties fo:language="bg" fo:country="BG"/>
    </style:style>
    <style:style style:family="text" style:name="T37">
      <style:text-properties fo:language="bg" fo:country="BG"/>
    </style:style>
    <style:style style:family="text" style:name="T38">
      <style:text-properties fo:language="bg" fo:country="BG"/>
    </style:style>
    <style:style style:family="text" style:name="T39">
      <style:text-properties fo:language="bg" fo:country="BG"/>
    </style:style>
    <style:style style:parent-style-name="641" style:family="paragraph" style:name="P47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40">
      <style:text-properties/>
    </style:style>
    <style:style style:parent-style-name="633" style:family="text" style:name="T41">
      <style:text-properties fo:language="bg" fo:country="BG"/>
    </style:style>
    <style:style style:parent-style-name="633" style:family="text" style:name="T42">
      <style:text-properties fo:language="bg" fo:country="BG"/>
    </style:style>
    <style:style style:parent-style-name="633" style:family="text" style:name="T43">
      <style:text-properties/>
    </style:style>
    <style:style style:parent-style-name="641" style:family="paragraph" style:name="P48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44">
      <style:text-properties/>
    </style:style>
    <style:style style:parent-style-name="633" style:family="text" style:name="T45">
      <style:text-properties fo:language="bg" fo:country="BG"/>
    </style:style>
    <style:style style:parent-style-name="633" style:family="text" style:name="T46">
      <style:text-properties/>
    </style:style>
    <style:style style:parent-style-name="642" style:family="paragraph" style:name="P49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47">
      <style:text-properties/>
    </style:style>
    <style:style style:parent-style-name="633" style:family="text" style:name="T48">
      <style:text-properties fo:language="bg" fo:country="BG"/>
    </style:style>
    <style:style style:parent-style-name="633" style:family="text" style:name="T49">
      <style:text-properties/>
    </style:style>
    <style:style style:parent-style-name="642" style:family="paragraph" style:name="P50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50">
      <style:text-properties/>
    </style:style>
    <style:style style:parent-style-name="633" style:family="text" style:name="T51">
      <style:text-properties fo:language="bg" fo:country="BG"/>
    </style:style>
    <style:style style:parent-style-name="633" style:family="text" style:name="T52">
      <style:text-properties/>
    </style:style>
    <style:style style:parent-style-name="642" style:family="paragraph" style:name="P51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53">
      <style:text-properties/>
    </style:style>
    <style:style style:parent-style-name="633" style:family="text" style:name="T54">
      <style:text-properties fo:language="bg" fo:country="BG"/>
    </style:style>
    <style:style style:parent-style-name="633" style:family="text" style:name="T55">
      <style:text-properties/>
    </style:style>
    <style:style style:parent-style-name="642" style:family="paragraph" style:name="P52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56">
      <style:text-properties/>
    </style:style>
    <style:style style:parent-style-name="633" style:family="text" style:name="T57">
      <style:text-properties fo:language="bg" fo:country="BG"/>
    </style:style>
    <style:style style:parent-style-name="633" style:family="text" style:name="T58">
      <style:text-properties/>
    </style:style>
    <style:style style:parent-style-name="642" style:family="paragraph" style:name="P53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59">
      <style:text-properties/>
    </style:style>
    <style:style style:parent-style-name="633" style:family="text" style:name="T60">
      <style:text-properties fo:language="bg" fo:country="BG"/>
    </style:style>
    <style:style style:parent-style-name="633" style:family="text" style:name="T61">
      <style:text-properties/>
    </style:style>
    <style:style style:parent-style-name="642" style:family="paragraph" style:name="P54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62">
      <style:text-properties/>
    </style:style>
    <style:style style:parent-style-name="633" style:family="text" style:name="T63">
      <style:text-properties fo:language="bg" fo:country="BG"/>
    </style:style>
    <style:style style:parent-style-name="633" style:family="text" style:name="T64">
      <style:text-properties/>
    </style:style>
    <style:style style:parent-style-name="642" style:family="paragraph" style:name="P55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65">
      <style:text-properties/>
    </style:style>
    <style:style style:parent-style-name="633" style:family="text" style:name="T66">
      <style:text-properties fo:language="bg" fo:country="BG"/>
    </style:style>
    <style:style style:parent-style-name="633" style:family="text" style:name="T67">
      <style:text-properties/>
    </style:style>
    <style:style style:parent-style-name="642" style:family="paragraph" style:name="P56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68">
      <style:text-properties/>
    </style:style>
    <style:style style:parent-style-name="633" style:family="text" style:name="T69">
      <style:text-properties fo:language="bg" fo:country="BG"/>
    </style:style>
    <style:style style:parent-style-name="633" style:family="text" style:name="T70">
      <style:text-properties/>
    </style:style>
    <style:style style:parent-style-name="641" style:family="paragraph" style:name="P57">
      <style:paragraph-properties>
        <style:tab-stops>
          <style:tab-stop style:position="1.161cm" style:type="left"/>
          <style:tab-stop style:position="17cm" style:type="right" style:leader-type="dotted" style:leader-style="dotted"/>
        </style:tab-stops>
      </style:paragraph-properties>
    </style:style>
    <style:style style:family="text" style:name="T71">
      <style:text-properties fo:font-family="Liberation Sans" style:font-family-asian="Times New Roman" style:font-family-complex="Liberation Sans"/>
    </style:style>
    <style:style style:parent-style-name="633" style:family="text" style:name="T72">
      <style:text-properties/>
    </style:style>
    <style:style style:parent-style-name="633" style:family="text" style:name="T73">
      <style:text-properties fo:language="bg" fo:country="BG"/>
    </style:style>
    <style:style style:parent-style-name="633" style:family="text" style:name="T74">
      <style:text-properties/>
    </style:style>
    <style:style style:parent-style-name="642" style:family="paragraph" style:name="P58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75">
      <style:text-properties/>
    </style:style>
    <style:style style:parent-style-name="633" style:family="text" style:name="T76">
      <style:text-properties fo:language="bg" fo:country="BG"/>
    </style:style>
    <style:style style:parent-style-name="633" style:family="text" style:name="T77">
      <style:text-properties/>
    </style:style>
    <style:style style:parent-style-name="642" style:family="paragraph" style:name="P59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78">
      <style:text-properties/>
    </style:style>
    <style:style style:parent-style-name="633" style:family="text" style:name="T79">
      <style:text-properties fo:language="bg" fo:country="BG"/>
    </style:style>
    <style:style style:parent-style-name="633" style:family="text" style:name="T80">
      <style:text-properties/>
    </style:style>
    <style:style style:parent-style-name="642" style:family="paragraph" style:name="P60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81">
      <style:text-properties/>
    </style:style>
    <style:style style:parent-style-name="633" style:family="text" style:name="T82">
      <style:text-properties fo:language="bg" fo:country="BG"/>
    </style:style>
    <style:style style:parent-style-name="633" style:family="text" style:name="T83">
      <style:text-properties/>
    </style:style>
    <style:style style:parent-style-name="642" style:family="paragraph" style:name="P61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84">
      <style:text-properties/>
    </style:style>
    <style:style style:parent-style-name="633" style:family="text" style:name="T85">
      <style:text-properties fo:language="bg" fo:country="BG"/>
    </style:style>
    <style:style style:parent-style-name="633" style:family="text" style:name="T86">
      <style:text-properties/>
    </style:style>
    <style:style style:parent-style-name="642" style:family="paragraph" style:name="P62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87">
      <style:text-properties/>
    </style:style>
    <style:style style:parent-style-name="633" style:family="text" style:name="T88">
      <style:text-properties fo:language="bg" fo:country="BG"/>
    </style:style>
    <style:style style:parent-style-name="633" style:family="text" style:name="T89">
      <style:text-properties/>
    </style:style>
    <style:style style:parent-style-name="642" style:family="paragraph" style:name="P63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90">
      <style:text-properties/>
    </style:style>
    <style:style style:parent-style-name="633" style:family="text" style:name="T91">
      <style:text-properties fo:language="bg" fo:country="BG"/>
    </style:style>
    <style:style style:parent-style-name="633" style:family="text" style:name="T92">
      <style:text-properties/>
    </style:style>
    <style:style style:parent-style-name="642" style:family="paragraph" style:name="P64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93">
      <style:text-properties/>
    </style:style>
    <style:style style:parent-style-name="633" style:family="text" style:name="T94">
      <style:text-properties fo:language="bg" fo:country="BG"/>
    </style:style>
    <style:style style:parent-style-name="633" style:family="text" style:name="T95">
      <style:text-properties/>
    </style:style>
    <style:style style:parent-style-name="642" style:family="paragraph" style:name="P65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96">
      <style:text-properties/>
    </style:style>
    <style:style style:parent-style-name="633" style:family="text" style:name="T97">
      <style:text-properties fo:language="bg" fo:country="BG"/>
    </style:style>
    <style:style style:parent-style-name="633" style:family="text" style:name="T98">
      <style:text-properties/>
    </style:style>
    <style:style style:parent-style-name="641" style:family="paragraph" style:name="P66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99">
      <style:text-properties/>
    </style:style>
    <style:style style:parent-style-name="633" style:family="text" style:name="T100">
      <style:text-properties fo:language="bg" fo:country="BG"/>
    </style:style>
    <style:style style:parent-style-name="633" style:family="text" style:name="T101">
      <style:text-properties/>
    </style:style>
    <style:style style:parent-style-name="642" style:family="paragraph" style:name="P67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102">
      <style:text-properties/>
    </style:style>
    <style:style style:parent-style-name="633" style:family="text" style:name="T103">
      <style:text-properties fo:language="bg" fo:country="BG"/>
    </style:style>
    <style:style style:parent-style-name="633" style:family="text" style:name="T104">
      <style:text-properties/>
    </style:style>
    <style:style style:parent-style-name="642" style:family="paragraph" style:name="P68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105">
      <style:text-properties/>
    </style:style>
    <style:style style:parent-style-name="633" style:family="text" style:name="T106">
      <style:text-properties fo:language="bg" fo:country="BG"/>
    </style:style>
    <style:style style:parent-style-name="633" style:family="text" style:name="T107">
      <style:text-properties/>
    </style:style>
    <style:style style:parent-style-name="642" style:family="paragraph" style:name="P69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108">
      <style:text-properties/>
    </style:style>
    <style:style style:parent-style-name="633" style:family="text" style:name="T109">
      <style:text-properties fo:language="bg" fo:country="BG"/>
    </style:style>
    <style:style style:parent-style-name="633" style:family="text" style:name="T110">
      <style:text-properties/>
    </style:style>
    <style:style style:parent-style-name="642" style:family="paragraph" style:name="P70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111">
      <style:text-properties/>
    </style:style>
    <style:style style:parent-style-name="633" style:family="text" style:name="T112">
      <style:text-properties fo:language="bg" fo:country="BG"/>
    </style:style>
    <style:style style:parent-style-name="633" style:family="text" style:name="T113">
      <style:text-properties/>
    </style:style>
    <style:style style:parent-style-name="642" style:family="paragraph" style:name="P71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114">
      <style:text-properties/>
    </style:style>
    <style:style style:parent-style-name="633" style:family="text" style:name="T115">
      <style:text-properties fo:language="bg" fo:country="BG"/>
    </style:style>
    <style:style style:parent-style-name="633" style:family="text" style:name="T116">
      <style:text-properties/>
    </style:style>
    <style:style style:parent-style-name="642" style:family="paragraph" style:name="P72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117">
      <style:text-properties/>
    </style:style>
    <style:style style:parent-style-name="633" style:family="text" style:name="T118">
      <style:text-properties fo:language="bg" fo:country="BG"/>
    </style:style>
    <style:style style:parent-style-name="633" style:family="text" style:name="T119">
      <style:text-properties fo:language="bg" fo:country="BG"/>
    </style:style>
    <style:style style:parent-style-name="633" style:family="text" style:name="T120">
      <style:text-properties/>
    </style:style>
    <style:style style:parent-style-name="641" style:family="paragraph" style:name="P73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121">
      <style:text-properties/>
    </style:style>
    <style:style style:parent-style-name="633" style:family="text" style:name="T122">
      <style:text-properties fo:language="bg" fo:country="BG"/>
    </style:style>
    <style:style style:parent-style-name="633" style:family="text" style:name="T123">
      <style:text-properties fo:font-variant="normal" fo:text-transform="none" fo:letter-spacing="0pt" fo:language="bg" fo:country="BG" fo:font-style="normal"/>
    </style:style>
    <style:style style:parent-style-name="633" style:family="text" style:name="T124">
      <style:text-properties/>
    </style:style>
    <style:style style:parent-style-name="642" style:family="paragraph" style:name="P74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125">
      <style:text-properties/>
    </style:style>
    <style:style style:parent-style-name="633" style:family="text" style:name="T126">
      <style:text-properties fo:language="bg" fo:country="BG"/>
    </style:style>
    <style:style style:parent-style-name="633" style:family="text" style:name="T127">
      <style:text-properties/>
    </style:style>
    <style:style style:parent-style-name="642" style:family="paragraph" style:name="P75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128">
      <style:text-properties/>
    </style:style>
    <style:style style:parent-style-name="633" style:family="text" style:name="T129">
      <style:text-properties fo:language="bg" fo:country="BG"/>
    </style:style>
    <style:style style:parent-style-name="633" style:family="text" style:name="T130">
      <style:text-properties/>
    </style:style>
    <style:style style:parent-style-name="642" style:family="paragraph" style:name="P76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131">
      <style:text-properties/>
    </style:style>
    <style:style style:parent-style-name="633" style:family="text" style:name="T132">
      <style:text-properties fo:language="bg" fo:country="BG"/>
    </style:style>
    <style:style style:parent-style-name="633" style:family="text" style:name="T133">
      <style:text-properties fo:language="en" fo:country="US"/>
    </style:style>
    <style:style style:parent-style-name="633" style:family="text" style:name="T134">
      <style:text-properties fo:language="bg" fo:country="BG"/>
    </style:style>
    <style:style style:parent-style-name="633" style:family="text" style:name="T135">
      <style:text-properties/>
    </style:style>
    <style:style style:parent-style-name="642" style:family="paragraph" style:name="P77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136">
      <style:text-properties/>
    </style:style>
    <style:style style:parent-style-name="633" style:family="text" style:name="T137">
      <style:text-properties fo:language="bg" fo:country="BG"/>
    </style:style>
    <style:style style:parent-style-name="633" style:family="text" style:name="T138">
      <style:text-properties fo:language="en" fo:country="US"/>
    </style:style>
    <style:style style:parent-style-name="633" style:family="text" style:name="T139">
      <style:text-properties fo:language="bg" fo:country="BG"/>
    </style:style>
    <style:style style:parent-style-name="633" style:family="text" style:name="T140">
      <style:text-properties/>
    </style:style>
    <style:style style:parent-style-name="642" style:family="paragraph" style:name="P78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141">
      <style:text-properties/>
    </style:style>
    <style:style style:parent-style-name="633" style:family="text" style:name="T142">
      <style:text-properties fo:language="bg" fo:country="BG"/>
    </style:style>
    <style:style style:parent-style-name="633" style:family="text" style:name="T143">
      <style:text-properties fo:language="en" fo:country="US"/>
    </style:style>
    <style:style style:parent-style-name="633" style:family="text" style:name="T144">
      <style:text-properties/>
    </style:style>
    <style:style style:parent-style-name="641" style:family="paragraph" style:name="P79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145">
      <style:text-properties/>
    </style:style>
    <style:style style:parent-style-name="633" style:family="text" style:name="T146">
      <style:text-properties fo:language="bg" fo:country="BG"/>
    </style:style>
    <style:style style:parent-style-name="633" style:family="text" style:name="T147">
      <style:text-properties/>
    </style:style>
    <style:style style:parent-style-name="642" style:family="paragraph" style:name="P80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148">
      <style:text-properties/>
    </style:style>
    <style:style style:parent-style-name="633" style:family="text" style:name="T149">
      <style:text-properties fo:language="bg" fo:country="BG"/>
    </style:style>
    <style:style style:parent-style-name="633" style:family="text" style:name="T150">
      <style:text-properties/>
    </style:style>
    <style:style style:parent-style-name="642" style:family="paragraph" style:name="P81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151">
      <style:text-properties/>
    </style:style>
    <style:style style:parent-style-name="633" style:family="text" style:name="T152">
      <style:text-properties fo:language="bg" fo:country="BG"/>
    </style:style>
    <style:style style:parent-style-name="633" style:family="text" style:name="T153">
      <style:text-properties/>
    </style:style>
    <style:style style:parent-style-name="642" style:family="paragraph" style:name="P82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154">
      <style:text-properties/>
    </style:style>
    <style:style style:parent-style-name="633" style:family="text" style:name="T155">
      <style:text-properties fo:language="bg" fo:country="BG"/>
    </style:style>
    <style:style style:parent-style-name="633" style:family="text" style:name="T156">
      <style:text-properties/>
    </style:style>
    <style:style style:parent-style-name="642" style:family="paragraph" style:name="P83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157">
      <style:text-properties/>
    </style:style>
    <style:style style:parent-style-name="633" style:family="text" style:name="T158">
      <style:text-properties fo:language="bg" fo:country="BG"/>
    </style:style>
    <style:style style:parent-style-name="633" style:family="text" style:name="T159">
      <style:text-properties/>
    </style:style>
    <style:style style:parent-style-name="642" style:family="paragraph" style:name="P84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160">
      <style:text-properties/>
    </style:style>
    <style:style style:parent-style-name="633" style:family="text" style:name="T161">
      <style:text-properties fo:language="bg" fo:country="BG"/>
    </style:style>
    <style:style style:parent-style-name="633" style:family="text" style:name="T162">
      <style:text-properties/>
    </style:style>
    <style:style style:parent-style-name="642" style:family="paragraph" style:name="P85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163">
      <style:text-properties/>
    </style:style>
    <style:style style:parent-style-name="633" style:family="text" style:name="T164">
      <style:text-properties fo:language="bg" fo:country="BG"/>
    </style:style>
    <style:style style:parent-style-name="633" style:family="text" style:name="T165">
      <style:text-properties/>
    </style:style>
    <style:style style:parent-style-name="642" style:family="paragraph" style:name="P86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166">
      <style:text-properties/>
    </style:style>
    <style:style style:parent-style-name="633" style:family="text" style:name="T167">
      <style:text-properties fo:language="bg" fo:country="BG"/>
    </style:style>
    <style:style style:parent-style-name="633" style:family="text" style:name="T168">
      <style:text-properties/>
    </style:style>
    <style:style style:parent-style-name="642" style:family="paragraph" style:name="P87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169">
      <style:text-properties/>
    </style:style>
    <style:style style:parent-style-name="633" style:family="text" style:name="T170">
      <style:text-properties fo:language="bg" fo:country="BG"/>
    </style:style>
    <style:style style:parent-style-name="633" style:family="text" style:name="T171">
      <style:text-properties/>
    </style:style>
    <style:style style:parent-style-name="642" style:family="paragraph" style:name="P88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172">
      <style:text-properties/>
    </style:style>
    <style:style style:parent-style-name="633" style:family="text" style:name="T173">
      <style:text-properties fo:language="bg" fo:country="BG"/>
    </style:style>
    <style:style style:parent-style-name="633" style:family="text" style:name="T174">
      <style:text-properties/>
    </style:style>
    <style:style style:parent-style-name="642" style:family="paragraph" style:name="P89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175">
      <style:text-properties/>
    </style:style>
    <style:style style:parent-style-name="633" style:family="text" style:name="T176">
      <style:text-properties fo:language="bg" fo:country="BG"/>
    </style:style>
    <style:style style:parent-style-name="633" style:family="text" style:name="T177">
      <style:text-properties/>
    </style:style>
    <style:style style:parent-style-name="641" style:family="paragraph" style:name="P90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178">
      <style:text-properties/>
    </style:style>
    <style:style style:parent-style-name="633" style:family="text" style:name="T179">
      <style:text-properties fo:language="bg" fo:country="BG"/>
    </style:style>
    <style:style style:parent-style-name="633" style:family="text" style:name="T180">
      <style:text-properties/>
    </style:style>
    <style:style style:parent-style-name="642" style:family="paragraph" style:name="P91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181">
      <style:text-properties/>
    </style:style>
    <style:style style:parent-style-name="633" style:family="text" style:name="T182">
      <style:text-properties fo:language="bg" fo:country="BG"/>
    </style:style>
    <style:style style:parent-style-name="633" style:family="text" style:name="T183">
      <style:text-properties fo:language="bg" fo:country="BG"/>
    </style:style>
    <style:style style:parent-style-name="633" style:family="text" style:name="T184">
      <style:text-properties/>
    </style:style>
    <style:style style:parent-style-name="642" style:family="paragraph" style:name="P92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185">
      <style:text-properties/>
    </style:style>
    <style:style style:parent-style-name="633" style:family="text" style:name="T186">
      <style:text-properties fo:language="bg" fo:country="BG"/>
    </style:style>
    <style:style style:parent-style-name="633" style:family="text" style:name="T187">
      <style:text-properties/>
    </style:style>
    <style:style style:parent-style-name="642" style:family="paragraph" style:name="P93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188">
      <style:text-properties/>
    </style:style>
    <style:style style:parent-style-name="633" style:family="text" style:name="T189">
      <style:text-properties fo:language="bg" fo:country="BG"/>
    </style:style>
    <style:style style:parent-style-name="633" style:family="text" style:name="T190">
      <style:text-properties/>
    </style:style>
    <style:style style:parent-style-name="642" style:family="paragraph" style:name="P94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191">
      <style:text-properties/>
    </style:style>
    <style:style style:parent-style-name="633" style:family="text" style:name="T192">
      <style:text-properties fo:language="bg" fo:country="BG"/>
    </style:style>
    <style:style style:parent-style-name="633" style:family="text" style:name="T193">
      <style:text-properties/>
    </style:style>
    <style:style style:parent-style-name="642" style:family="paragraph" style:name="P95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194">
      <style:text-properties/>
    </style:style>
    <style:style style:parent-style-name="633" style:family="text" style:name="T195">
      <style:text-properties fo:language="bg" fo:country="BG"/>
    </style:style>
    <style:style style:parent-style-name="633" style:family="text" style:name="T196">
      <style:text-properties/>
    </style:style>
    <style:style style:parent-style-name="641" style:family="paragraph" style:name="P96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197">
      <style:text-properties/>
    </style:style>
    <style:style style:parent-style-name="633" style:family="text" style:name="T198">
      <style:text-properties fo:language="bg" fo:country="BG"/>
    </style:style>
    <style:style style:parent-style-name="633" style:family="text" style:name="T199">
      <style:text-properties/>
    </style:style>
    <style:style style:parent-style-name="642" style:family="paragraph" style:name="P97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200">
      <style:text-properties/>
    </style:style>
    <style:style style:parent-style-name="633" style:family="text" style:name="T201">
      <style:text-properties fo:language="bg" fo:country="BG"/>
    </style:style>
    <style:style style:parent-style-name="633" style:family="text" style:name="T202">
      <style:text-properties/>
    </style:style>
    <style:style style:parent-style-name="642" style:family="paragraph" style:name="P98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203">
      <style:text-properties/>
    </style:style>
    <style:style style:parent-style-name="633" style:family="text" style:name="T204">
      <style:text-properties fo:language="bg" fo:country="BG"/>
    </style:style>
    <style:style style:parent-style-name="633" style:family="text" style:name="T205">
      <style:text-properties/>
    </style:style>
    <style:style style:parent-style-name="642" style:family="paragraph" style:name="P99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206">
      <style:text-properties/>
    </style:style>
    <style:style style:parent-style-name="633" style:family="text" style:name="T207">
      <style:text-properties fo:language="bg" fo:country="BG"/>
    </style:style>
    <style:style style:parent-style-name="633" style:family="text" style:name="T208">
      <style:text-properties/>
    </style:style>
    <style:style style:parent-style-name="642" style:family="paragraph" style:name="P100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209">
      <style:text-properties/>
    </style:style>
    <style:style style:parent-style-name="633" style:family="text" style:name="T210">
      <style:text-properties fo:language="bg" fo:country="BG"/>
    </style:style>
    <style:style style:parent-style-name="633" style:family="text" style:name="T211">
      <style:text-properties/>
    </style:style>
    <style:style style:parent-style-name="642" style:family="paragraph" style:name="P101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212">
      <style:text-properties/>
    </style:style>
    <style:style style:parent-style-name="633" style:family="text" style:name="T213">
      <style:text-properties fo:language="bg" fo:country="BG"/>
    </style:style>
    <style:style style:parent-style-name="633" style:family="text" style:name="T214">
      <style:text-properties/>
    </style:style>
    <style:style style:parent-style-name="641" style:family="paragraph" style:name="P102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215">
      <style:text-properties/>
    </style:style>
    <style:style style:parent-style-name="633" style:family="text" style:name="T216">
      <style:text-properties fo:language="bg" fo:country="BG"/>
    </style:style>
    <style:style style:parent-style-name="633" style:family="text" style:name="T217">
      <style:text-properties/>
    </style:style>
    <style:style style:parent-style-name="642" style:family="paragraph" style:name="P103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218">
      <style:text-properties/>
    </style:style>
    <style:style style:parent-style-name="633" style:family="text" style:name="T219">
      <style:text-properties fo:language="bg" fo:country="BG"/>
    </style:style>
    <style:style style:parent-style-name="633" style:family="text" style:name="T220">
      <style:text-properties/>
    </style:style>
    <style:style style:parent-style-name="642" style:family="paragraph" style:name="P104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221">
      <style:text-properties/>
    </style:style>
    <style:style style:parent-style-name="633" style:family="text" style:name="T222">
      <style:text-properties fo:language="bg" fo:country="BG"/>
    </style:style>
    <style:style style:parent-style-name="633" style:family="text" style:name="T223">
      <style:text-properties/>
    </style:style>
    <style:style style:parent-style-name="642" style:family="paragraph" style:name="P105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224">
      <style:text-properties/>
    </style:style>
    <style:style style:parent-style-name="633" style:family="text" style:name="T225">
      <style:text-properties fo:language="bg" fo:country="BG"/>
    </style:style>
    <style:style style:parent-style-name="633" style:family="text" style:name="T226">
      <style:text-properties/>
    </style:style>
    <style:style style:parent-style-name="642" style:family="paragraph" style:name="P106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227">
      <style:text-properties/>
    </style:style>
    <style:style style:parent-style-name="633" style:family="text" style:name="T228">
      <style:text-properties fo:language="bg" fo:country="BG"/>
    </style:style>
    <style:style style:parent-style-name="633" style:family="text" style:name="T229">
      <style:text-properties/>
    </style:style>
    <style:style style:parent-style-name="642" style:family="paragraph" style:name="P107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230">
      <style:text-properties/>
    </style:style>
    <style:style style:parent-style-name="633" style:family="text" style:name="T231">
      <style:text-properties fo:language="bg" fo:country="BG"/>
    </style:style>
    <style:style style:parent-style-name="633" style:family="text" style:name="T232">
      <style:text-properties fo:language="bg" fo:country="BG"/>
    </style:style>
    <style:style style:parent-style-name="633" style:family="text" style:name="T233">
      <style:text-properties/>
    </style:style>
    <style:style style:parent-style-name="641" style:family="paragraph" style:name="P108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234">
      <style:text-properties/>
    </style:style>
    <style:style style:parent-style-name="633" style:family="text" style:name="T235">
      <style:text-properties fo:language="bg" fo:country="BG"/>
    </style:style>
    <style:style style:parent-style-name="633" style:family="text" style:name="T236">
      <style:text-properties/>
    </style:style>
    <style:style style:parent-style-name="642" style:family="paragraph" style:name="P109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237">
      <style:text-properties/>
    </style:style>
    <style:style style:parent-style-name="633" style:family="text" style:name="T238">
      <style:text-properties fo:language="bg" fo:country="BG"/>
    </style:style>
    <style:style style:parent-style-name="633" style:family="text" style:name="T239">
      <style:text-properties/>
    </style:style>
    <style:style style:parent-style-name="642" style:family="paragraph" style:name="P110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240">
      <style:text-properties/>
    </style:style>
    <style:style style:parent-style-name="633" style:family="text" style:name="T241">
      <style:text-properties fo:language="bg" fo:country="BG"/>
    </style:style>
    <style:style style:parent-style-name="633" style:family="text" style:name="T242">
      <style:text-properties/>
    </style:style>
    <style:style style:parent-style-name="642" style:family="paragraph" style:name="P111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243">
      <style:text-properties/>
    </style:style>
    <style:style style:parent-style-name="633" style:family="text" style:name="T244">
      <style:text-properties fo:language="bg" fo:country="BG"/>
    </style:style>
    <style:style style:parent-style-name="633" style:family="text" style:name="T245">
      <style:text-properties/>
    </style:style>
    <style:style style:parent-style-name="642" style:family="paragraph" style:name="P112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246">
      <style:text-properties/>
    </style:style>
    <style:style style:parent-style-name="633" style:family="text" style:name="T247">
      <style:text-properties fo:language="bg" fo:country="BG"/>
    </style:style>
    <style:style style:parent-style-name="633" style:family="text" style:name="T248">
      <style:text-properties/>
    </style:style>
    <style:style style:parent-style-name="642" style:family="paragraph" style:name="P113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249">
      <style:text-properties/>
    </style:style>
    <style:style style:parent-style-name="633" style:family="text" style:name="T250">
      <style:text-properties fo:language="bg" fo:country="BG"/>
    </style:style>
    <style:style style:parent-style-name="633" style:family="text" style:name="T251">
      <style:text-properties/>
    </style:style>
    <style:style style:parent-style-name="642" style:family="paragraph" style:name="P114">
      <style:paragraph-properties>
        <style:tab-stops>
          <style:tab-stop style:position="17cm" style:type="right" style:leader-type="dotted" style:leader-style="dotted"/>
        </style:tab-stops>
      </style:paragraph-properties>
    </style:style>
    <style:style style:parent-style-name="633" style:family="text" style:name="T252">
      <style:text-properties/>
    </style:style>
    <style:style style:parent-style-name="633" style:family="text" style:name="T253">
      <style:text-properties fo:language="bg" fo:country="BG"/>
    </style:style>
    <style:style style:parent-style-name="633" style:family="text" style:name="T254">
      <style:text-properties/>
    </style:style>
    <style:style style:parent-style-name="660" style:family="paragraph" style:name="P115">
      <style:paragraph-properties fo:margin-left="0cm" fo:margin-right="0cm" fo:text-indent="0cm"/>
    </style:style>
    <style:style style:family="text" style:name="T255">
      <style:text-properties fo:language="bg" fo:country="BG"/>
    </style:style>
    <style:style style:family="text" style:name="T256">
      <style:text-properties fo:language="bg" fo:country="BG"/>
    </style:style>
    <style:style style:family="text" style:name="T257">
      <style:text-properties fo:language="bg" fo:country="BG"/>
    </style:style>
    <style:style style:parent-style-name="660" style:family="paragraph" style:name="P116">
      <style:paragraph-properties fo:margin-left="0cm" fo:margin-right="0cm" fo:text-indent="0cm"/>
    </style:style>
    <style:style style:family="text" style:name="T258">
      <style:text-properties fo:language="bg" fo:country="BG"/>
    </style:style>
    <style:style style:family="text" style:name="T259">
      <style:text-properties fo:language="bg" fo:country="BG"/>
    </style:style>
    <style:style style:parent-style-name="661" style:family="paragraph" style:name="P117">
      <style:paragraph-properties/>
    </style:style>
    <style:style style:family="text" style:name="T260">
      <style:text-properties fo:language="bg" fo:country="BG"/>
    </style:style>
    <style:style style:family="text" style:name="T261">
      <style:text-properties fo:font-size="14pt" fo:language="bg" fo:country="BG"/>
    </style:style>
    <style:style style:parent-style-name="653" style:list-style-name="WWNum1" style:family="paragraph" style:name="P118">
      <style:paragraph-properties/>
    </style:style>
    <style:style style:family="text" style:name="T262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263">
      <style:text-properties fo:language="bg" fo:country="BG"/>
    </style:style>
    <style:style style:parent-style-name="653" style:list-style-name="WWNum1" style:family="paragraph" style:name="P119">
      <style:paragraph-properties/>
    </style:style>
    <style:style style:family="text" style:name="T264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265">
      <style:text-properties fo:language="bg" fo:country="BG"/>
    </style:style>
    <style:style style:parent-style-name="653" style:list-style-name="WWNum1" style:family="paragraph" style:name="P120">
      <style:paragraph-properties/>
    </style:style>
    <style:style style:family="text" style:name="T266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267">
      <style:text-properties fo:language="bg" fo:country="BG"/>
    </style:style>
    <style:style style:parent-style-name="653" style:list-style-name="WWNum1" style:family="paragraph" style:name="P121">
      <style:paragraph-properties/>
    </style:style>
    <style:style style:family="text" style:name="T268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269">
      <style:text-properties fo:language="bg" fo:country="BG"/>
    </style:style>
    <style:style style:parent-style-name="653" style:list-style-name="WWNum1" style:family="paragraph" style:name="P122">
      <style:paragraph-properties/>
    </style:style>
    <style:style style:family="text" style:name="T270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271">
      <style:text-properties fo:language="bg" fo:country="BG"/>
    </style:style>
    <style:style style:parent-style-name="661" style:family="paragraph" style:name="P123">
      <style:paragraph-properties/>
    </style:style>
    <style:style style:family="text" style:name="T272">
      <style:text-properties fo:language="bg" fo:country="BG"/>
    </style:style>
    <style:style style:family="text" style:name="T273">
      <style:text-properties fo:font-size="14pt" fo:language="bg" fo:country="BG"/>
    </style:style>
    <style:style style:parent-style-name="653" style:list-style-name="WWNum1" style:family="paragraph" style:name="P124">
      <style:paragraph-properties/>
    </style:style>
    <style:style style:family="text" style:name="T274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 fo:background-color="#ffff00"/>
    </style:style>
    <style:style style:family="text" style:name="T275">
      <style:text-properties fo:language="bg" fo:country="BG"/>
    </style:style>
    <style:style style:parent-style-name="653" style:list-style-name="WWNum1" style:family="paragraph" style:name="P125">
      <style:paragraph-properties/>
    </style:style>
    <style:style style:family="text" style:name="T276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 fo:background-color="#ffff00"/>
    </style:style>
    <style:style style:family="text" style:name="T277">
      <style:text-properties fo:language="bg" fo:country="BG"/>
    </style:style>
    <style:style style:parent-style-name="653" style:list-style-name="WWNum1" style:family="paragraph" style:name="P126">
      <style:paragraph-properties/>
    </style:style>
    <style:style style:family="text" style:name="T278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 fo:background-color="#ffff00"/>
    </style:style>
    <style:style style:family="text" style:name="T279">
      <style:text-properties fo:language="bg" fo:country="BG"/>
    </style:style>
    <style:style style:parent-style-name="653" style:list-style-name="WWNum1" style:family="paragraph" style:name="P127">
      <style:paragraph-properties/>
    </style:style>
    <style:style style:family="text" style:name="T280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 fo:background-color="#ffff00"/>
    </style:style>
    <style:style style:family="text" style:name="T281">
      <style:text-properties fo:language="bg" fo:country="BG"/>
    </style:style>
    <style:style style:parent-style-name="653" style:list-style-name="WWNum1" style:family="paragraph" style:name="P128">
      <style:paragraph-properties/>
    </style:style>
    <style:style style:family="text" style:name="T282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 fo:background-color="#ffff00"/>
    </style:style>
    <style:style style:family="text" style:name="T283">
      <style:text-properties fo:language="bg" fo:country="BG"/>
    </style:style>
    <style:style style:parent-style-name="653" style:list-style-name="WWNum1" style:family="paragraph" style:name="P129">
      <style:paragraph-properties/>
    </style:style>
    <style:style style:family="text" style:name="T284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 fo:background-color="#ffff00"/>
    </style:style>
    <style:style style:family="text" style:name="T285">
      <style:text-properties fo:language="bg" fo:country="BG"/>
    </style:style>
    <style:style style:parent-style-name="661" style:family="paragraph" style:name="P130">
      <style:paragraph-properties/>
    </style:style>
    <style:style style:family="text" style:name="T286">
      <style:text-properties fo:language="bg" fo:country="BG"/>
    </style:style>
    <style:style style:family="text" style:name="T287">
      <style:text-properties fo:font-size="14pt" fo:language="bg" fo:country="BG"/>
    </style:style>
    <style:style style:parent-style-name="653" style:list-style-name="WWNum1" style:family="paragraph" style:name="P131">
      <style:paragraph-properties/>
    </style:style>
    <style:style style:family="text" style:name="T288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289">
      <style:text-properties fo:language="bg" fo:country="BG"/>
    </style:style>
    <style:style style:parent-style-name="653" style:list-style-name="WWNum1" style:family="paragraph" style:name="P132">
      <style:paragraph-properties/>
    </style:style>
    <style:style style:family="text" style:name="T290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291">
      <style:text-properties fo:language="bg" fo:country="BG"/>
    </style:style>
    <style:style style:parent-style-name="653" style:list-style-name="WWNum1" style:family="paragraph" style:name="P133">
      <style:paragraph-properties/>
    </style:style>
    <style:style style:family="text" style:name="T292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293">
      <style:text-properties fo:language="bg" fo:country="BG"/>
    </style:style>
    <style:style style:parent-style-name="653" style:list-style-name="WWNum1" style:family="paragraph" style:name="P134">
      <style:paragraph-properties/>
    </style:style>
    <style:style style:family="text" style:name="T294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295">
      <style:text-properties fo:language="bg" fo:country="BG"/>
    </style:style>
    <style:style style:parent-style-name="653" style:list-style-name="WWNum1" style:family="paragraph" style:name="P135">
      <style:paragraph-properties/>
    </style:style>
    <style:style style:family="text" style:name="T296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297">
      <style:text-properties fo:language="bg" fo:country="BG"/>
    </style:style>
    <style:style style:parent-style-name="653" style:list-style-name="WWNum1" style:family="paragraph" style:name="P136">
      <style:paragraph-properties/>
    </style:style>
    <style:style style:family="text" style:name="T298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299">
      <style:text-properties fo:language="bg" fo:country="BG"/>
    </style:style>
    <style:style style:parent-style-name="661" style:family="paragraph" style:name="P137">
      <style:paragraph-properties/>
    </style:style>
    <style:style style:family="text" style:name="T300">
      <style:text-properties fo:language="bg" fo:country="BG"/>
    </style:style>
    <style:style style:family="text" style:name="T301">
      <style:text-properties fo:font-size="14pt" fo:language="bg" fo:country="BG"/>
    </style:style>
    <style:style style:parent-style-name="653" style:list-style-name="WWNum1" style:family="paragraph" style:name="P138">
      <style:paragraph-properties/>
    </style:style>
    <style:style style:family="text" style:name="T302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303">
      <style:text-properties fo:language="bg" fo:country="BG"/>
    </style:style>
    <style:style style:parent-style-name="653" style:list-style-name="WWNum1" style:family="paragraph" style:name="P139">
      <style:paragraph-properties/>
    </style:style>
    <style:style style:family="text" style:name="T304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305">
      <style:text-properties fo:language="bg" fo:country="BG"/>
    </style:style>
    <style:style style:parent-style-name="653" style:list-style-name="WWNum1" style:family="paragraph" style:name="P140">
      <style:paragraph-properties/>
    </style:style>
    <style:style style:family="text" style:name="T306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307">
      <style:text-properties fo:language="bg" fo:country="BG"/>
    </style:style>
    <style:style style:parent-style-name="653" style:list-style-name="WWNum1" style:family="paragraph" style:name="P141">
      <style:paragraph-properties/>
    </style:style>
    <style:style style:family="text" style:name="T308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309">
      <style:text-properties fo:language="bg" fo:country="BG"/>
    </style:style>
    <style:style style:parent-style-name="653" style:list-style-name="WWNum1" style:family="paragraph" style:name="P142">
      <style:paragraph-properties/>
    </style:style>
    <style:style style:family="text" style:name="T310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311">
      <style:text-properties fo:language="bg" fo:country="BG"/>
    </style:style>
    <style:style style:parent-style-name="653" style:list-style-name="WWNum1" style:family="paragraph" style:name="P143">
      <style:paragraph-properties/>
    </style:style>
    <style:style style:family="text" style:name="T312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313">
      <style:text-properties fo:language="bg" fo:country="BG"/>
    </style:style>
    <style:style style:parent-style-name="661" style:family="paragraph" style:name="P144">
      <style:paragraph-properties/>
    </style:style>
    <style:style style:family="text" style:name="T314">
      <style:text-properties fo:language="bg" fo:country="BG"/>
    </style:style>
    <style:style style:family="text" style:name="T315">
      <style:text-properties fo:font-size="14pt" fo:language="bg" fo:country="BG"/>
    </style:style>
    <style:style style:parent-style-name="653" style:list-style-name="WWNum1" style:family="paragraph" style:name="P145">
      <style:paragraph-properties/>
    </style:style>
    <style:style style:family="text" style:name="T316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317">
      <style:text-properties fo:language="bg" fo:country="BG"/>
    </style:style>
    <style:style style:parent-style-name="653" style:list-style-name="WWNum1" style:family="paragraph" style:name="P146">
      <style:paragraph-properties/>
    </style:style>
    <style:style style:family="text" style:name="T318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319">
      <style:text-properties fo:language="bg" fo:country="BG"/>
    </style:style>
    <style:style style:parent-style-name="661" style:family="paragraph" style:name="P147">
      <style:paragraph-properties/>
    </style:style>
    <style:style style:family="text" style:name="T320">
      <style:text-properties fo:language="bg" fo:country="BG"/>
    </style:style>
    <style:style style:family="text" style:name="T321">
      <style:text-properties fo:font-size="14pt" fo:language="bg" fo:country="BG"/>
    </style:style>
    <style:style style:parent-style-name="653" style:list-style-name="WWNum1" style:family="paragraph" style:name="P148">
      <style:paragraph-properties/>
    </style:style>
    <style:style style:family="text" style:name="T322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323">
      <style:text-properties fo:language="bg" fo:country="BG"/>
    </style:style>
    <style:style style:parent-style-name="653" style:list-style-name="WWNum1" style:family="paragraph" style:name="P149">
      <style:paragraph-properties/>
    </style:style>
    <style:style style:family="text" style:name="T324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325">
      <style:text-properties fo:language="bg" fo:country="BG"/>
    </style:style>
    <style:style style:parent-style-name="653" style:list-style-name="WWNum1" style:family="paragraph" style:name="P150">
      <style:paragraph-properties/>
    </style:style>
    <style:style style:family="text" style:name="T326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327">
      <style:text-properties fo:language="bg" fo:country="BG"/>
    </style:style>
    <style:style style:parent-style-name="653" style:list-style-name="WWNum1" style:family="paragraph" style:name="P151">
      <style:paragraph-properties/>
    </style:style>
    <style:style style:family="text" style:name="T328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329">
      <style:text-properties fo:language="bg" fo:country="BG"/>
    </style:style>
    <style:style style:parent-style-name="661" style:family="paragraph" style:name="P152">
      <style:paragraph-properties/>
    </style:style>
    <style:style style:family="text" style:name="T330">
      <style:text-properties fo:language="bg" fo:country="BG"/>
    </style:style>
    <style:style style:family="text" style:name="T331">
      <style:text-properties fo:font-size="14pt" fo:language="bg" fo:country="BG"/>
    </style:style>
    <style:style style:parent-style-name="653" style:list-style-name="WWNum1" style:family="paragraph" style:name="P153">
      <style:paragraph-properties/>
    </style:style>
    <style:style style:family="text" style:name="T332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333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334">
      <style:text-properties fo:language="bg" fo:country="BG"/>
    </style:style>
    <style:style style:parent-style-name="661" style:family="paragraph" style:name="P154">
      <style:paragraph-properties/>
    </style:style>
    <style:style style:family="text" style:name="T335">
      <style:text-properties fo:language="bg" fo:country="BG"/>
    </style:style>
    <style:style style:family="text" style:name="T336">
      <style:text-properties fo:font-size="14pt" fo:language="bg" fo:country="BG"/>
    </style:style>
    <style:style style:parent-style-name="660" style:list-style-name="WWNum2" style:family="paragraph" style:name="P155">
      <style:paragraph-properties/>
    </style:style>
    <style:style style:family="text" style:name="T337">
      <style:text-properties fo:language="bg" fo:country="BG"/>
    </style:style>
    <style:style style:family="text" style:name="T338">
      <style:text-properties fo:language="bg" fo:country="BG"/>
    </style:style>
    <style:style style:parent-style-name="661" style:family="paragraph" style:name="P156">
      <style:paragraph-properties/>
    </style:style>
    <style:style style:family="text" style:name="T339">
      <style:text-properties fo:language="bg" fo:country="BG"/>
    </style:style>
    <style:style style:family="text" style:name="T340">
      <style:text-properties fo:font-size="14pt" fo:language="bg" fo:country="BG"/>
    </style:style>
    <style:style style:parent-style-name="653" style:list-style-name="WWNum1" style:family="paragraph" style:name="P157">
      <style:paragraph-properties/>
    </style:style>
    <style:style style:family="text" style:name="T341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342">
      <style:text-properties fo:language="bg" fo:country="BG"/>
    </style:style>
    <style:style style:parent-style-name="653" style:list-style-name="WWNum1" style:family="paragraph" style:name="P158">
      <style:paragraph-properties/>
    </style:style>
    <style:style style:family="text" style:name="T343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344">
      <style:text-properties fo:language="bg" fo:country="BG"/>
    </style:style>
    <style:style style:parent-style-name="653" style:list-style-name="WWNum1" style:family="paragraph" style:name="P159">
      <style:paragraph-properties/>
    </style:style>
    <style:style style:family="text" style:name="T345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346">
      <style:text-properties fo:language="bg" fo:country="BG"/>
    </style:style>
    <style:style style:parent-style-name="653" style:list-style-name="WWNum1" style:family="paragraph" style:name="P160">
      <style:paragraph-properties/>
    </style:style>
    <style:style style:family="text" style:name="T347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348">
      <style:text-properties fo:language="bg" fo:country="BG"/>
    </style:style>
    <style:style style:parent-style-name="661" style:family="paragraph" style:name="P161">
      <style:paragraph-properties/>
    </style:style>
    <style:style style:family="text" style:name="T349">
      <style:text-properties fo:language="bg" fo:country="BG"/>
    </style:style>
    <style:style style:family="text" style:name="T350">
      <style:text-properties fo:font-size="14pt" fo:language="bg" fo:country="BG"/>
    </style:style>
    <style:style style:parent-style-name="653" style:list-style-name="WWNum1" style:family="paragraph" style:name="P162">
      <style:paragraph-properties/>
    </style:style>
    <style:style style:family="text" style:name="T351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352">
      <style:text-properties fo:language="bg" fo:country="BG"/>
    </style:style>
    <style:style style:parent-style-name="653" style:list-style-name="WWNum1" style:family="paragraph" style:name="P163">
      <style:paragraph-properties/>
    </style:style>
    <style:style style:family="text" style:name="T353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354">
      <style:text-properties fo:language="bg" fo:country="BG"/>
    </style:style>
    <style:style style:parent-style-name="653" style:list-style-name="WWNum1" style:family="paragraph" style:name="P164">
      <style:paragraph-properties/>
    </style:style>
    <style:style style:family="text" style:name="T355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356">
      <style:text-properties fo:language="bg" fo:country="BG"/>
    </style:style>
    <style:style style:parent-style-name="653" style:list-style-name="WWNum1" style:family="paragraph" style:name="P165">
      <style:paragraph-properties/>
    </style:style>
    <style:style style:family="text" style:name="T357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358">
      <style:text-properties fo:language="bg" fo:country="BG"/>
    </style:style>
    <style:style style:parent-style-name="661" style:family="paragraph" style:name="P166">
      <style:paragraph-properties/>
    </style:style>
    <style:style style:family="text" style:name="T359">
      <style:text-properties fo:language="bg" fo:country="BG"/>
    </style:style>
    <style:style style:family="text" style:name="T360">
      <style:text-properties fo:font-size="14pt" fo:language="bg" fo:country="BG"/>
    </style:style>
    <style:style style:parent-style-name="653" style:list-style-name="WWNum1" style:family="paragraph" style:name="P167">
      <style:paragraph-properties/>
    </style:style>
    <style:style style:family="text" style:name="T361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362">
      <style:text-properties fo:language="bg" fo:country="BG"/>
    </style:style>
    <style:style style:parent-style-name="653" style:list-style-name="WWNum1" style:family="paragraph" style:name="P168">
      <style:paragraph-properties/>
    </style:style>
    <style:style style:family="text" style:name="T363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364">
      <style:text-properties fo:language="bg" fo:country="BG"/>
    </style:style>
    <style:style style:parent-style-name="653" style:list-style-name="WWNum1" style:family="paragraph" style:name="P169">
      <style:paragraph-properties/>
    </style:style>
    <style:style style:family="text" style:name="T365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366">
      <style:text-properties fo:language="bg" fo:country="BG"/>
    </style:style>
    <style:style style:parent-style-name="653" style:list-style-name="WWNum1" style:family="paragraph" style:name="P170">
      <style:paragraph-properties/>
    </style:style>
    <style:style style:family="text" style:name="T367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368">
      <style:text-properties fo:language="bg" fo:country="BG"/>
    </style:style>
    <style:style style:parent-style-name="661" style:family="paragraph" style:name="P171">
      <style:paragraph-properties/>
    </style:style>
    <style:style style:family="text" style:name="T369">
      <style:text-properties fo:language="bg" fo:country="BG"/>
    </style:style>
    <style:style style:family="text" style:name="T370">
      <style:text-properties fo:font-size="14pt" fo:language="bg" fo:country="BG"/>
    </style:style>
    <style:style style:parent-style-name="653" style:list-style-name="WWNum1" style:family="paragraph" style:name="P172">
      <style:paragraph-properties/>
    </style:style>
    <style:style style:family="text" style:name="T371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372">
      <style:text-properties fo:language="bg" fo:country="BG"/>
    </style:style>
    <style:style style:parent-style-name="653" style:list-style-name="WWNum1" style:family="paragraph" style:name="P173">
      <style:paragraph-properties/>
    </style:style>
    <style:style style:family="text" style:name="T373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374">
      <style:text-properties fo:language="bg" fo:country="BG"/>
    </style:style>
    <style:style style:parent-style-name="653" style:list-style-name="WWNum1" style:family="paragraph" style:name="P174">
      <style:paragraph-properties/>
    </style:style>
    <style:style style:family="text" style:name="T375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376">
      <style:text-properties fo:language="bg" fo:country="BG"/>
    </style:style>
    <style:style style:parent-style-name="653" style:list-style-name="WWNum1" style:family="paragraph" style:name="P175">
      <style:paragraph-properties/>
    </style:style>
    <style:style style:family="text" style:name="T377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378">
      <style:text-properties fo:language="bg" fo:country="BG"/>
    </style:style>
    <style:style style:parent-style-name="653" style:list-style-name="WWNum1" style:family="paragraph" style:name="P176">
      <style:paragraph-properties/>
    </style:style>
    <style:style style:family="text" style:name="T379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380">
      <style:text-properties fo:language="bg" fo:country="BG"/>
    </style:style>
    <style:style style:parent-style-name="661" style:family="paragraph" style:name="P177">
      <style:paragraph-properties/>
    </style:style>
    <style:style style:family="text" style:name="T381">
      <style:text-properties fo:language="bg" fo:country="BG"/>
    </style:style>
    <style:style style:family="text" style:name="T382">
      <style:text-properties fo:font-size="14pt" fo:language="bg" fo:country="BG"/>
    </style:style>
    <style:style style:parent-style-name="653" style:list-style-name="WWNum1" style:family="paragraph" style:name="P178">
      <style:paragraph-properties/>
    </style:style>
    <style:style style:family="text" style:name="T383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384">
      <style:text-properties fo:language="bg" fo:country="BG"/>
    </style:style>
    <style:style style:parent-style-name="653" style:list-style-name="WWNum1" style:family="paragraph" style:name="P179">
      <style:paragraph-properties/>
    </style:style>
    <style:style style:family="text" style:name="T385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386">
      <style:text-properties fo:language="bg" fo:country="BG"/>
    </style:style>
    <style:style style:parent-style-name="653" style:list-style-name="WWNum1" style:family="paragraph" style:name="P180">
      <style:paragraph-properties/>
    </style:style>
    <style:style style:family="text" style:name="T387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388">
      <style:text-properties fo:language="bg" fo:country="BG"/>
    </style:style>
    <style:style style:parent-style-name="653" style:list-style-name="WWNum1" style:family="paragraph" style:name="P181">
      <style:paragraph-properties/>
    </style:style>
    <style:style style:family="text" style:name="T389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390">
      <style:text-properties fo:language="bg" fo:country="BG"/>
    </style:style>
    <style:style style:parent-style-name="653" style:list-style-name="WWNum1" style:family="paragraph" style:name="P182">
      <style:paragraph-properties/>
    </style:style>
    <style:style style:family="text" style:name="T391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392">
      <style:text-properties fo:language="bg" fo:country="BG"/>
    </style:style>
    <style:style style:parent-style-name="661" style:family="paragraph" style:name="P183">
      <style:paragraph-properties/>
    </style:style>
    <style:style style:family="text" style:name="T393">
      <style:text-properties fo:language="bg" fo:country="BG"/>
    </style:style>
    <style:style style:family="text" style:name="T394">
      <style:text-properties fo:font-size="14pt" fo:language="bg" fo:country="BG"/>
    </style:style>
    <style:style style:parent-style-name="653" style:list-style-name="WWNum1" style:family="paragraph" style:name="P184">
      <style:paragraph-properties/>
    </style:style>
    <style:style style:family="text" style:name="T395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396">
      <style:text-properties fo:language="bg" fo:country="BG"/>
    </style:style>
    <style:style style:parent-style-name="653" style:list-style-name="WWNum1" style:family="paragraph" style:name="P185">
      <style:paragraph-properties/>
    </style:style>
    <style:style style:family="text" style:name="T397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398">
      <style:text-properties fo:language="bg" fo:country="BG"/>
    </style:style>
    <style:style style:parent-style-name="653" style:list-style-name="WWNum1" style:family="paragraph" style:name="P186">
      <style:paragraph-properties/>
    </style:style>
    <style:style style:family="text" style:name="T399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400">
      <style:text-properties fo:language="bg" fo:country="BG"/>
    </style:style>
    <style:style style:parent-style-name="653" style:list-style-name="WWNum1" style:family="paragraph" style:name="P187">
      <style:paragraph-properties/>
    </style:style>
    <style:style style:family="text" style:name="T401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402">
      <style:text-properties fo:language="bg" fo:country="BG"/>
    </style:style>
    <style:style style:parent-style-name="661" style:family="paragraph" style:name="P188">
      <style:paragraph-properties/>
    </style:style>
    <style:style style:family="text" style:name="T403">
      <style:text-properties fo:language="bg" fo:country="BG"/>
    </style:style>
    <style:style style:family="text" style:name="T404">
      <style:text-properties fo:font-size="14pt" fo:language="bg" fo:country="BG"/>
    </style:style>
    <style:style style:parent-style-name="653" style:list-style-name="WWNum1" style:family="paragraph" style:name="P189">
      <style:paragraph-properties/>
    </style:style>
    <style:style style:family="text" style:name="T405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406">
      <style:text-properties fo:language="bg" fo:country="BG"/>
    </style:style>
    <style:style style:parent-style-name="653" style:list-style-name="WWNum1" style:family="paragraph" style:name="P190">
      <style:paragraph-properties/>
    </style:style>
    <style:style style:family="text" style:name="T407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408">
      <style:text-properties fo:language="bg" fo:country="BG"/>
    </style:style>
    <style:style style:parent-style-name="653" style:list-style-name="WWNum1" style:family="paragraph" style:name="P191">
      <style:paragraph-properties/>
    </style:style>
    <style:style style:family="text" style:name="T409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410">
      <style:text-properties fo:language="bg" fo:country="BG"/>
    </style:style>
    <style:style style:parent-style-name="653" style:list-style-name="WWNum1" style:family="paragraph" style:name="P192">
      <style:paragraph-properties/>
    </style:style>
    <style:style style:family="text" style:name="T411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412">
      <style:text-properties fo:language="bg" fo:country="BG"/>
    </style:style>
    <style:style style:parent-style-name="653" style:list-style-name="WWNum1" style:family="paragraph" style:name="P193">
      <style:paragraph-properties/>
    </style:style>
    <style:style style:family="text" style:name="T413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414">
      <style:text-properties fo:language="bg" fo:country="BG"/>
    </style:style>
    <style:style style:parent-style-name="653" style:list-style-name="WWNum1" style:family="paragraph" style:name="P194">
      <style:paragraph-properties/>
    </style:style>
    <style:style style:family="text" style:name="T415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416">
      <style:text-properties fo:language="bg" fo:country="BG"/>
    </style:style>
    <style:style style:parent-style-name="661" style:family="paragraph" style:name="P195">
      <style:paragraph-properties/>
    </style:style>
    <style:style style:family="text" style:name="T417">
      <style:text-properties fo:language="bg" fo:country="BG"/>
    </style:style>
    <style:style style:family="text" style:name="T418">
      <style:text-properties fo:font-size="14pt" fo:language="bg" fo:country="BG"/>
    </style:style>
    <style:style style:parent-style-name="653" style:list-style-name="WWNum1" style:family="paragraph" style:name="P196">
      <style:paragraph-properties/>
    </style:style>
    <style:style style:family="text" style:name="T419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 fo:background-color="#ffff00"/>
    </style:style>
    <style:style style:family="text" style:name="T420">
      <style:text-properties fo:language="bg" fo:country="BG"/>
    </style:style>
    <style:style style:parent-style-name="653" style:list-style-name="WWNum1" style:family="paragraph" style:name="P197">
      <style:paragraph-properties/>
    </style:style>
    <style:style style:family="text" style:name="T421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 fo:background-color="#ffff00"/>
    </style:style>
    <style:style style:family="text" style:name="T422">
      <style:text-properties fo:language="bg" fo:country="BG"/>
    </style:style>
    <style:style style:parent-style-name="653" style:list-style-name="WWNum1" style:family="paragraph" style:name="P198">
      <style:paragraph-properties/>
    </style:style>
    <style:style style:family="text" style:name="T423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 fo:background-color="#ffff00"/>
    </style:style>
    <style:style style:family="text" style:name="T424">
      <style:text-properties fo:language="bg" fo:country="BG"/>
    </style:style>
    <style:style style:parent-style-name="653" style:list-style-name="WWNum1" style:family="paragraph" style:name="P199">
      <style:paragraph-properties/>
    </style:style>
    <style:style style:family="text" style:name="T425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 fo:background-color="#ffff00"/>
    </style:style>
    <style:style style:family="text" style:name="T426">
      <style:text-properties fo:language="bg" fo:country="BG"/>
    </style:style>
    <style:style style:parent-style-name="653" style:list-style-name="WWNum1" style:family="paragraph" style:name="P200">
      <style:paragraph-properties/>
    </style:style>
    <style:style style:family="text" style:name="T427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 fo:background-color="#ffff00"/>
    </style:style>
    <style:style style:family="text" style:name="T428">
      <style:text-properties fo:language="bg" fo:country="BG"/>
    </style:style>
    <style:style style:parent-style-name="660" style:family="paragraph" style:name="P201">
      <style:paragraph-properties fo:margin-left="0cm" fo:margin-right="0cm" fo:text-indent="0cm"/>
    </style:style>
    <style:style style:family="text" style:name="T429">
      <style:text-properties fo:language="bg" fo:country="BG"/>
    </style:style>
    <style:style style:family="text" style:name="T430">
      <style:text-properties fo:font-size="16pt" fo:language="bg" fo:country="BG"/>
    </style:style>
    <style:style style:parent-style-name="661" style:family="paragraph" style:name="P202">
      <style:paragraph-properties/>
    </style:style>
    <style:style style:family="text" style:name="T431">
      <style:text-properties fo:language="bg" fo:country="BG"/>
    </style:style>
    <style:style style:family="text" style:name="T432">
      <style:text-properties fo:font-size="14pt" fo:language="bg" fo:country="BG"/>
    </style:style>
    <style:style style:parent-style-name="653" style:list-style-name="WWNum1" style:family="paragraph" style:name="P203">
      <style:paragraph-properties/>
    </style:style>
    <style:style style:family="text" style:name="T433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434">
      <style:text-properties fo:language="bg" fo:country="BG"/>
    </style:style>
    <style:style style:parent-style-name="653" style:list-style-name="WWNum1" style:family="paragraph" style:name="P204">
      <style:paragraph-properties/>
    </style:style>
    <style:style style:family="text" style:name="T435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436">
      <style:text-properties fo:language="bg" fo:country="BG"/>
    </style:style>
    <style:style style:parent-style-name="653" style:list-style-name="WWNum1" style:family="paragraph" style:name="P205">
      <style:paragraph-properties/>
    </style:style>
    <style:style style:family="text" style:name="T437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438">
      <style:text-properties fo:language="bg" fo:country="BG"/>
    </style:style>
    <style:style style:parent-style-name="653" style:list-style-name="WWNum1" style:family="paragraph" style:name="P206">
      <style:paragraph-properties/>
    </style:style>
    <style:style style:family="text" style:name="T439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440">
      <style:text-properties fo:language="bg" fo:country="BG"/>
    </style:style>
    <style:style style:parent-style-name="661" style:family="paragraph" style:name="P207">
      <style:paragraph-properties/>
    </style:style>
    <style:style style:family="text" style:name="T441">
      <style:text-properties fo:language="bg" fo:country="BG"/>
    </style:style>
    <style:style style:family="text" style:name="T442">
      <style:text-properties fo:font-size="14pt" fo:language="bg" fo:country="BG"/>
    </style:style>
    <style:style style:parent-style-name="653" style:list-style-name="WWNum1" style:family="paragraph" style:name="P208">
      <style:paragraph-properties/>
    </style:style>
    <style:style style:family="text" style:name="T443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444">
      <style:text-properties fo:language="bg" fo:country="BG"/>
    </style:style>
    <style:style style:parent-style-name="653" style:list-style-name="WWNum1" style:family="paragraph" style:name="P209">
      <style:paragraph-properties/>
    </style:style>
    <style:style style:family="text" style:name="T445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446">
      <style:text-properties fo:language="bg" fo:country="BG"/>
    </style:style>
    <style:style style:parent-style-name="653" style:list-style-name="WWNum1" style:family="paragraph" style:name="P210">
      <style:paragraph-properties/>
    </style:style>
    <style:style style:family="text" style:name="T447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448">
      <style:text-properties fo:language="bg" fo:country="BG"/>
    </style:style>
    <style:style style:parent-style-name="653" style:list-style-name="WWNum1" style:family="paragraph" style:name="P211">
      <style:paragraph-properties/>
    </style:style>
    <style:style style:family="text" style:name="T449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450">
      <style:text-properties fo:language="bg" fo:country="BG"/>
    </style:style>
    <style:style style:parent-style-name="653" style:list-style-name="WWNum1" style:family="paragraph" style:name="P212">
      <style:paragraph-properties/>
    </style:style>
    <style:style style:family="text" style:name="T451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452">
      <style:text-properties fo:language="bg" fo:country="BG"/>
    </style:style>
    <style:style style:parent-style-name="661" style:family="paragraph" style:name="P213">
      <style:paragraph-properties/>
    </style:style>
    <style:style style:family="text" style:name="T453">
      <style:text-properties fo:language="bg" fo:country="BG"/>
    </style:style>
    <style:style style:family="text" style:name="T454">
      <style:text-properties fo:font-size="14pt" fo:language="bg" fo:country="BG"/>
    </style:style>
    <style:style style:parent-style-name="653" style:list-style-name="WWNum1" style:family="paragraph" style:name="P214">
      <style:paragraph-properties/>
    </style:style>
    <style:style style:family="text" style:name="T455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456">
      <style:text-properties fo:language="bg" fo:country="BG"/>
    </style:style>
    <style:style style:parent-style-name="653" style:list-style-name="WWNum1" style:family="paragraph" style:name="P215">
      <style:paragraph-properties/>
    </style:style>
    <style:style style:family="text" style:name="T457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458">
      <style:text-properties fo:language="bg" fo:country="BG"/>
    </style:style>
    <style:style style:parent-style-name="653" style:list-style-name="WWNum1" style:family="paragraph" style:name="P216">
      <style:paragraph-properties/>
    </style:style>
    <style:style style:family="text" style:name="T459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460">
      <style:text-properties fo:language="bg" fo:country="BG"/>
    </style:style>
    <style:style style:parent-style-name="653" style:list-style-name="WWNum1" style:family="paragraph" style:name="P217">
      <style:paragraph-properties/>
    </style:style>
    <style:style style:family="text" style:name="T461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462">
      <style:text-properties fo:language="bg" fo:country="BG"/>
    </style:style>
    <style:style style:parent-style-name="653" style:list-style-name="WWNum1" style:family="paragraph" style:name="P218">
      <style:paragraph-properties/>
    </style:style>
    <style:style style:family="text" style:name="T463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464">
      <style:text-properties fo:language="bg" fo:country="BG"/>
    </style:style>
    <style:style style:parent-style-name="661" style:family="paragraph" style:name="P219">
      <style:paragraph-properties/>
    </style:style>
    <style:style style:family="text" style:name="T465">
      <style:text-properties fo:language="bg" fo:country="BG"/>
    </style:style>
    <style:style style:family="text" style:name="T466">
      <style:text-properties fo:font-size="14pt" fo:language="bg" fo:country="BG"/>
    </style:style>
    <style:style style:parent-style-name="653" style:list-style-name="WWNum1" style:family="paragraph" style:name="P220">
      <style:paragraph-properties/>
    </style:style>
    <style:style style:family="text" style:name="T467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468">
      <style:text-properties fo:language="bg" fo:country="BG"/>
    </style:style>
    <style:style style:parent-style-name="653" style:list-style-name="WWNum1" style:family="paragraph" style:name="P221">
      <style:paragraph-properties/>
    </style:style>
    <style:style style:family="text" style:name="T469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470">
      <style:text-properties fo:language="bg" fo:country="BG"/>
    </style:style>
    <style:style style:parent-style-name="653" style:list-style-name="WWNum1" style:family="paragraph" style:name="P222">
      <style:paragraph-properties/>
    </style:style>
    <style:style style:family="text" style:name="T471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472">
      <style:text-properties fo:language="bg" fo:country="BG"/>
    </style:style>
    <style:style style:parent-style-name="653" style:list-style-name="WWNum1" style:family="paragraph" style:name="P223">
      <style:paragraph-properties/>
    </style:style>
    <style:style style:family="text" style:name="T473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474">
      <style:text-properties fo:language="bg" fo:country="BG"/>
    </style:style>
    <style:style style:parent-style-name="661" style:family="paragraph" style:name="P224">
      <style:paragraph-properties/>
    </style:style>
    <style:style style:family="text" style:name="T475">
      <style:text-properties fo:language="bg" fo:country="BG"/>
    </style:style>
    <style:style style:family="text" style:name="T476">
      <style:text-properties fo:font-size="14pt" fo:language="bg" fo:country="BG"/>
    </style:style>
    <style:style style:parent-style-name="653" style:list-style-name="WWNum1" style:family="paragraph" style:name="P225">
      <style:paragraph-properties/>
    </style:style>
    <style:style style:family="text" style:name="T477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478">
      <style:text-properties fo:language="bg" fo:country="BG"/>
    </style:style>
    <style:style style:parent-style-name="653" style:list-style-name="WWNum1" style:family="paragraph" style:name="P226">
      <style:paragraph-properties/>
    </style:style>
    <style:style style:family="text" style:name="T479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480">
      <style:text-properties fo:language="bg" fo:country="BG"/>
    </style:style>
    <style:style style:parent-style-name="653" style:list-style-name="WWNum1" style:family="paragraph" style:name="P227">
      <style:paragraph-properties/>
    </style:style>
    <style:style style:family="text" style:name="T481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482">
      <style:text-properties fo:language="bg" fo:country="BG"/>
    </style:style>
    <style:style style:parent-style-name="653" style:list-style-name="WWNum1" style:family="paragraph" style:name="P228">
      <style:paragraph-properties/>
    </style:style>
    <style:style style:family="text" style:name="T483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484">
      <style:text-properties fo:language="bg" fo:country="BG"/>
    </style:style>
    <style:style style:parent-style-name="653" style:list-style-name="WWNum1" style:family="paragraph" style:name="P229">
      <style:paragraph-properties/>
    </style:style>
    <style:style style:family="text" style:name="T485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486">
      <style:text-properties fo:language="bg" fo:country="BG"/>
    </style:style>
    <style:style style:parent-style-name="653" style:list-style-name="WWNum1" style:family="paragraph" style:name="P230">
      <style:paragraph-properties/>
    </style:style>
    <style:style style:family="text" style:name="T487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488">
      <style:text-properties fo:language="bg" fo:country="BG"/>
    </style:style>
    <style:style style:parent-style-name="661" style:family="paragraph" style:name="P231">
      <style:paragraph-properties/>
    </style:style>
    <style:style style:family="text" style:name="T489">
      <style:text-properties fo:language="bg" fo:country="BG"/>
    </style:style>
    <style:style style:family="text" style:name="T490">
      <style:text-properties fo:font-size="14pt" fo:language="bg" fo:country="BG"/>
    </style:style>
    <style:style style:family="text" style:name="T491">
      <style:text-properties fo:font-size="14pt" fo:language="bg" fo:country="BG"/>
    </style:style>
    <style:style style:parent-style-name="653" style:list-style-name="WWNum1" style:family="paragraph" style:name="P232">
      <style:paragraph-properties/>
    </style:style>
    <style:style style:family="text" style:name="T492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493">
      <style:text-properties fo:language="bg" fo:country="BG"/>
    </style:style>
    <style:style style:parent-style-name="653" style:list-style-name="WWNum1" style:family="paragraph" style:name="P233">
      <style:paragraph-properties/>
    </style:style>
    <style:style style:family="text" style:name="T494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495">
      <style:text-properties fo:language="bg" fo:country="BG"/>
    </style:style>
    <style:style style:parent-style-name="653" style:list-style-name="WWNum1" style:family="paragraph" style:name="P234">
      <style:paragraph-properties/>
    </style:style>
    <style:style style:family="text" style:name="T496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497">
      <style:text-properties fo:language="bg" fo:country="BG"/>
    </style:style>
    <style:style style:parent-style-name="653" style:list-style-name="WWNum1" style:family="paragraph" style:name="P235">
      <style:paragraph-properties/>
    </style:style>
    <style:style style:family="text" style:name="T498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499">
      <style:text-properties fo:language="bg" fo:country="BG"/>
    </style:style>
    <style:style style:parent-style-name="660" style:family="paragraph" style:name="P236">
      <style:paragraph-properties fo:margin-left="0cm" fo:margin-right="0cm" fo:text-indent="0cm"/>
    </style:style>
    <style:style style:family="text" style:name="T500">
      <style:text-properties fo:language="bg" fo:country="BG"/>
    </style:style>
    <style:style style:family="text" style:name="T501">
      <style:text-properties fo:font-size="16pt" fo:language="bg" fo:country="BG"/>
    </style:style>
    <style:style style:family="text" style:name="T502">
      <style:text-properties fo:font-variant="normal" fo:text-transform="none" fo:color="#202124" fo:letter-spacing="0pt" fo:language="bg" fo:country="BG" fo:font-style="normal" fo:font-weight="normal"/>
    </style:style>
    <style:style style:parent-style-name="661" style:family="paragraph" style:name="P237">
      <style:paragraph-properties/>
    </style:style>
    <style:style style:family="text" style:name="T503">
      <style:text-properties fo:language="bg" fo:country="BG"/>
    </style:style>
    <style:style style:family="text" style:name="T504">
      <style:text-properties fo:font-size="14pt" fo:language="bg" fo:country="BG"/>
    </style:style>
    <style:style style:parent-style-name="653" style:list-style-name="WWNum1" style:family="paragraph" style:name="P238">
      <style:paragraph-properties/>
    </style:style>
    <style:style style:family="text" style:name="T505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506">
      <style:text-properties fo:language="bg" fo:country="BG"/>
    </style:style>
    <style:style style:parent-style-name="653" style:list-style-name="WWNum1" style:family="paragraph" style:name="P239">
      <style:paragraph-properties/>
    </style:style>
    <style:style style:family="text" style:name="T507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508">
      <style:text-properties fo:language="bg" fo:country="BG"/>
    </style:style>
    <style:style style:parent-style-name="653" style:list-style-name="WWNum1" style:family="paragraph" style:name="P240">
      <style:paragraph-properties/>
    </style:style>
    <style:style style:family="text" style:name="T509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510">
      <style:text-properties fo:language="bg" fo:country="BG"/>
    </style:style>
    <style:style style:parent-style-name="653" style:list-style-name="WWNum1" style:family="paragraph" style:name="P241">
      <style:paragraph-properties/>
    </style:style>
    <style:style style:family="text" style:name="T511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512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513">
      <style:text-properties fo:language="bg" fo:country="BG"/>
    </style:style>
    <style:style style:parent-style-name="653" style:list-style-name="WWNum1" style:family="paragraph" style:name="P242">
      <style:paragraph-properties/>
    </style:style>
    <style:style style:family="text" style:name="T514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515">
      <style:text-properties fo:language="bg" fo:country="BG"/>
    </style:style>
    <style:style style:parent-style-name="661" style:family="paragraph" style:name="P243">
      <style:paragraph-properties/>
    </style:style>
    <style:style style:family="text" style:name="T516">
      <style:text-properties fo:language="bg" fo:country="BG"/>
    </style:style>
    <style:style style:family="text" style:name="T517">
      <style:text-properties fo:font-size="14pt" fo:language="bg" fo:country="BG"/>
    </style:style>
    <style:style style:parent-style-name="653" style:list-style-name="WWNum1" style:family="paragraph" style:name="P244">
      <style:paragraph-properties/>
    </style:style>
    <style:style style:family="text" style:name="T518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519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520">
      <style:text-properties fo:language="bg" fo:country="BG"/>
    </style:style>
    <style:style style:parent-style-name="653" style:list-style-name="WWNum1" style:family="paragraph" style:name="P245">
      <style:paragraph-properties/>
    </style:style>
    <style:style style:family="text" style:name="T521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522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523">
      <style:text-properties fo:language="bg" fo:country="BG"/>
    </style:style>
    <style:style style:parent-style-name="653" style:list-style-name="WWNum1" style:family="paragraph" style:name="P246">
      <style:paragraph-properties/>
    </style:style>
    <style:style style:family="text" style:name="T524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525">
      <style:text-properties fo:language="bg" fo:country="BG"/>
    </style:style>
    <style:style style:parent-style-name="653" style:list-style-name="WWNum1" style:family="paragraph" style:name="P247">
      <style:paragraph-properties/>
    </style:style>
    <style:style style:family="text" style:name="T526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527">
      <style:text-properties fo:language="bg" fo:country="BG"/>
    </style:style>
    <style:style style:parent-style-name="661" style:family="paragraph" style:name="P248">
      <style:paragraph-properties/>
    </style:style>
    <style:style style:family="text" style:name="T528">
      <style:text-properties fo:language="bg" fo:country="BG"/>
    </style:style>
    <style:style style:family="text" style:name="T529">
      <style:text-properties fo:font-size="14pt" fo:language="bg" fo:country="BG"/>
    </style:style>
    <style:style style:family="text" style:name="T530">
      <style:text-properties fo:font-size="14pt" fo:language="en" fo:country="US"/>
    </style:style>
    <style:style style:family="text" style:name="T531">
      <style:text-properties fo:font-size="14pt" fo:language="bg" fo:country="BG"/>
    </style:style>
    <style:style style:parent-style-name="653" style:list-style-name="WWNum1" style:family="paragraph" style:name="P249">
      <style:paragraph-properties/>
    </style:style>
    <style:style style:family="text" style:name="T532">
      <style:text-properties fo:font-variant="normal" fo:text-transform="none" fo:color="#202124" fo:font-family="Liberation Sans" style:font-family-complex="Liberation Sans" fo:font-size="14pt" fo:letter-spacing="0pt" fo:language="en" fo:country="US" fo:font-style="normal" fo:font-weight="normal"/>
    </style:style>
    <style:style style:family="text" style:name="T533">
      <style:text-properties fo:language="en" fo:country="US"/>
    </style:style>
    <style:style style:parent-style-name="653" style:list-style-name="WWNum1" style:family="paragraph" style:name="P250">
      <style:paragraph-properties/>
    </style:style>
    <style:style style:family="text" style:name="T534">
      <style:text-properties fo:font-variant="normal" fo:text-transform="none" fo:color="#202124" fo:font-family="Liberation Sans" style:font-family-complex="Liberation Sans" fo:font-size="14pt" fo:letter-spacing="0pt" fo:language="en" fo:country="US" fo:font-style="normal" fo:font-weight="normal"/>
    </style:style>
    <style:style style:family="text" style:name="T535">
      <style:text-properties fo:language="en" fo:country="US"/>
    </style:style>
    <style:style style:parent-style-name="653" style:list-style-name="WWNum1" style:family="paragraph" style:name="P251">
      <style:paragraph-properties/>
    </style:style>
    <style:style style:family="text" style:name="T536">
      <style:text-properties fo:font-variant="normal" fo:text-transform="none" fo:color="#069a2e" fo:font-family="Liberation Sans" style:font-family-complex="Liberation Sans" fo:font-size="14pt" fo:letter-spacing="0pt" fo:language="en" fo:country="US" fo:font-style="normal" fo:font-weight="normal"/>
    </style:style>
    <style:style style:family="text" style:name="T537">
      <style:text-properties fo:font-variant="normal" fo:text-transform="none" fo:color="#202124" fo:font-family="Liberation Sans" style:font-family-complex="Liberation Sans" fo:font-size="14pt" fo:letter-spacing="0pt" fo:language="en" fo:country="US" fo:font-style="normal" fo:font-weight="normal"/>
    </style:style>
    <style:style style:family="text" style:name="T538">
      <style:text-properties fo:language="en" fo:country="US"/>
    </style:style>
    <style:style style:parent-style-name="653" style:list-style-name="WWNum1" style:family="paragraph" style:name="P252">
      <style:paragraph-properties/>
    </style:style>
    <style:style style:family="text" style:name="T539">
      <style:text-properties fo:font-variant="normal" fo:text-transform="none" fo:color="#202124" fo:font-family="Liberation Sans" style:font-family-complex="Liberation Sans" fo:font-size="14pt" fo:letter-spacing="0pt" fo:language="en" fo:country="US" fo:font-style="normal" fo:font-weight="normal"/>
    </style:style>
    <style:style style:family="text" style:name="T540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541">
      <style:text-properties fo:language="bg" fo:country="BG"/>
    </style:style>
    <style:style style:parent-style-name="661" style:family="paragraph" style:name="P253">
      <style:paragraph-properties/>
    </style:style>
    <style:style style:family="text" style:name="T542">
      <style:text-properties fo:language="bg" fo:country="BG"/>
    </style:style>
    <style:style style:family="text" style:name="T543">
      <style:text-properties fo:font-size="14pt" fo:language="bg" fo:country="BG"/>
    </style:style>
    <style:style style:family="text" style:name="T544">
      <style:text-properties fo:font-size="14pt" fo:language="en" fo:country="US"/>
    </style:style>
    <style:style style:family="text" style:name="T545">
      <style:text-properties fo:font-size="14pt" fo:language="bg" fo:country="BG"/>
    </style:style>
    <style:style style:parent-style-name="653" style:list-style-name="WWNum1" style:family="paragraph" style:name="P254">
      <style:paragraph-properties/>
    </style:style>
    <style:style style:family="text" style:name="T546">
      <style:text-properties fo:font-variant="normal" fo:text-transform="none" fo:color="#202124" fo:font-family="Liberation Sans" style:font-family-complex="Liberation Sans" fo:font-size="14pt" fo:letter-spacing="0pt" fo:language="en" fo:country="US" fo:font-style="normal" fo:font-weight="normal"/>
    </style:style>
    <style:style style:family="text" style:name="T547">
      <style:text-properties fo:language="en" fo:country="US"/>
    </style:style>
    <style:style style:parent-style-name="653" style:list-style-name="WWNum1" style:family="paragraph" style:name="P255">
      <style:paragraph-properties/>
    </style:style>
    <style:style style:family="text" style:name="T548">
      <style:text-properties fo:font-variant="normal" fo:text-transform="none" fo:color="#202124" fo:font-family="Liberation Sans" style:font-family-complex="Liberation Sans" fo:font-size="14pt" fo:letter-spacing="0pt" fo:language="en" fo:country="US" fo:font-style="normal" fo:font-weight="normal"/>
    </style:style>
    <style:style style:family="text" style:name="T549">
      <style:text-properties fo:language="en" fo:country="US"/>
    </style:style>
    <style:style style:parent-style-name="653" style:list-style-name="WWNum1" style:family="paragraph" style:name="P256">
      <style:paragraph-properties/>
    </style:style>
    <style:style style:family="text" style:name="T550">
      <style:text-properties fo:font-variant="normal" fo:text-transform="none" fo:color="#202124" fo:font-family="Liberation Sans" style:font-family-complex="Liberation Sans" fo:font-size="14pt" fo:letter-spacing="0pt" fo:language="en" fo:country="US" fo:font-style="normal" fo:font-weight="normal"/>
    </style:style>
    <style:style style:family="text" style:name="T551">
      <style:text-properties fo:language="en" fo:country="US"/>
    </style:style>
    <style:style style:parent-style-name="653" style:list-style-name="WWNum1" style:family="paragraph" style:name="P257">
      <style:paragraph-properties/>
    </style:style>
    <style:style style:family="text" style:name="T552">
      <style:text-properties fo:font-variant="normal" fo:text-transform="none" fo:color="#069a2e" fo:font-family="Liberation Sans" style:font-family-complex="Liberation Sans" fo:font-size="14pt" fo:letter-spacing="0pt" fo:language="en" fo:country="US" fo:font-style="normal" fo:font-weight="normal"/>
    </style:style>
    <style:style style:family="text" style:name="T553">
      <style:text-properties fo:font-variant="normal" fo:text-transform="none" fo:color="#202124" fo:font-family="Liberation Sans" style:font-family-complex="Liberation Sans" fo:font-size="14pt" fo:letter-spacing="0pt" fo:language="en" fo:country="US" fo:font-style="normal" fo:font-weight="normal"/>
    </style:style>
    <style:style style:family="text" style:name="T554">
      <style:text-properties fo:language="en" fo:country="US"/>
    </style:style>
    <style:style style:parent-style-name="653" style:list-style-name="WWNum1" style:family="paragraph" style:name="P258">
      <style:paragraph-properties/>
    </style:style>
    <style:style style:family="text" style:name="T555">
      <style:text-properties fo:font-variant="normal" fo:text-transform="none" fo:color="#202124" fo:font-family="Liberation Sans" style:font-family-complex="Liberation Sans" fo:font-size="14pt" fo:letter-spacing="0pt" fo:language="en" fo:country="US" fo:font-style="normal" fo:font-weight="normal"/>
    </style:style>
    <style:style style:family="text" style:name="T556">
      <style:text-properties fo:language="en" fo:country="US"/>
    </style:style>
    <style:style style:parent-style-name="661" style:family="paragraph" style:name="P259">
      <style:paragraph-properties/>
    </style:style>
    <style:style style:family="text" style:name="T557">
      <style:text-properties fo:language="bg" fo:country="BG"/>
    </style:style>
    <style:style style:family="text" style:name="T558">
      <style:text-properties fo:font-size="14pt" fo:language="bg" fo:country="BG"/>
    </style:style>
    <style:style style:family="text" style:name="T559">
      <style:text-properties fo:font-size="14pt" fo:language="en" fo:country="US"/>
    </style:style>
    <style:style style:parent-style-name="653" style:list-style-name="WWNum1" style:family="paragraph" style:name="P260">
      <style:paragraph-properties/>
    </style:style>
    <style:style style:family="text" style:name="T560">
      <style:text-properties fo:font-variant="normal" fo:text-transform="none" fo:color="#202124" fo:font-family="Liberation Sans" style:font-family-complex="Liberation Sans" fo:font-size="14pt" fo:letter-spacing="0pt" fo:language="en" fo:country="US" fo:font-style="normal" fo:font-weight="normal"/>
    </style:style>
    <style:style style:family="text" style:name="T561">
      <style:text-properties fo:language="en" fo:country="US"/>
    </style:style>
    <style:style style:parent-style-name="653" style:list-style-name="WWNum1" style:family="paragraph" style:name="P261">
      <style:paragraph-properties/>
    </style:style>
    <style:style style:family="text" style:name="T562">
      <style:text-properties fo:font-variant="normal" fo:text-transform="none" fo:color="#069a2e" fo:font-family="Liberation Sans" style:font-family-complex="Liberation Sans" fo:font-size="14pt" fo:letter-spacing="0pt" fo:language="en" fo:country="US" fo:font-style="normal" fo:font-weight="normal"/>
    </style:style>
    <style:style style:family="text" style:name="T563">
      <style:text-properties fo:language="en" fo:country="US"/>
    </style:style>
    <style:style style:parent-style-name="653" style:list-style-name="WWNum1" style:family="paragraph" style:name="P262">
      <style:paragraph-properties/>
    </style:style>
    <style:style style:family="text" style:name="T564">
      <style:text-properties fo:font-variant="normal" fo:text-transform="none" fo:color="#069a2e" fo:font-family="Liberation Sans" style:font-family-complex="Liberation Sans" fo:font-size="14pt" fo:letter-spacing="0pt" fo:language="en" fo:country="US" fo:font-style="normal" fo:font-weight="normal"/>
    </style:style>
    <style:style style:family="text" style:name="T565">
      <style:text-properties fo:font-variant="normal" fo:text-transform="none" fo:color="#069a2e" fo:font-family="Liberation Sans" style:font-family-complex="Liberation Sans" fo:font-size="14pt" fo:letter-spacing="0pt" fo:language="en" fo:country="US" fo:font-style="normal" fo:font-weight="normal"/>
    </style:style>
    <style:style style:family="text" style:name="T566">
      <style:text-properties fo:font-variant="normal" fo:text-transform="none" fo:color="#202124" fo:font-family="Liberation Sans" style:font-family-complex="Liberation Sans" fo:font-size="14pt" fo:letter-spacing="0pt" fo:language="en" fo:country="US" fo:font-style="normal" fo:font-weight="normal"/>
    </style:style>
    <style:style style:family="text" style:name="T567">
      <style:text-properties fo:language="en" fo:country="US"/>
    </style:style>
    <style:style style:parent-style-name="653" style:list-style-name="WWNum1" style:family="paragraph" style:name="P263">
      <style:paragraph-properties/>
    </style:style>
    <style:style style:family="text" style:name="T568">
      <style:text-properties fo:font-variant="normal" fo:text-transform="none" fo:color="#069a2e" fo:font-family="Liberation Sans" style:font-family-complex="Liberation Sans" fo:font-size="14pt" fo:letter-spacing="0pt" fo:language="en" fo:country="US" fo:font-style="normal" fo:font-weight="normal"/>
    </style:style>
    <style:style style:family="text" style:name="T569">
      <style:text-properties fo:language="en" fo:country="US"/>
    </style:style>
    <style:style style:parent-style-name="653" style:list-style-name="WWNum1" style:family="paragraph" style:name="P264">
      <style:paragraph-properties/>
    </style:style>
    <style:style style:family="text" style:name="T570">
      <style:text-properties fo:font-variant="normal" fo:text-transform="none" fo:color="#202124" fo:font-family="Liberation Sans" style:font-family-complex="Liberation Sans" fo:font-size="14pt" fo:letter-spacing="0pt" fo:language="en" fo:country="US" fo:font-style="normal" fo:font-weight="normal"/>
    </style:style>
    <style:style style:family="text" style:name="T571">
      <style:text-properties fo:language="en" fo:country="US"/>
    </style:style>
    <style:style style:parent-style-name="660" style:family="paragraph" style:name="P265">
      <style:paragraph-properties fo:margin-left="0cm" fo:margin-right="0cm" fo:text-indent="0cm"/>
    </style:style>
    <style:style style:family="text" style:name="T572">
      <style:text-properties fo:language="bg" fo:country="BG"/>
    </style:style>
    <style:style style:family="text" style:name="T573">
      <style:text-properties fo:font-size="16pt" fo:language="bg" fo:country="BG"/>
    </style:style>
    <style:style style:parent-style-name="661" style:family="paragraph" style:name="P266">
      <style:paragraph-properties/>
    </style:style>
    <style:style style:family="text" style:name="T574">
      <style:text-properties fo:language="bg" fo:country="BG"/>
    </style:style>
    <style:style style:family="text" style:name="T575">
      <style:text-properties fo:font-size="14pt" fo:language="bg" fo:country="BG"/>
    </style:style>
    <style:style style:parent-style-name="653" style:list-style-name="WWNum1" style:family="paragraph" style:name="P267">
      <style:paragraph-properties/>
    </style:style>
    <style:style style:family="text" style:name="T576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577">
      <style:text-properties fo:language="bg" fo:country="BG"/>
    </style:style>
    <style:style style:parent-style-name="653" style:list-style-name="WWNum1" style:family="paragraph" style:name="P268">
      <style:paragraph-properties/>
    </style:style>
    <style:style style:family="text" style:name="T578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579">
      <style:text-properties fo:language="bg" fo:country="BG"/>
    </style:style>
    <style:style style:parent-style-name="653" style:list-style-name="WWNum1" style:family="paragraph" style:name="P269">
      <style:paragraph-properties/>
    </style:style>
    <style:style style:family="text" style:name="T580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581">
      <style:text-properties fo:language="bg" fo:country="BG"/>
    </style:style>
    <style:style style:parent-style-name="653" style:list-style-name="WWNum1" style:family="paragraph" style:name="P270">
      <style:paragraph-properties/>
    </style:style>
    <style:style style:family="text" style:name="T582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583">
      <style:text-properties fo:language="bg" fo:country="BG"/>
    </style:style>
    <style:style style:parent-style-name="661" style:family="paragraph" style:name="P271">
      <style:paragraph-properties/>
    </style:style>
    <style:style style:family="text" style:name="T584">
      <style:text-properties fo:language="bg" fo:country="BG"/>
    </style:style>
    <style:style style:family="text" style:name="T585">
      <style:text-properties fo:font-size="14pt" fo:language="bg" fo:country="BG"/>
    </style:style>
    <style:style style:parent-style-name="653" style:list-style-name="WWNum1" style:family="paragraph" style:name="P272">
      <style:paragraph-properties/>
    </style:style>
    <style:style style:family="text" style:name="T586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587">
      <style:text-properties fo:language="bg" fo:country="BG"/>
    </style:style>
    <style:style style:parent-style-name="653" style:list-style-name="WWNum1" style:family="paragraph" style:name="P273">
      <style:paragraph-properties/>
    </style:style>
    <style:style style:family="text" style:name="T588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589">
      <style:text-properties fo:language="bg" fo:country="BG"/>
    </style:style>
    <style:style style:parent-style-name="653" style:list-style-name="WWNum1" style:family="paragraph" style:name="P274">
      <style:paragraph-properties/>
    </style:style>
    <style:style style:family="text" style:name="T590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591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592">
      <style:text-properties fo:language="bg" fo:country="BG"/>
    </style:style>
    <style:style style:parent-style-name="653" style:list-style-name="WWNum1" style:family="paragraph" style:name="P275">
      <style:paragraph-properties/>
    </style:style>
    <style:style style:family="text" style:name="T593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594">
      <style:text-properties fo:language="bg" fo:country="BG"/>
    </style:style>
    <style:style style:parent-style-name="661" style:family="paragraph" style:name="P276">
      <style:paragraph-properties/>
    </style:style>
    <style:style style:family="text" style:name="T595">
      <style:text-properties fo:language="bg" fo:country="BG"/>
    </style:style>
    <style:style style:family="text" style:name="T596">
      <style:text-properties fo:font-size="14pt" fo:language="bg" fo:country="BG"/>
    </style:style>
    <style:style style:parent-style-name="653" style:list-style-name="WWNum1" style:family="paragraph" style:name="P277">
      <style:paragraph-properties/>
    </style:style>
    <style:style style:family="text" style:name="T597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598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599">
      <style:text-properties fo:language="bg" fo:country="BG"/>
    </style:style>
    <style:style style:parent-style-name="653" style:list-style-name="WWNum1" style:family="paragraph" style:name="P278">
      <style:paragraph-properties/>
    </style:style>
    <style:style style:family="text" style:name="T600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601">
      <style:text-properties fo:language="bg" fo:country="BG"/>
    </style:style>
    <style:style style:parent-style-name="653" style:list-style-name="WWNum1" style:family="paragraph" style:name="P279">
      <style:paragraph-properties/>
    </style:style>
    <style:style style:family="text" style:name="T602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603">
      <style:text-properties fo:language="bg" fo:country="BG"/>
    </style:style>
    <style:style style:parent-style-name="653" style:list-style-name="WWNum1" style:family="paragraph" style:name="P280">
      <style:paragraph-properties/>
    </style:style>
    <style:style style:family="text" style:name="T604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605">
      <style:text-properties fo:language="bg" fo:country="BG"/>
    </style:style>
    <style:style style:parent-style-name="661" style:family="paragraph" style:name="P281">
      <style:paragraph-properties/>
    </style:style>
    <style:style style:family="text" style:name="T606">
      <style:text-properties fo:language="bg" fo:country="BG"/>
    </style:style>
    <style:style style:family="text" style:name="T607">
      <style:text-properties fo:font-size="14pt" fo:language="bg" fo:country="BG"/>
    </style:style>
    <style:style style:parent-style-name="653" style:list-style-name="WWNum1" style:family="paragraph" style:name="P282">
      <style:paragraph-properties/>
    </style:style>
    <style:style style:family="text" style:name="T608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609">
      <style:text-properties fo:language="bg" fo:country="BG"/>
    </style:style>
    <style:style style:parent-style-name="653" style:list-style-name="WWNum1" style:family="paragraph" style:name="P283">
      <style:paragraph-properties/>
    </style:style>
    <style:style style:family="text" style:name="T610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611">
      <style:text-properties fo:language="bg" fo:country="BG"/>
    </style:style>
    <style:style style:parent-style-name="653" style:list-style-name="WWNum1" style:family="paragraph" style:name="P284">
      <style:paragraph-properties/>
    </style:style>
    <style:style style:family="text" style:name="T612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613">
      <style:text-properties fo:language="bg" fo:country="BG"/>
    </style:style>
    <style:style style:parent-style-name="653" style:list-style-name="WWNum1" style:family="paragraph" style:name="P285">
      <style:paragraph-properties/>
    </style:style>
    <style:style style:family="text" style:name="T614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615">
      <style:text-properties fo:language="bg" fo:country="BG"/>
    </style:style>
    <style:style style:parent-style-name="661" style:family="paragraph" style:name="P286">
      <style:paragraph-properties/>
    </style:style>
    <style:style style:family="text" style:name="T616">
      <style:text-properties fo:language="bg" fo:country="BG"/>
    </style:style>
    <style:style style:family="text" style:name="T617">
      <style:text-properties fo:font-size="14pt" fo:language="bg" fo:country="BG"/>
    </style:style>
    <style:style style:parent-style-name="653" style:list-style-name="WWNum1" style:family="paragraph" style:name="P287">
      <style:paragraph-properties/>
    </style:style>
    <style:style style:family="text" style:name="T618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619">
      <style:text-properties fo:language="bg" fo:country="BG"/>
    </style:style>
    <style:style style:parent-style-name="653" style:list-style-name="WWNum1" style:family="paragraph" style:name="P288">
      <style:paragraph-properties/>
    </style:style>
    <style:style style:family="text" style:name="T620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621">
      <style:text-properties fo:language="bg" fo:country="BG"/>
    </style:style>
    <style:style style:parent-style-name="653" style:list-style-name="WWNum1" style:family="paragraph" style:name="P289">
      <style:paragraph-properties/>
    </style:style>
    <style:style style:family="text" style:name="T622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623">
      <style:text-properties fo:language="bg" fo:country="BG"/>
    </style:style>
    <style:style style:parent-style-name="661" style:family="paragraph" style:name="P290">
      <style:paragraph-properties/>
    </style:style>
    <style:style style:family="text" style:name="T624">
      <style:text-properties fo:language="bg" fo:country="BG"/>
    </style:style>
    <style:style style:family="text" style:name="T625">
      <style:text-properties fo:font-size="14pt" fo:language="bg" fo:country="BG"/>
    </style:style>
    <style:style style:parent-style-name="653" style:list-style-name="WWNum1" style:family="paragraph" style:name="P291">
      <style:paragraph-properties/>
    </style:style>
    <style:style style:family="text" style:name="T626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627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628">
      <style:text-properties fo:language="bg" fo:country="BG"/>
    </style:style>
    <style:style style:parent-style-name="653" style:list-style-name="WWNum1" style:family="paragraph" style:name="P292">
      <style:paragraph-properties/>
    </style:style>
    <style:style style:family="text" style:name="T629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630">
      <style:text-properties fo:language="bg" fo:country="BG"/>
    </style:style>
    <style:style style:parent-style-name="653" style:list-style-name="WWNum1" style:family="paragraph" style:name="P293">
      <style:paragraph-properties/>
    </style:style>
    <style:style style:family="text" style:name="T631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632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633">
      <style:text-properties fo:language="bg" fo:country="BG"/>
    </style:style>
    <style:style style:parent-style-name="653" style:list-style-name="WWNum1" style:family="paragraph" style:name="P294">
      <style:paragraph-properties/>
    </style:style>
    <style:style style:family="text" style:name="T634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635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636">
      <style:text-properties fo:language="bg" fo:country="BG"/>
    </style:style>
    <style:style style:parent-style-name="653" style:list-style-name="WWNum1" style:family="paragraph" style:name="P295">
      <style:paragraph-properties/>
    </style:style>
    <style:style style:family="text" style:name="T637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638">
      <style:text-properties fo:language="bg" fo:country="BG"/>
    </style:style>
    <style:style style:parent-style-name="661" style:family="paragraph" style:name="P296">
      <style:paragraph-properties/>
    </style:style>
    <style:style style:family="text" style:name="T639">
      <style:text-properties fo:language="bg" fo:country="BG"/>
    </style:style>
    <style:style style:family="text" style:name="T640">
      <style:text-properties fo:font-size="14pt" fo:language="bg" fo:country="BG"/>
    </style:style>
    <style:style style:parent-style-name="653" style:list-style-name="WWNum1" style:family="paragraph" style:name="P297">
      <style:paragraph-properties/>
    </style:style>
    <style:style style:family="text" style:name="T641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642">
      <style:text-properties fo:language="bg" fo:country="BG"/>
    </style:style>
    <style:style style:parent-style-name="653" style:list-style-name="WWNum1" style:family="paragraph" style:name="P298">
      <style:paragraph-properties/>
    </style:style>
    <style:style style:family="text" style:name="T643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644">
      <style:text-properties fo:language="bg" fo:country="BG"/>
    </style:style>
    <style:style style:parent-style-name="653" style:list-style-name="WWNum1" style:family="paragraph" style:name="P299">
      <style:paragraph-properties/>
    </style:style>
    <style:style style:family="text" style:name="T645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646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647">
      <style:text-properties fo:language="bg" fo:country="BG"/>
    </style:style>
    <style:style style:parent-style-name="653" style:list-style-name="WWNum1" style:family="paragraph" style:name="P300">
      <style:paragraph-properties/>
    </style:style>
    <style:style style:family="text" style:name="T648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649">
      <style:text-properties fo:language="bg" fo:country="BG"/>
    </style:style>
    <style:style style:parent-style-name="661" style:family="paragraph" style:name="P301">
      <style:paragraph-properties/>
    </style:style>
    <style:style style:family="text" style:name="T650">
      <style:text-properties fo:language="bg" fo:country="BG"/>
    </style:style>
    <style:style style:family="text" style:name="T651">
      <style:text-properties fo:font-size="14pt" fo:language="bg" fo:country="BG"/>
    </style:style>
    <style:style style:parent-style-name="653" style:list-style-name="WWNum1" style:family="paragraph" style:name="P302">
      <style:paragraph-properties/>
    </style:style>
    <style:style style:family="text" style:name="T652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653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654">
      <style:text-properties fo:language="bg" fo:country="BG"/>
    </style:style>
    <style:style style:parent-style-name="653" style:list-style-name="WWNum1" style:family="paragraph" style:name="P303">
      <style:paragraph-properties/>
    </style:style>
    <style:style style:family="text" style:name="T655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656">
      <style:text-properties fo:language="bg" fo:country="BG"/>
    </style:style>
    <style:style style:parent-style-name="653" style:list-style-name="WWNum1" style:family="paragraph" style:name="P304">
      <style:paragraph-properties/>
    </style:style>
    <style:style style:family="text" style:name="T657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658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659">
      <style:text-properties fo:language="bg" fo:country="BG"/>
    </style:style>
    <style:style style:parent-style-name="653" style:list-style-name="WWNum1" style:family="paragraph" style:name="P305">
      <style:paragraph-properties/>
    </style:style>
    <style:style style:family="text" style:name="T660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661">
      <style:text-properties fo:language="bg" fo:country="BG"/>
    </style:style>
    <style:style style:parent-style-name="661" style:family="paragraph" style:name="P306">
      <style:paragraph-properties/>
    </style:style>
    <style:style style:family="text" style:name="T662">
      <style:text-properties fo:language="bg" fo:country="BG"/>
    </style:style>
    <style:style style:family="text" style:name="T663">
      <style:text-properties fo:font-size="14pt" fo:language="bg" fo:country="BG"/>
    </style:style>
    <style:style style:parent-style-name="653" style:list-style-name="WWNum1" style:family="paragraph" style:name="P307">
      <style:paragraph-properties/>
    </style:style>
    <style:style style:family="text" style:name="T664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665">
      <style:text-properties fo:language="bg" fo:country="BG"/>
    </style:style>
    <style:style style:parent-style-name="653" style:list-style-name="WWNum1" style:family="paragraph" style:name="P308">
      <style:paragraph-properties/>
    </style:style>
    <style:style style:family="text" style:name="T666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667">
      <style:text-properties fo:language="bg" fo:country="BG"/>
    </style:style>
    <style:style style:parent-style-name="661" style:family="paragraph" style:name="P309">
      <style:paragraph-properties/>
    </style:style>
    <style:style style:family="text" style:name="T668">
      <style:text-properties fo:language="bg" fo:country="BG"/>
    </style:style>
    <style:style style:family="text" style:name="T669">
      <style:text-properties fo:font-size="14pt" fo:language="bg" fo:country="BG"/>
    </style:style>
    <style:style style:parent-style-name="653" style:list-style-name="WWNum1" style:family="paragraph" style:name="P310">
      <style:paragraph-properties/>
    </style:style>
    <style:style style:family="text" style:name="T670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671">
      <style:text-properties fo:language="bg" fo:country="BG"/>
    </style:style>
    <style:style style:parent-style-name="653" style:list-style-name="WWNum1" style:family="paragraph" style:name="P311">
      <style:paragraph-properties/>
    </style:style>
    <style:style style:family="text" style:name="T672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673">
      <style:text-properties fo:language="bg" fo:country="BG"/>
    </style:style>
    <style:style style:parent-style-name="660" style:family="paragraph" style:name="P312">
      <style:paragraph-properties fo:margin-left="0cm" fo:margin-right="0cm" fo:text-indent="0cm"/>
    </style:style>
    <style:style style:family="text" style:name="T674">
      <style:text-properties fo:language="bg" fo:country="BG"/>
    </style:style>
    <style:style style:family="text" style:name="T675">
      <style:text-properties fo:language="bg" fo:country="BG"/>
    </style:style>
    <style:style style:parent-style-name="661" style:family="paragraph" style:name="P313">
      <style:paragraph-properties/>
    </style:style>
    <style:style style:family="text" style:name="T676">
      <style:text-properties fo:language="bg" fo:country="BG"/>
    </style:style>
    <style:style style:family="text" style:name="T677">
      <style:text-properties fo:font-size="14pt" fo:language="bg" fo:country="BG"/>
    </style:style>
    <style:style style:family="text" style:name="T678">
      <style:text-properties fo:font-size="14pt" fo:language="bg" fo:country="BG"/>
    </style:style>
    <style:style style:parent-style-name="653" style:list-style-name="WWNum1" style:family="paragraph" style:name="P314">
      <style:paragraph-properties/>
    </style:style>
    <style:style style:family="text" style:name="T679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680">
      <style:text-properties fo:language="bg" fo:country="BG"/>
    </style:style>
    <style:style style:parent-style-name="653" style:list-style-name="WWNum1" style:family="paragraph" style:name="P315">
      <style:paragraph-properties/>
    </style:style>
    <style:style style:family="text" style:name="T681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682">
      <style:text-properties fo:language="bg" fo:country="BG"/>
    </style:style>
    <style:style style:parent-style-name="653" style:list-style-name="WWNum1" style:family="paragraph" style:name="P316">
      <style:paragraph-properties/>
    </style:style>
    <style:style style:family="text" style:name="T683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684">
      <style:text-properties fo:language="bg" fo:country="BG"/>
    </style:style>
    <style:style style:parent-style-name="653" style:list-style-name="WWNum1" style:family="paragraph" style:name="P317">
      <style:paragraph-properties/>
    </style:style>
    <style:style style:family="text" style:name="T685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686">
      <style:text-properties fo:language="bg" fo:country="BG"/>
    </style:style>
    <style:style style:parent-style-name="653" style:list-style-name="WWNum1" style:family="paragraph" style:name="P318">
      <style:paragraph-properties/>
    </style:style>
    <style:style style:family="text" style:name="T687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688">
      <style:text-properties fo:font-family="Liberation Sans" style:font-family-complex="Liberation Sans" fo:font-size="14pt" fo:language="bg" fo:country="BG"/>
    </style:style>
    <style:style style:family="text" style:name="T689">
      <style:text-properties fo:language="bg" fo:country="BG"/>
    </style:style>
    <style:style style:parent-style-name="661" style:family="paragraph" style:name="P319">
      <style:paragraph-properties/>
    </style:style>
    <style:style style:family="text" style:name="T690">
      <style:text-properties fo:language="bg" fo:country="BG"/>
    </style:style>
    <style:style style:family="text" style:name="T691">
      <style:text-properties fo:font-size="14pt" fo:language="bg" fo:country="BG"/>
    </style:style>
    <style:style style:parent-style-name="653" style:list-style-name="WWNum1" style:family="paragraph" style:name="P320">
      <style:paragraph-properties/>
    </style:style>
    <style:style style:family="text" style:name="T692">
      <style:text-properties fo:font-family="Liberation Sans" style:font-family-complex="Liberation Sans" fo:font-size="14pt" fo:language="bg" fo:country="BG"/>
    </style:style>
    <style:style style:family="text" style:name="T693">
      <style:text-properties fo:language="bg" fo:country="BG"/>
    </style:style>
    <style:style style:parent-style-name="653" style:list-style-name="WWNum1" style:family="paragraph" style:name="P321">
      <style:paragraph-properties/>
    </style:style>
    <style:style style:family="text" style:name="T694">
      <style:text-properties fo:font-family="Liberation Sans" style:font-family-complex="Liberation Sans" fo:font-size="14pt" fo:language="bg" fo:country="BG"/>
    </style:style>
    <style:style style:family="text" style:name="T695">
      <style:text-properties fo:language="bg" fo:country="BG"/>
    </style:style>
    <style:style style:parent-style-name="653" style:list-style-name="WWNum1" style:family="paragraph" style:name="P322">
      <style:paragraph-properties/>
    </style:style>
    <style:style style:family="text" style:name="T696">
      <style:text-properties fo:color="#069a2e" fo:font-family="Liberation Sans" style:font-family-complex="Liberation Sans" fo:font-size="14pt" fo:language="bg" fo:country="BG"/>
    </style:style>
    <style:style style:family="text" style:name="T697">
      <style:text-properties fo:language="bg" fo:country="BG"/>
    </style:style>
    <style:style style:parent-style-name="653" style:list-style-name="WWNum1" style:family="paragraph" style:name="P323">
      <style:paragraph-properties/>
    </style:style>
    <style:style style:family="text" style:name="T698">
      <style:text-properties fo:font-family="Liberation Sans" style:font-family-complex="Liberation Sans" fo:font-size="14pt" fo:language="bg" fo:country="BG"/>
    </style:style>
    <style:style style:family="text" style:name="T699">
      <style:text-properties fo:language="bg" fo:country="BG"/>
    </style:style>
    <style:style style:parent-style-name="653" style:list-style-name="WWNum1" style:family="paragraph" style:name="P324">
      <style:paragraph-properties/>
    </style:style>
    <style:style style:family="text" style:name="T700">
      <style:text-properties fo:font-family="Liberation Sans" style:font-family-complex="Liberation Sans" fo:font-size="14pt" fo:language="bg" fo:country="BG"/>
    </style:style>
    <style:style style:family="text" style:name="T701">
      <style:text-properties fo:language="bg" fo:country="BG"/>
    </style:style>
    <style:style style:parent-style-name="661" style:family="paragraph" style:name="P325">
      <style:paragraph-properties/>
    </style:style>
    <style:style style:family="text" style:name="T702">
      <style:text-properties fo:language="bg" fo:country="BG"/>
    </style:style>
    <style:style style:family="text" style:name="T703">
      <style:text-properties fo:font-size="14pt" fo:language="bg" fo:country="BG"/>
    </style:style>
    <style:style style:parent-style-name="653" style:list-style-name="WWNum1" style:family="paragraph" style:name="P326">
      <style:paragraph-properties/>
    </style:style>
    <style:style style:family="text" style:name="T704">
      <style:text-properties fo:color="#069a2e" fo:font-family="Liberation Sans" style:font-family-complex="Liberation Sans" fo:font-size="14pt" fo:language="bg" fo:country="BG"/>
    </style:style>
    <style:style style:family="text" style:name="T705">
      <style:text-properties fo:language="bg" fo:country="BG"/>
    </style:style>
    <style:style style:parent-style-name="653" style:list-style-name="WWNum1" style:family="paragraph" style:name="P327">
      <style:paragraph-properties/>
    </style:style>
    <style:style style:family="text" style:name="T706">
      <style:text-properties fo:font-family="Liberation Sans" style:font-family-complex="Liberation Sans" fo:font-size="14pt" fo:language="bg" fo:country="BG"/>
    </style:style>
    <style:style style:family="text" style:name="T707">
      <style:text-properties fo:language="bg" fo:country="BG"/>
    </style:style>
    <style:style style:parent-style-name="653" style:list-style-name="WWNum1" style:family="paragraph" style:name="P328">
      <style:paragraph-properties/>
    </style:style>
    <style:style style:family="text" style:name="T708">
      <style:text-properties fo:font-family="Liberation Sans" style:font-family-complex="Liberation Sans" fo:font-size="14pt" fo:language="bg" fo:country="BG"/>
    </style:style>
    <style:style style:family="text" style:name="T709">
      <style:text-properties fo:language="bg" fo:country="BG"/>
    </style:style>
    <style:style style:parent-style-name="653" style:list-style-name="WWNum1" style:family="paragraph" style:name="P329">
      <style:paragraph-properties/>
    </style:style>
    <style:style style:family="text" style:name="T710">
      <style:text-properties fo:color="#069a2e" fo:font-family="Liberation Sans" style:font-family-complex="Liberation Sans" fo:font-size="14pt" fo:language="bg" fo:country="BG"/>
    </style:style>
    <style:style style:family="text" style:name="T711">
      <style:text-properties fo:language="bg" fo:country="BG"/>
    </style:style>
    <style:style style:parent-style-name="653" style:list-style-name="WWNum1" style:family="paragraph" style:name="P330">
      <style:paragraph-properties/>
    </style:style>
    <style:style style:family="text" style:name="T712">
      <style:text-properties fo:color="#069a2e" fo:font-family="Liberation Sans" style:font-family-complex="Liberation Sans" fo:font-size="14pt" fo:language="bg" fo:country="BG"/>
    </style:style>
    <style:style style:family="text" style:name="T713">
      <style:text-properties fo:language="bg" fo:country="BG"/>
    </style:style>
    <style:style style:parent-style-name="661" style:family="paragraph" style:name="P331">
      <style:paragraph-properties/>
    </style:style>
    <style:style style:family="text" style:name="T714">
      <style:text-properties fo:language="bg" fo:country="BG"/>
    </style:style>
    <style:style style:family="text" style:name="T715">
      <style:text-properties fo:font-size="14pt" fo:language="bg" fo:country="BG"/>
    </style:style>
    <style:style style:parent-style-name="653" style:list-style-name="WWNum1" style:family="paragraph" style:name="P332">
      <style:paragraph-properties/>
    </style:style>
    <style:style style:family="text" style:name="T716">
      <style:text-properties fo:font-family="Liberation Sans" style:font-family-complex="Liberation Sans" fo:font-size="14pt" fo:language="bg" fo:country="BG"/>
    </style:style>
    <style:style style:family="text" style:name="T717">
      <style:text-properties fo:language="bg" fo:country="BG"/>
    </style:style>
    <style:style style:parent-style-name="653" style:list-style-name="WWNum1" style:family="paragraph" style:name="P333">
      <style:paragraph-properties/>
    </style:style>
    <style:style style:family="text" style:name="T718">
      <style:text-properties fo:color="#069a2e" fo:font-family="Liberation Sans" style:font-family-complex="Liberation Sans" fo:font-size="14pt" fo:language="bg" fo:country="BG"/>
    </style:style>
    <style:style style:family="text" style:name="T719">
      <style:text-properties fo:language="bg" fo:country="BG"/>
    </style:style>
    <style:style style:parent-style-name="653" style:list-style-name="WWNum1" style:family="paragraph" style:name="P334">
      <style:paragraph-properties/>
    </style:style>
    <style:style style:family="text" style:name="T720">
      <style:text-properties fo:color="#069a2e" fo:font-family="Liberation Sans" style:font-family-complex="Liberation Sans" fo:font-size="14pt" fo:language="bg" fo:country="BG"/>
    </style:style>
    <style:style style:family="text" style:name="T721">
      <style:text-properties fo:language="bg" fo:country="BG"/>
    </style:style>
    <style:style style:parent-style-name="653" style:list-style-name="WWNum1" style:family="paragraph" style:name="P335">
      <style:paragraph-properties/>
    </style:style>
    <style:style style:family="text" style:name="T722">
      <style:text-properties fo:font-family="Liberation Sans" style:font-family-complex="Liberation Sans" fo:font-size="14pt" fo:language="bg" fo:country="BG"/>
    </style:style>
    <style:style style:family="text" style:name="T723">
      <style:text-properties fo:language="bg" fo:country="BG"/>
    </style:style>
    <style:style style:parent-style-name="653" style:list-style-name="WWNum1" style:family="paragraph" style:name="P336">
      <style:paragraph-properties/>
    </style:style>
    <style:style style:family="text" style:name="T724">
      <style:text-properties fo:color="#069a2e" fo:font-family="Liberation Sans" style:font-family-complex="Liberation Sans" fo:font-size="14pt" fo:language="bg" fo:country="BG"/>
    </style:style>
    <style:style style:family="text" style:name="T725">
      <style:text-properties fo:language="bg" fo:country="BG"/>
    </style:style>
    <style:style style:parent-style-name="661" style:family="paragraph" style:name="P337">
      <style:paragraph-properties/>
    </style:style>
    <style:style style:family="text" style:name="T726">
      <style:text-properties fo:language="bg" fo:country="BG"/>
    </style:style>
    <style:style style:family="text" style:name="T727">
      <style:text-properties fo:font-size="14pt" fo:language="bg" fo:country="BG"/>
    </style:style>
    <style:style style:parent-style-name="653" style:list-style-name="WWNum1" style:family="paragraph" style:name="P338">
      <style:paragraph-properties/>
    </style:style>
    <style:style style:family="text" style:name="T728">
      <style:text-properties fo:color="#069a2e" fo:font-family="Liberation Sans" style:font-family-complex="Liberation Sans" fo:font-size="14pt" fo:language="bg" fo:country="BG"/>
    </style:style>
    <style:style style:family="text" style:name="T729">
      <style:text-properties fo:language="bg" fo:country="BG"/>
    </style:style>
    <style:style style:parent-style-name="653" style:list-style-name="WWNum1" style:family="paragraph" style:name="P339">
      <style:paragraph-properties/>
    </style:style>
    <style:style style:family="text" style:name="T730">
      <style:text-properties fo:color="#069a2e" fo:font-family="Liberation Sans" style:font-family-complex="Liberation Sans" fo:font-size="14pt" fo:language="bg" fo:country="BG"/>
    </style:style>
    <style:style style:family="text" style:name="T731">
      <style:text-properties fo:language="bg" fo:country="BG"/>
    </style:style>
    <style:style style:parent-style-name="653" style:list-style-name="WWNum1" style:family="paragraph" style:name="P340">
      <style:paragraph-properties/>
    </style:style>
    <style:style style:family="text" style:name="T732">
      <style:text-properties fo:font-family="Liberation Sans" style:font-family-complex="Liberation Sans" fo:font-size="14pt" fo:language="bg" fo:country="BG"/>
    </style:style>
    <style:style style:family="text" style:name="T733">
      <style:text-properties fo:language="bg" fo:country="BG"/>
    </style:style>
    <style:style style:parent-style-name="653" style:list-style-name="WWNum1" style:family="paragraph" style:name="P341">
      <style:paragraph-properties/>
    </style:style>
    <style:style style:family="text" style:name="T734">
      <style:text-properties fo:color="#069a2e" fo:font-family="Liberation Sans" style:font-family-complex="Liberation Sans" fo:font-size="14pt" fo:language="bg" fo:country="BG"/>
    </style:style>
    <style:style style:family="text" style:name="T735">
      <style:text-properties fo:language="bg" fo:country="BG"/>
    </style:style>
    <style:style style:parent-style-name="653" style:list-style-name="WWNum1" style:family="paragraph" style:name="P342">
      <style:paragraph-properties/>
    </style:style>
    <style:style style:family="text" style:name="T736">
      <style:text-properties fo:font-family="Liberation Sans" style:font-family-complex="Liberation Sans" fo:font-size="14pt" fo:language="bg" fo:country="BG"/>
    </style:style>
    <style:style style:family="text" style:name="T737">
      <style:text-properties fo:language="bg" fo:country="BG"/>
    </style:style>
    <style:style style:parent-style-name="660" style:family="paragraph" style:name="P343">
      <style:paragraph-properties fo:margin-left="0cm" fo:margin-right="0cm" fo:text-indent="0cm"/>
    </style:style>
    <style:style style:family="text" style:name="T738">
      <style:text-properties fo:language="bg" fo:country="BG"/>
    </style:style>
    <style:style style:family="text" style:name="T739">
      <style:text-properties fo:language="bg" fo:country="BG"/>
    </style:style>
    <style:style style:parent-style-name="661" style:family="paragraph" style:name="P344">
      <style:paragraph-properties/>
    </style:style>
    <style:style style:family="text" style:name="T740">
      <style:text-properties fo:language="bg" fo:country="BG"/>
    </style:style>
    <style:style style:family="text" style:name="T741">
      <style:text-properties fo:font-size="14pt" fo:language="bg" fo:country="BG"/>
    </style:style>
    <style:style style:parent-style-name="653" style:list-style-name="WWNum1" style:family="paragraph" style:name="P345">
      <style:paragraph-properties/>
    </style:style>
    <style:style style:family="text" style:name="T742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743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744">
      <style:text-properties fo:language="bg" fo:country="BG"/>
    </style:style>
    <style:style style:parent-style-name="653" style:list-style-name="WWNum1" style:family="paragraph" style:name="P346">
      <style:paragraph-properties/>
    </style:style>
    <style:style style:family="text" style:name="T745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746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747">
      <style:text-properties fo:language="bg" fo:country="BG"/>
    </style:style>
    <style:style style:parent-style-name="653" style:list-style-name="WWNum1" style:family="paragraph" style:name="P347">
      <style:paragraph-properties/>
    </style:style>
    <style:style style:family="text" style:name="T748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749">
      <style:text-properties fo:language="bg" fo:country="BG"/>
    </style:style>
    <style:style style:parent-style-name="653" style:list-style-name="WWNum1" style:family="paragraph" style:name="P348">
      <style:paragraph-properties/>
    </style:style>
    <style:style style:family="text" style:name="T750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751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752">
      <style:text-properties fo:language="bg" fo:country="BG"/>
    </style:style>
    <style:style style:parent-style-name="653" style:list-style-name="WWNum1" style:family="paragraph" style:name="P349">
      <style:paragraph-properties/>
    </style:style>
    <style:style style:family="text" style:name="T753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754">
      <style:text-properties fo:language="bg" fo:country="BG"/>
    </style:style>
    <style:style style:parent-style-name="661" style:family="paragraph" style:name="P350">
      <style:paragraph-properties/>
    </style:style>
    <style:style style:family="text" style:name="T755">
      <style:text-properties fo:language="bg" fo:country="BG"/>
    </style:style>
    <style:style style:family="text" style:name="T756">
      <style:text-properties fo:font-size="14pt" fo:language="bg" fo:country="BG"/>
    </style:style>
    <style:style style:parent-style-name="653" style:list-style-name="WWNum1" style:family="paragraph" style:name="P351">
      <style:paragraph-properties/>
    </style:style>
    <style:style style:family="text" style:name="T757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758">
      <style:text-properties fo:language="bg" fo:country="BG"/>
    </style:style>
    <style:style style:parent-style-name="653" style:list-style-name="WWNum1" style:family="paragraph" style:name="P352">
      <style:paragraph-properties/>
    </style:style>
    <style:style style:family="text" style:name="T759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760">
      <style:text-properties fo:language="bg" fo:country="BG"/>
    </style:style>
    <style:style style:parent-style-name="653" style:list-style-name="WWNum1" style:family="paragraph" style:name="P353">
      <style:paragraph-properties/>
    </style:style>
    <style:style style:family="text" style:name="T761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762">
      <style:text-properties fo:language="bg" fo:country="BG"/>
    </style:style>
    <style:style style:parent-style-name="653" style:list-style-name="WWNum1" style:family="paragraph" style:name="P354">
      <style:paragraph-properties/>
    </style:style>
    <style:style style:family="text" style:name="T763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764">
      <style:text-properties fo:language="bg" fo:country="BG"/>
    </style:style>
    <style:style style:parent-style-name="661" style:family="paragraph" style:name="P355">
      <style:paragraph-properties/>
    </style:style>
    <style:style style:family="text" style:name="T765">
      <style:text-properties fo:language="bg" fo:country="BG"/>
    </style:style>
    <style:style style:family="text" style:name="T766">
      <style:text-properties fo:font-size="14pt" fo:language="bg" fo:country="BG"/>
    </style:style>
    <style:style style:parent-style-name="653" style:list-style-name="WWNum1" style:family="paragraph" style:name="P356">
      <style:paragraph-properties/>
    </style:style>
    <style:style style:family="text" style:name="T767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768">
      <style:text-properties fo:language="bg" fo:country="BG"/>
    </style:style>
    <style:style style:parent-style-name="653" style:list-style-name="WWNum1" style:family="paragraph" style:name="P357">
      <style:paragraph-properties/>
    </style:style>
    <style:style style:family="text" style:name="T769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770">
      <style:text-properties fo:language="bg" fo:country="BG"/>
    </style:style>
    <style:style style:parent-style-name="653" style:list-style-name="WWNum1" style:family="paragraph" style:name="P358">
      <style:paragraph-properties/>
    </style:style>
    <style:style style:family="text" style:name="T771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772">
      <style:text-properties fo:language="bg" fo:country="BG"/>
    </style:style>
    <style:style style:parent-style-name="653" style:list-style-name="WWNum1" style:family="paragraph" style:name="P359">
      <style:paragraph-properties/>
    </style:style>
    <style:style style:family="text" style:name="T773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774">
      <style:text-properties fo:language="bg" fo:country="BG"/>
    </style:style>
    <style:style style:parent-style-name="653" style:list-style-name="WWNum1" style:family="paragraph" style:name="P360">
      <style:paragraph-properties/>
    </style:style>
    <style:style style:family="text" style:name="T775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776">
      <style:text-properties fo:language="bg" fo:country="BG"/>
    </style:style>
    <style:style style:parent-style-name="661" style:family="paragraph" style:name="P361">
      <style:paragraph-properties/>
    </style:style>
    <style:style style:family="text" style:name="T777">
      <style:text-properties fo:language="bg" fo:country="BG"/>
    </style:style>
    <style:style style:family="text" style:name="T778">
      <style:text-properties fo:font-size="14pt" fo:language="bg" fo:country="BG"/>
    </style:style>
    <style:style style:parent-style-name="653" style:list-style-name="WWNum1" style:family="paragraph" style:name="P362">
      <style:paragraph-properties/>
    </style:style>
    <style:style style:family="text" style:name="T779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780">
      <style:text-properties fo:language="bg" fo:country="BG"/>
    </style:style>
    <style:style style:parent-style-name="653" style:list-style-name="WWNum1" style:family="paragraph" style:name="P363">
      <style:paragraph-properties/>
    </style:style>
    <style:style style:family="text" style:name="T781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782">
      <style:text-properties fo:language="bg" fo:country="BG"/>
    </style:style>
    <style:style style:parent-style-name="653" style:list-style-name="WWNum1" style:family="paragraph" style:name="P364">
      <style:paragraph-properties/>
    </style:style>
    <style:style style:family="text" style:name="T783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784">
      <style:text-properties fo:language="bg" fo:country="BG"/>
    </style:style>
    <style:style style:parent-style-name="653" style:list-style-name="WWNum1" style:family="paragraph" style:name="P365">
      <style:paragraph-properties/>
    </style:style>
    <style:style style:family="text" style:name="T785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786">
      <style:text-properties fo:language="bg" fo:country="BG"/>
    </style:style>
    <style:style style:parent-style-name="653" style:list-style-name="WWNum1" style:family="paragraph" style:name="P366">
      <style:paragraph-properties/>
    </style:style>
    <style:style style:family="text" style:name="T787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788">
      <style:text-properties fo:language="bg" fo:country="BG"/>
    </style:style>
    <style:style style:parent-style-name="661" style:family="paragraph" style:name="P367">
      <style:paragraph-properties fo:margin-left="0cm" fo:margin-right="0cm" fo:text-indent="0cm"/>
    </style:style>
    <style:style style:family="text" style:name="T789">
      <style:text-properties fo:font-size="14pt" fo:language="bg" fo:country="BG"/>
    </style:style>
    <style:style style:parent-style-name="653" style:list-style-name="WWNum1" style:family="paragraph" style:name="P368">
      <style:paragraph-properties/>
    </style:style>
    <style:style style:family="text" style:name="T790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791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792">
      <style:text-properties fo:language="bg" fo:country="BG"/>
    </style:style>
    <style:style style:parent-style-name="653" style:list-style-name="WWNum1" style:family="paragraph" style:name="P369">
      <style:paragraph-properties/>
    </style:style>
    <style:style style:family="text" style:name="T793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794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795">
      <style:text-properties fo:language="bg" fo:country="BG"/>
    </style:style>
    <style:style style:parent-style-name="653" style:list-style-name="WWNum1" style:family="paragraph" style:name="P370">
      <style:paragraph-properties/>
    </style:style>
    <style:style style:family="text" style:name="T796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797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798">
      <style:text-properties fo:language="bg" fo:country="BG"/>
    </style:style>
    <style:style style:parent-style-name="653" style:list-style-name="WWNum1" style:family="paragraph" style:name="P371">
      <style:paragraph-properties/>
    </style:style>
    <style:style style:family="text" style:name="T799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800">
      <style:text-properties fo:language="bg" fo:country="BG"/>
    </style:style>
    <style:style style:parent-style-name="653" style:list-style-name="WWNum1" style:family="paragraph" style:name="P372">
      <style:paragraph-properties/>
    </style:style>
    <style:style style:family="text" style:name="T801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802">
      <style:text-properties fo:language="bg" fo:country="BG"/>
    </style:style>
    <style:style style:parent-style-name="660" style:family="paragraph" style:name="P373">
      <style:paragraph-properties fo:margin-left="0cm" fo:margin-right="0cm" fo:text-indent="0cm"/>
    </style:style>
    <style:style style:family="text" style:name="T803">
      <style:text-properties fo:language="bg" fo:country="BG"/>
    </style:style>
    <style:style style:family="text" style:name="T804">
      <style:text-properties fo:language="bg" fo:country="BG"/>
    </style:style>
    <style:style style:parent-style-name="661" style:family="paragraph" style:name="P374">
      <style:paragraph-properties/>
    </style:style>
    <style:style style:family="text" style:name="T805">
      <style:text-properties fo:language="bg" fo:country="BG"/>
    </style:style>
    <style:style style:family="text" style:name="T806">
      <style:text-properties fo:font-size="14pt" fo:language="bg" fo:country="BG"/>
    </style:style>
    <style:style style:parent-style-name="653" style:list-style-name="WWNum1" style:family="paragraph" style:name="P375">
      <style:paragraph-properties/>
    </style:style>
    <style:style style:family="text" style:name="T807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808">
      <style:text-properties fo:language="bg" fo:country="BG"/>
    </style:style>
    <style:style style:parent-style-name="653" style:list-style-name="WWNum1" style:family="paragraph" style:name="P376">
      <style:paragraph-properties/>
    </style:style>
    <style:style style:family="text" style:name="T809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810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811">
      <style:text-properties fo:language="bg" fo:country="BG"/>
    </style:style>
    <style:style style:parent-style-name="653" style:list-style-name="WWNum1" style:family="paragraph" style:name="P377">
      <style:paragraph-properties/>
    </style:style>
    <style:style style:family="text" style:name="T812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813">
      <style:text-properties fo:language="bg" fo:country="BG"/>
    </style:style>
    <style:style style:parent-style-name="653" style:list-style-name="WWNum1" style:family="paragraph" style:name="P378">
      <style:paragraph-properties/>
    </style:style>
    <style:style style:family="text" style:name="T814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815">
      <style:text-properties fo:language="bg" fo:country="BG"/>
    </style:style>
    <style:style style:parent-style-name="661" style:family="paragraph" style:name="P379">
      <style:paragraph-properties/>
    </style:style>
    <style:style style:family="text" style:name="T816">
      <style:text-properties fo:language="bg" fo:country="BG"/>
    </style:style>
    <style:style style:family="text" style:name="T817">
      <style:text-properties fo:font-size="14pt" fo:language="bg" fo:country="BG"/>
    </style:style>
    <style:style style:parent-style-name="653" style:list-style-name="WWNum1" style:family="paragraph" style:name="P380">
      <style:paragraph-properties/>
    </style:style>
    <style:style style:family="text" style:name="T818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819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820">
      <style:text-properties fo:language="bg" fo:country="BG"/>
    </style:style>
    <style:style style:parent-style-name="653" style:list-style-name="WWNum1" style:family="paragraph" style:name="P381">
      <style:paragraph-properties/>
    </style:style>
    <style:style style:family="text" style:name="T821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822">
      <style:text-properties fo:language="bg" fo:country="BG"/>
    </style:style>
    <style:style style:parent-style-name="653" style:list-style-name="WWNum1" style:family="paragraph" style:name="P382">
      <style:paragraph-properties/>
    </style:style>
    <style:style style:family="text" style:name="T823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824">
      <style:text-properties fo:language="bg" fo:country="BG"/>
    </style:style>
    <style:style style:parent-style-name="661" style:family="paragraph" style:name="P383">
      <style:paragraph-properties/>
    </style:style>
    <style:style style:family="text" style:name="T825">
      <style:text-properties fo:language="bg" fo:country="BG"/>
    </style:style>
    <style:style style:family="text" style:name="T826">
      <style:text-properties fo:font-size="14pt" fo:language="bg" fo:country="BG"/>
    </style:style>
    <style:style style:parent-style-name="653" style:list-style-name="WWNum1" style:family="paragraph" style:name="P384">
      <style:paragraph-properties/>
    </style:style>
    <style:style style:family="text" style:name="T827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828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829">
      <style:text-properties fo:language="bg" fo:country="BG"/>
    </style:style>
    <style:style style:parent-style-name="653" style:list-style-name="WWNum1" style:family="paragraph" style:name="P385">
      <style:paragraph-properties/>
    </style:style>
    <style:style style:family="text" style:name="T830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831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832">
      <style:text-properties fo:language="bg" fo:country="BG"/>
    </style:style>
    <style:style style:parent-style-name="653" style:list-style-name="WWNum1" style:family="paragraph" style:name="P386">
      <style:paragraph-properties/>
    </style:style>
    <style:style style:family="text" style:name="T833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834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835">
      <style:text-properties fo:language="bg" fo:country="BG"/>
    </style:style>
    <style:style style:parent-style-name="653" style:list-style-name="WWNum1" style:family="paragraph" style:name="P387">
      <style:paragraph-properties/>
    </style:style>
    <style:style style:family="text" style:name="T836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837">
      <style:text-properties fo:language="bg" fo:country="BG"/>
    </style:style>
    <style:style style:parent-style-name="653" style:list-style-name="WWNum1" style:family="paragraph" style:name="P388">
      <style:paragraph-properties/>
    </style:style>
    <style:style style:family="text" style:name="T838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839">
      <style:text-properties fo:language="bg" fo:country="BG"/>
    </style:style>
    <style:style style:parent-style-name="661" style:family="paragraph" style:name="P389">
      <style:paragraph-properties/>
    </style:style>
    <style:style style:family="text" style:name="T840">
      <style:text-properties fo:language="bg" fo:country="BG"/>
    </style:style>
    <style:style style:family="text" style:name="T841">
      <style:text-properties fo:font-size="14pt" fo:language="bg" fo:country="BG"/>
    </style:style>
    <style:style style:parent-style-name="653" style:list-style-name="WWNum1" style:family="paragraph" style:name="P390">
      <style:paragraph-properties/>
    </style:style>
    <style:style style:family="text" style:name="T842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843">
      <style:text-properties fo:language="bg" fo:country="BG"/>
    </style:style>
    <style:style style:parent-style-name="653" style:list-style-name="WWNum1" style:family="paragraph" style:name="P391">
      <style:paragraph-properties/>
    </style:style>
    <style:style style:family="text" style:name="T844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845">
      <style:text-properties fo:language="bg" fo:country="BG"/>
    </style:style>
    <style:style style:parent-style-name="653" style:list-style-name="WWNum1" style:family="paragraph" style:name="P392">
      <style:paragraph-properties/>
    </style:style>
    <style:style style:family="text" style:name="T846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847">
      <style:text-properties fo:language="bg" fo:country="BG"/>
    </style:style>
    <style:style style:parent-style-name="653" style:list-style-name="WWNum1" style:family="paragraph" style:name="P393">
      <style:paragraph-properties/>
    </style:style>
    <style:style style:family="text" style:name="T848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849">
      <style:text-properties fo:language="bg" fo:country="BG"/>
    </style:style>
    <style:style style:parent-style-name="661" style:family="paragraph" style:name="P394">
      <style:paragraph-properties/>
    </style:style>
    <style:style style:family="text" style:name="T850">
      <style:text-properties fo:language="bg" fo:country="BG"/>
    </style:style>
    <style:style style:family="text" style:name="T851">
      <style:text-properties fo:font-size="14pt" fo:language="bg" fo:country="BG"/>
    </style:style>
    <style:style style:family="text" style:name="T852">
      <style:text-properties fo:font-size="14pt" fo:language="bg" fo:country="BG"/>
    </style:style>
    <style:style style:parent-style-name="653" style:list-style-name="WWNum1" style:family="paragraph" style:name="P395">
      <style:paragraph-properties/>
    </style:style>
    <style:style style:family="text" style:name="T853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854">
      <style:text-properties fo:language="bg" fo:country="BG"/>
    </style:style>
    <style:style style:parent-style-name="653" style:list-style-name="WWNum1" style:family="paragraph" style:name="P396">
      <style:paragraph-properties/>
    </style:style>
    <style:style style:family="text" style:name="T855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856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857">
      <style:text-properties fo:language="bg" fo:country="BG"/>
    </style:style>
    <style:style style:parent-style-name="653" style:list-style-name="WWNum1" style:family="paragraph" style:name="P397">
      <style:paragraph-properties/>
    </style:style>
    <style:style style:family="text" style:name="T858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859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860">
      <style:text-properties fo:language="bg" fo:country="BG"/>
    </style:style>
    <style:style style:parent-style-name="653" style:list-style-name="WWNum1" style:family="paragraph" style:name="P398">
      <style:paragraph-properties/>
    </style:style>
    <style:style style:family="text" style:name="T861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862">
      <style:text-properties fo:language="bg" fo:country="BG"/>
    </style:style>
    <style:style style:parent-style-name="660" style:family="paragraph" style:name="P399">
      <style:paragraph-properties fo:margin-left="0cm" fo:margin-right="0cm" fo:text-indent="0cm"/>
    </style:style>
    <style:style style:family="text" style:name="T863">
      <style:text-properties fo:language="bg" fo:country="BG"/>
    </style:style>
    <style:style style:family="text" style:name="T864">
      <style:text-properties fo:language="bg" fo:country="BG"/>
    </style:style>
    <style:style style:parent-style-name="661" style:family="paragraph" style:name="P400">
      <style:paragraph-properties/>
    </style:style>
    <style:style style:family="text" style:name="T865">
      <style:text-properties fo:language="bg" fo:country="BG"/>
    </style:style>
    <style:style style:family="text" style:name="T866">
      <style:text-properties fo:font-size="14pt" fo:language="bg" fo:country="BG"/>
    </style:style>
    <style:style style:parent-style-name="653" style:list-style-name="WWNum1" style:family="paragraph" style:name="P401">
      <style:paragraph-properties/>
    </style:style>
    <style:style style:family="text" style:name="T867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868">
      <style:text-properties fo:language="bg" fo:country="BG"/>
    </style:style>
    <style:style style:parent-style-name="653" style:list-style-name="WWNum1" style:family="paragraph" style:name="P402">
      <style:paragraph-properties/>
    </style:style>
    <style:style style:family="text" style:name="T869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870">
      <style:text-properties fo:language="bg" fo:country="BG"/>
    </style:style>
    <style:style style:parent-style-name="653" style:list-style-name="WWNum1" style:family="paragraph" style:name="P403">
      <style:paragraph-properties/>
    </style:style>
    <style:style style:family="text" style:name="T871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872">
      <style:text-properties fo:language="bg" fo:country="BG"/>
    </style:style>
    <style:style style:parent-style-name="653" style:list-style-name="WWNum1" style:family="paragraph" style:name="P404">
      <style:paragraph-properties/>
    </style:style>
    <style:style style:family="text" style:name="T873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874">
      <style:text-properties fo:language="bg" fo:country="BG"/>
    </style:style>
    <style:style style:parent-style-name="653" style:list-style-name="WWNum1" style:family="paragraph" style:name="P405">
      <style:paragraph-properties/>
    </style:style>
    <style:style style:family="text" style:name="T875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876">
      <style:text-properties fo:language="bg" fo:country="BG"/>
    </style:style>
    <style:style style:parent-style-name="661" style:family="paragraph" style:name="P406">
      <style:paragraph-properties/>
    </style:style>
    <style:style style:family="text" style:name="T877">
      <style:text-properties fo:language="bg" fo:country="BG"/>
    </style:style>
    <style:style style:family="text" style:name="T878">
      <style:text-properties fo:font-size="14pt" fo:language="bg" fo:country="BG"/>
    </style:style>
    <style:style style:parent-style-name="653" style:list-style-name="WWNum1" style:family="paragraph" style:name="P407">
      <style:paragraph-properties/>
    </style:style>
    <style:style style:family="text" style:name="T879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880">
      <style:text-properties fo:language="bg" fo:country="BG"/>
    </style:style>
    <style:style style:parent-style-name="653" style:list-style-name="WWNum1" style:family="paragraph" style:name="P408">
      <style:paragraph-properties/>
    </style:style>
    <style:style style:family="text" style:name="T881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882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883">
      <style:text-properties fo:language="bg" fo:country="BG"/>
    </style:style>
    <style:style style:parent-style-name="653" style:list-style-name="WWNum1" style:family="paragraph" style:name="P409">
      <style:paragraph-properties/>
    </style:style>
    <style:style style:family="text" style:name="T884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885">
      <style:text-properties fo:language="bg" fo:country="BG"/>
    </style:style>
    <style:style style:parent-style-name="653" style:list-style-name="WWNum1" style:family="paragraph" style:name="P410">
      <style:paragraph-properties/>
    </style:style>
    <style:style style:family="text" style:name="T886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887">
      <style:text-properties fo:language="bg" fo:country="BG"/>
    </style:style>
    <style:style style:parent-style-name="653" style:list-style-name="WWNum1" style:family="paragraph" style:name="P411">
      <style:paragraph-properties/>
    </style:style>
    <style:style style:family="text" style:name="T888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889">
      <style:text-properties fo:language="bg" fo:country="BG"/>
    </style:style>
    <style:style style:parent-style-name="661" style:family="paragraph" style:name="P412">
      <style:paragraph-properties/>
    </style:style>
    <style:style style:family="text" style:name="T890">
      <style:text-properties fo:language="bg" fo:country="BG"/>
    </style:style>
    <style:style style:family="text" style:name="T891">
      <style:text-properties fo:font-size="14pt" fo:language="bg" fo:country="BG"/>
    </style:style>
    <style:style style:parent-style-name="653" style:list-style-name="WWNum1" style:family="paragraph" style:name="P413">
      <style:paragraph-properties/>
    </style:style>
    <style:style style:family="text" style:name="T892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893">
      <style:text-properties fo:language="bg" fo:country="BG"/>
    </style:style>
    <style:style style:parent-style-name="653" style:list-style-name="WWNum1" style:family="paragraph" style:name="P414">
      <style:paragraph-properties/>
    </style:style>
    <style:style style:family="text" style:name="T894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895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896">
      <style:text-properties fo:language="bg" fo:country="BG"/>
    </style:style>
    <style:style style:parent-style-name="653" style:list-style-name="WWNum1" style:family="paragraph" style:name="P415">
      <style:paragraph-properties/>
    </style:style>
    <style:style style:family="text" style:name="T897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898">
      <style:text-properties fo:language="bg" fo:country="BG"/>
    </style:style>
    <style:style style:parent-style-name="653" style:list-style-name="WWNum1" style:family="paragraph" style:name="P416">
      <style:paragraph-properties/>
    </style:style>
    <style:style style:family="text" style:name="T899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900">
      <style:text-properties fo:language="bg" fo:country="BG"/>
    </style:style>
    <style:style style:parent-style-name="653" style:list-style-name="WWNum1" style:family="paragraph" style:name="P417">
      <style:paragraph-properties/>
    </style:style>
    <style:style style:family="text" style:name="T901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902">
      <style:text-properties fo:language="bg" fo:country="BG"/>
    </style:style>
    <style:style style:parent-style-name="661" style:family="paragraph" style:name="P418">
      <style:paragraph-properties/>
    </style:style>
    <style:style style:family="text" style:name="T903">
      <style:text-properties fo:language="bg" fo:country="BG"/>
    </style:style>
    <style:style style:family="text" style:name="T904">
      <style:text-properties fo:font-size="14pt" fo:language="bg" fo:country="BG"/>
    </style:style>
    <style:style style:parent-style-name="653" style:list-style-name="WWNum1" style:family="paragraph" style:name="P419">
      <style:paragraph-properties/>
    </style:style>
    <style:style style:family="text" style:name="T905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906">
      <style:text-properties fo:language="bg" fo:country="BG"/>
    </style:style>
    <style:style style:parent-style-name="653" style:list-style-name="WWNum1" style:family="paragraph" style:name="P420">
      <style:paragraph-properties/>
    </style:style>
    <style:style style:family="text" style:name="T907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908">
      <style:text-properties fo:language="bg" fo:country="BG"/>
    </style:style>
    <style:style style:parent-style-name="653" style:list-style-name="WWNum1" style:family="paragraph" style:name="P421">
      <style:paragraph-properties/>
    </style:style>
    <style:style style:family="text" style:name="T909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910">
      <style:text-properties fo:language="bg" fo:country="BG"/>
    </style:style>
    <style:style style:parent-style-name="653" style:list-style-name="WWNum1" style:family="paragraph" style:name="P422">
      <style:paragraph-properties/>
    </style:style>
    <style:style style:family="text" style:name="T911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912">
      <style:text-properties fo:language="bg" fo:country="BG"/>
    </style:style>
    <style:style style:parent-style-name="653" style:list-style-name="WWNum1" style:family="paragraph" style:name="P423">
      <style:paragraph-properties/>
    </style:style>
    <style:style style:family="text" style:name="T913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914">
      <style:text-properties fo:language="bg" fo:country="BG"/>
    </style:style>
    <style:style style:parent-style-name="661" style:family="paragraph" style:name="P424">
      <style:paragraph-properties/>
    </style:style>
    <style:style style:family="text" style:name="T915">
      <style:text-properties fo:language="bg" fo:country="BG"/>
    </style:style>
    <style:style style:family="text" style:name="T916">
      <style:text-properties fo:font-size="14pt" fo:language="bg" fo:country="BG"/>
    </style:style>
    <style:style style:parent-style-name="653" style:list-style-name="WWNum1" style:family="paragraph" style:name="P425">
      <style:paragraph-properties/>
    </style:style>
    <style:style style:family="text" style:name="T917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918">
      <style:text-properties fo:language="bg" fo:country="BG"/>
    </style:style>
    <style:style style:parent-style-name="653" style:list-style-name="WWNum1" style:family="paragraph" style:name="P426">
      <style:paragraph-properties/>
    </style:style>
    <style:style style:family="text" style:name="T919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920">
      <style:text-properties fo:language="bg" fo:country="BG"/>
    </style:style>
    <style:style style:parent-style-name="653" style:list-style-name="WWNum1" style:family="paragraph" style:name="P427">
      <style:paragraph-properties/>
    </style:style>
    <style:style style:family="text" style:name="T921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922">
      <style:text-properties fo:language="bg" fo:country="BG"/>
    </style:style>
    <style:style style:parent-style-name="653" style:list-style-name="WWNum1" style:family="paragraph" style:name="P428">
      <style:paragraph-properties/>
    </style:style>
    <style:style style:family="text" style:name="T923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924">
      <style:text-properties fo:language="bg" fo:country="BG"/>
    </style:style>
    <style:style style:parent-style-name="653" style:list-style-name="WWNum1" style:family="paragraph" style:name="P429">
      <style:paragraph-properties/>
    </style:style>
    <style:style style:family="text" style:name="T925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926">
      <style:text-properties fo:language="bg" fo:country="BG"/>
    </style:style>
    <style:style style:parent-style-name="661" style:family="paragraph" style:name="P430">
      <style:paragraph-properties/>
    </style:style>
    <style:style style:family="text" style:name="T927">
      <style:text-properties fo:language="bg" fo:country="BG"/>
    </style:style>
    <style:style style:family="text" style:name="T928">
      <style:text-properties fo:font-size="14pt" fo:language="bg" fo:country="BG"/>
    </style:style>
    <style:style style:parent-style-name="653" style:list-style-name="WWNum1" style:family="paragraph" style:name="P431">
      <style:paragraph-properties/>
    </style:style>
    <style:style style:family="text" style:name="T929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930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931">
      <style:text-properties fo:language="bg" fo:country="BG"/>
    </style:style>
    <style:style style:parent-style-name="653" style:list-style-name="WWNum1" style:family="paragraph" style:name="P432">
      <style:paragraph-properties/>
    </style:style>
    <style:style style:family="text" style:name="T932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933">
      <style:text-properties fo:language="bg" fo:country="BG"/>
    </style:style>
    <style:style style:parent-style-name="653" style:list-style-name="WWNum1" style:family="paragraph" style:name="P433">
      <style:paragraph-properties/>
    </style:style>
    <style:style style:family="text" style:name="T934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935">
      <style:text-properties fo:language="bg" fo:country="BG"/>
    </style:style>
    <style:style style:parent-style-name="653" style:list-style-name="WWNum1" style:family="paragraph" style:name="P434">
      <style:paragraph-properties/>
    </style:style>
    <style:style style:family="text" style:name="T936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937">
      <style:text-properties fo:language="bg" fo:country="BG"/>
    </style:style>
    <style:style style:parent-style-name="653" style:list-style-name="WWNum1" style:family="paragraph" style:name="P435">
      <style:paragraph-properties/>
    </style:style>
    <style:style style:family="text" style:name="T938">
      <style:text-properties fo:font-variant="normal" fo:text-transform="none" fo:color="#069a2e" fo:font-family="Liberation Sans" style:font-family-complex="Liberation Sans" fo:font-size="14pt" fo:letter-spacing="0pt" fo:language="bg" fo:country="BG" fo:font-style="normal" fo:font-weight="normal"/>
    </style:style>
    <style:style style:family="text" style:name="T939">
      <style:text-properties fo:language="bg" fo:country="BG"/>
    </style:style>
    <style:style style:parent-style-name="653" style:family="paragraph" style:name="P436">
      <style:paragraph-properties/>
    </style:style>
    <style:style style:family="text" style:name="T940">
      <style:text-properties fo:font-variant="normal" fo:text-transform="none" fo:color="#202124" fo:font-family="Liberation Sans" style:font-family-complex="Liberation Sans" fo:font-size="14pt" fo:letter-spacing="0pt" fo:language="bg" fo:country="BG" fo:font-style="normal" fo:font-weight="normal"/>
    </style:style>
    <style:style style:family="text" style:name="T941">
      <style:text-properties fo:language="bg" fo:country="BG"/>
    </style:style>
  </office:automatic-styles>
  <office:body>
    <office:text text:use-soft-page-breaks="true">
      <text:p text:style-name="P44"><text:span text:style-name="T32">Въпроси по Софтуерна документация</text:span><text:span text:style-name="T33"/><text:span/></text:p>
      <text:p text:style-name="P45"><text:span text:style-name="T34"/><text:span text:style-name="T35"/><text:span/></text:p>
      <text:list>
        <text:list-item>
          <text:p text:style-name="P46"><text:span/><text:span text:style-name="T36"/><text:bookmark-start text:name="__RefHeading___Toc562_3989190575"/><text:span/><text:bookmark-end text:name="__RefHeading___Toc562_3989190575"/><text:span text:style-name="T37"/><text:span/><text:span/><text:span text:style-name="T38"/><text:span text:style-name="T39"/><text:span/><text:span/></text:p>
        </text:list-item>
      </text:list>
      <text:p text:style-name="P47"><text:span/><text:span/><text:span/></text:p>
      <text:table-of-content text:name="">
        <text:table-of-content-source text:outline-level="9"/>
        <text:index-body>
          <text:p text:style-name="P47"><text:a xlink:href="#_Toc1" xlink:type="simple"><text:span text:style-name="T40"/><text:span text:style-name="T41">Тема </text:span><text:span text:style-name="T42">1</text:span><text:span text:style-name="T43"/><text:span><text:tab/></text:span><text:span>2</text:span></text:a><text:span/></text:p>
          <text:p text:style-name="P48"><text:a xlink:href="#_Toc2" xlink:type="simple"><text:span text:style-name="T44"/><text:span text:style-name="T45">Тема 2</text:span><text:span text:style-name="T46"/><text:span><text:tab/></text:span><text:span>2</text:span></text:a><text:span/></text:p>
          <text:p text:style-name="P49"><text:a xlink:href="#_Toc3" xlink:type="simple"><text:span text:style-name="T47"/><text:span text:style-name="T48">При кой метод за разработка на софтуер липсва обратна връзка?</text:span><text:span text:style-name="T49"/><text:span><text:tab/></text:span><text:span>2</text:span></text:a><text:span/></text:p>
          <text:p text:style-name="P50"><text:a xlink:href="#_Toc4" xlink:type="simple"><text:span text:style-name="T50"/><text:span text:style-name="T51">Кои методи за разработка на софтуер са гъвкави (agile)?</text:span><text:span text:style-name="T52"/><text:span><text:tab/></text:span><text:span>2</text:span></text:a><text:span/></text:p>
          <text:p text:style-name="P51"><text:a xlink:href="#_Toc5" xlink:type="simple"><text:span text:style-name="T53"/><text:span text:style-name="T54">Кои са ролите в скръм екипа?</text:span><text:span text:style-name="T55"/><text:span><text:tab/></text:span><text:span>3</text:span></text:a><text:span/></text:p>
          <text:p text:style-name="P52"><text:a xlink:href="#_Toc6" xlink:type="simple"><text:span text:style-name="T56"/><text:span text:style-name="T57">Кои от следните видове документи не са част от фазата за поддръжка на един софтуерен продукт?</text:span><text:span text:style-name="T58"/><text:span><text:tab/></text:span><text:span>3</text:span></text:a><text:span/></text:p>
          <text:p text:style-name="P53"><text:a xlink:href="#_Toc7" xlink:type="simple"><text:span text:style-name="T59"/><text:span text:style-name="T60">Може ли документационния процес да бъде гъвкав (agile)?</text:span><text:span text:style-name="T61"/><text:span><text:tab/></text:span><text:span>3</text:span></text:a><text:span/></text:p>
          <text:p text:style-name="P54"><text:a xlink:href="#_Toc8" xlink:type="simple"><text:span text:style-name="T62"/><text:span text:style-name="T63">Какво означава CMS в контекста на софтуерната документация?</text:span><text:span text:style-name="T64"/><text:span><text:tab/></text:span><text:span>3</text:span></text:a><text:span/></text:p>
          <text:p text:style-name="P55"><text:a xlink:href="#_Toc9" xlink:type="simple"><text:span text:style-name="T65"/><text:span text:style-name="T66">Представете си, че Бил Гейтс е загубил краткосрочната си памет. Обяснете му какво е Instagram.</text:span><text:span text:style-name="T67"/><text:span><text:tab/></text:span><text:span>3</text:span></text:a><text:span/></text:p>
          <text:p text:style-name="P56"><text:a xlink:href="#_Toc10" xlink:type="simple"><text:span text:style-name="T68"/><text:span text:style-name="T69">Дефинирайте 4 различни персони и опишете подробно една от тях.</text:span><text:span text:style-name="T70"/><text:span><text:tab/></text:span><text:span>3</text:span></text:a><text:span/></text:p>
          <text:p text:style-name="P57"><text:a xlink:href="#_Toc11" xlink:type="simple"><text:span text:style-name="T71">·</text:span><text:span><text:tab/></text:span><text:span text:style-name="T72"/><text:span text:style-name="T73">Тема 3</text:span><text:span text:style-name="T74"/><text:span><text:tab/></text:span><text:span>3</text:span></text:a><text:span/></text:p>
          <text:p text:style-name="P58"><text:a xlink:href="#_Toc12" xlink:type="simple"><text:span text:style-name="T75"/><text:span text:style-name="T76"> Кой официално превежда документацията на чужд език?</text:span><text:span text:style-name="T77"/><text:span><text:tab/></text:span><text:span>3</text:span></text:a><text:span/></text:p>
          <text:p text:style-name="P59"><text:a xlink:href="#_Toc13" xlink:type="simple"><text:span text:style-name="T78"/><text:span text:style-name="T79">Кой прави официална езикова редакция на документацията?</text:span><text:span text:style-name="T80"/><text:span><text:tab/></text:span><text:span>4</text:span></text:a><text:span/></text:p>
          <text:p text:style-name="P60"><text:a xlink:href="#_Toc14" xlink:type="simple"><text:span text:style-name="T81"/><text:span text:style-name="T82">Кой може да дава обратна връзка за техническата коректност на документацията?</text:span><text:span text:style-name="T83"/><text:span><text:tab/></text:span><text:span>4</text:span></text:a><text:span/></text:p>
          <text:p text:style-name="P61"><text:a xlink:href="#_Toc15" xlink:type="simple"><text:span text:style-name="T84"/><text:span text:style-name="T85">Какво е необходимо за поддръжката на документацията? </text:span><text:span text:style-name="T86"/><text:span><text:tab/></text:span><text:span>4</text:span></text:a><text:span/></text:p>
          <text:p text:style-name="P62"><text:a xlink:href="#_Toc16" xlink:type="simple"><text:span text:style-name="T87"/><text:span text:style-name="T88">Каква може да бъде обратната връзка от потребители, клиенти, читатели?</text:span><text:span text:style-name="T89"/><text:span><text:tab/></text:span><text:span>4</text:span></text:a><text:span/></text:p>
          <text:p text:style-name="P63"><text:a xlink:href="#_Toc17" xlink:type="simple"><text:span text:style-name="T90"/><text:span text:style-name="T91">Преди интервюто трябва да:</text:span><text:span text:style-name="T92"/><text:span><text:tab/></text:span><text:span>4</text:span></text:a><text:span/></text:p>
          <text:p text:style-name="P64"><text:a xlink:href="#_Toc18" xlink:type="simple"><text:span text:style-name="T93"/><text:span text:style-name="T94">Какво не трябва да правите по време на интервюто и след това?</text:span><text:span text:style-name="T95"/><text:span><text:tab/></text:span><text:span>4</text:span></text:a><text:span/></text:p>
          <text:p text:style-name="P65"><text:a xlink:href="#_Toc19" xlink:type="simple"><text:span text:style-name="T96"/><text:span text:style-name="T97">При писането на документация е добре да:</text:span><text:span text:style-name="T98"/><text:span><text:tab/></text:span><text:span>5</text:span></text:a><text:span/></text:p>
          <text:p text:style-name="P66"><text:a xlink:href="#_Toc20" xlink:type="simple"><text:span text:style-name="T99"/><text:span text:style-name="T100">Тема 4</text:span><text:span text:style-name="T101"/><text:span><text:tab/></text:span><text:span>5</text:span></text:a><text:span/></text:p>
          <text:p text:style-name="P67"><text:a xlink:href="#_Toc21" xlink:type="simple"><text:span text:style-name="T102"/><text:span text:style-name="T103">При писане на техническа документация е добре да се използват:</text:span><text:span text:style-name="T104"/><text:span><text:tab/></text:span><text:span>5</text:span></text:a><text:span/></text:p>
          <text:p text:style-name="P68"><text:a xlink:href="#_Toc22" xlink:type="simple"><text:span text:style-name="T105"/><text:span text:style-name="T106">Информацията в техническата документация трябва да бъде</text:span><text:span text:style-name="T107"/><text:span><text:tab/></text:span><text:span>5</text:span></text:a><text:span/></text:p>
          <text:p text:style-name="P69"><text:a xlink:href="#_Toc23" xlink:type="simple"><text:span text:style-name="T108"/><text:span text:style-name="T109">За кой глагол е обяснението: an absolute requirement?</text:span><text:span text:style-name="T110"/><text:span><text:tab/></text:span><text:span>5</text:span></text:a><text:span/></text:p>
          <text:p text:style-name="P70"><text:a xlink:href="#_Toc24" xlink:type="simple"><text:span text:style-name="T111"/><text:span text:style-name="T112">Позволено ли е в техническата документация да се използват абревиатури и съкращения на дълги термини?</text:span><text:span text:style-name="T113"/><text:span><text:tab/></text:span><text:span>5</text:span></text:a><text:span/></text:p>
          <text:p text:style-name="P71"><text:a xlink:href="#_Toc25" xlink:type="simple"><text:span text:style-name="T114"/><text:span text:style-name="T115">Кои от изброените примери не са подходящи за техническа документация?</text:span><text:span text:style-name="T116"/><text:span><text:tab/></text:span><text:span>6</text:span></text:a><text:span/></text:p>
          <text:p text:style-name="P72"><text:a xlink:href="#_Toc26" xlink:type="simple"><text:span text:style-name="T117"/><text:span text:style-name="T118">З</text:span><text:span text:style-name="T119">а яснота при писането на техническа документация трябва да:</text:span><text:span text:style-name="T120"/><text:span><text:tab/></text:span><text:span>6</text:span></text:a><text:span/></text:p>
          <text:p text:style-name="P73"><text:a xlink:href="#_Toc27" xlink:type="simple"><text:span text:style-name="T121"/><text:span text:style-name="T122">Тема 5</text:span><text:span text:style-name="T123"><text:s/></text:span><text:span text:style-name="T124"/><text:span><text:tab/></text:span><text:span>6</text:span></text:a><text:span/></text:p>
          <text:p text:style-name="P74"><text:a xlink:href="#_Toc28" xlink:type="simple"><text:span text:style-name="T125"/><text:span text:style-name="T126">Кое от изброените не е пример за текст за потребителски интерфейс?</text:span><text:span text:style-name="T127"/><text:span><text:tab/></text:span><text:span>6</text:span></text:a><text:span/></text:p>
          <text:p text:style-name="P75"><text:a xlink:href="#_Toc29" xlink:type="simple"><text:span text:style-name="T128"/><text:span text:style-name="T129">Защо трябва да се стараем да пишем добри текстове за потребителски интерфейс? </text:span><text:span text:style-name="T130"/><text:span><text:tab/></text:span><text:span>6</text:span></text:a><text:span/></text:p>
          <text:p text:style-name="P76"><text:a xlink:href="#_Toc30" xlink:type="simple"><text:span text:style-name="T131"/><text:span text:style-name="T132">Кое от съобщенията следва подхода </text:span><text:span text:style-name="T133">"Who What Where"</text:span><text:span text:style-name="T134">? </text:span><text:span text:style-name="T135"/><text:span><text:tab/></text:span><text:span>6</text:span></text:a><text:span/></text:p>
          <text:p text:style-name="P77"><text:a xlink:href="#_Toc31" xlink:type="simple"><text:span text:style-name="T136"/><text:span text:style-name="T137">Кое съобщение следва </text:span><text:span text:style-name="T138">people-centric</text:span><text:span text:style-name="T139"> подхода? </text:span><text:span text:style-name="T140"/><text:span><text:tab/></text:span><text:span>6</text:span></text:a><text:span/></text:p>
          <text:p text:style-name="P78"><text:a xlink:href="#_Toc32" xlink:type="simple"><text:span text:style-name="T141"/><text:span text:style-name="T142">Кои бутони са подходящи под въпроса: "</text:span><text:span text:style-name="T143">Are you sure you want to delete the XYZ file?"</text:span><text:span text:style-name="T144"/><text:span><text:tab/></text:span><text:span>7</text:span></text:a><text:span/></text:p>
          <text:p text:style-name="P79"><text:a xlink:href="#_Toc33" xlink:type="simple"><text:span text:style-name="T145"/><text:span text:style-name="T146">Тема 6</text:span><text:span text:style-name="T147"/><text:span><text:tab/></text:span><text:span>7</text:span></text:a><text:span/></text:p>
          <text:p text:style-name="P80"><text:a xlink:href="#_Toc34" xlink:type="simple"><text:span text:style-name="T148"/><text:span text:style-name="T149"> На кой ред са изброени само видове видео материали:</text:span><text:span text:style-name="T150"/><text:span><text:tab/></text:span><text:span>7</text:span></text:a><text:span/></text:p>
          <text:p text:style-name="P81"><text:a xlink:href="#_Toc35" xlink:type="simple"><text:span text:style-name="T151"/><text:span text:style-name="T152">Кой софтуер не се използва за създаване на видео материали:</text:span><text:span text:style-name="T153"/><text:span><text:tab/></text:span><text:span>7</text:span></text:a><text:span/></text:p>
          <text:p text:style-name="P82"><text:a xlink:href="#_Toc36" xlink:type="simple"><text:span text:style-name="T154"/><text:span text:style-name="T155">Кой от следните етапи не е част от процеса на създаване на видео материали:</text:span><text:span text:style-name="T156"/><text:span><text:tab/></text:span><text:span>7</text:span></text:a><text:span/></text:p>
          <text:p text:style-name="P83"><text:a xlink:href="#_Toc37" xlink:type="simple"><text:span text:style-name="T157"/><text:span text:style-name="T158">Каква резолюция е препоръчително да се използва при създаването на Camtasia проект:</text:span><text:span text:style-name="T159"/><text:span><text:tab/></text:span><text:span>7</text:span></text:a><text:span/></text:p>
          <text:p text:style-name="P84"><text:a xlink:href="#_Toc38" xlink:type="simple"><text:span text:style-name="T160"/><text:span text:style-name="T161">Коя опция в Camtasia е препоръчително да се използва при рендериране на видеото:</text:span><text:span text:style-name="T162"/><text:span><text:tab/></text:span><text:span>8</text:span></text:a><text:span/></text:p>
          <text:p text:style-name="P85"><text:a xlink:href="#_Toc39" xlink:type="simple"><text:span text:style-name="T163"/><text:span text:style-name="T164">Кои от следните твърдения не са верни?</text:span><text:span text:style-name="T165"/><text:span><text:tab/></text:span><text:span>8</text:span></text:a><text:span/></text:p>
          <text:p text:style-name="P86"><text:a xlink:href="#_Toc40" xlink:type="simple"><text:span text:style-name="T166"/><text:span text:style-name="T167">Кои от следните цветове са само студени?</text:span><text:span text:style-name="T168"/><text:span><text:tab/></text:span><text:span>8</text:span></text:a><text:span/></text:p>
          <text:p text:style-name="P87"><text:a xlink:href="#_Toc41" xlink:type="simple"><text:span text:style-name="T169"/><text:span text:style-name="T170">С кои методи можете да изберете композиционен център?</text:span><text:span text:style-name="T171"/><text:span><text:tab/></text:span><text:span>8</text:span></text:a><text:span/></text:p>
          <text:p text:style-name="P88"><text:a xlink:href="#_Toc42" xlink:type="simple"><text:span text:style-name="T172"/><text:span text:style-name="T173">Кой вид изображение ще загуби качество при увеличение от 500%?</text:span><text:span text:style-name="T174"/><text:span><text:tab/></text:span><text:span>8</text:span></text:a><text:span/></text:p>
          <text:p text:style-name="P89"><text:a xlink:href="#_Toc43" xlink:type="simple"><text:span text:style-name="T175"/><text:span text:style-name="T176">Шрифтът "Helvetica" към кои шрифтове спада?</text:span><text:span text:style-name="T177"/><text:span><text:tab/></text:span><text:span>8</text:span></text:a><text:span/></text:p>
          <text:p text:style-name="P90"><text:a xlink:href="#_Toc44" xlink:type="simple"><text:span text:style-name="T178"/><text:span text:style-name="T179">Тема 7</text:span><text:span text:style-name="T180"/><text:span><text:tab/></text:span><text:span>8</text:span></text:a><text:span/></text:p>
          <text:p text:style-name="P91"><text:a xlink:href="#_Toc45" xlink:type="simple"><text:span text:style-name="T181"/><text:span text:style-name="T182">К</text:span><text:span text:style-name="T183">акво е композиционен център? </text:span><text:span text:style-name="T184"/><text:span><text:tab/></text:span><text:span>8</text:span></text:a><text:span/></text:p>
          <text:p text:style-name="P92"><text:a xlink:href="#_Toc46" xlink:type="simple"><text:span text:style-name="T185"/><text:span text:style-name="T186">Кое не е вид композиция? </text:span><text:span text:style-name="T187"/><text:span><text:tab/></text:span><text:span>9</text:span></text:a><text:span/></text:p>
          <text:p text:style-name="P93"><text:a xlink:href="#_Toc47" xlink:type="simple"><text:span text:style-name="T188"/><text:span text:style-name="T189">Какво е важно за динамиката в композицията?<text:s text:c="2"/></text:span><text:span text:style-name="T190"/><text:span><text:tab/></text:span><text:span>9</text:span></text:a><text:span/></text:p>
          <text:p text:style-name="P94"><text:a xlink:href="#_Toc48" xlink:type="simple"><text:span text:style-name="T191"/><text:span text:style-name="T192">Как постигаме различни цветови нюанси? </text:span><text:span text:style-name="T193"/><text:span><text:tab/></text:span><text:span>9</text:span></text:a><text:span/></text:p>
          <text:p text:style-name="P95"><text:a xlink:href="#_Toc49" xlink:type="simple"><text:span text:style-name="T194"/><text:span text:style-name="T195">Какви групи глифове може да има един шрифт? </text:span><text:span text:style-name="T196"/><text:span><text:tab/></text:span><text:span>9</text:span></text:a><text:span/></text:p>
          <text:p text:style-name="P96"><text:a xlink:href="#_Toc50" xlink:type="simple"><text:span text:style-name="T197"/><text:span text:style-name="T198">Тема 8</text:span><text:span text:style-name="T199"/><text:span><text:tab/></text:span><text:span>9</text:span></text:a><text:span/></text:p>
          <text:p text:style-name="P97"><text:a xlink:href="#_Toc51" xlink:type="simple"><text:span text:style-name="T200"/><text:span text:style-name="T201">Кои видове графики използваме в техническата документация? </text:span><text:span text:style-name="T202"/><text:span><text:tab/></text:span><text:span>9</text:span></text:a><text:span/></text:p>
          <text:p text:style-name="P98"><text:a xlink:href="#_Toc52" xlink:type="simple"><text:span text:style-name="T203"/><text:span text:style-name="T204">Какво означава да опростим една снимка на екрана (screenshot)? </text:span><text:span text:style-name="T205"/><text:span><text:tab/></text:span><text:span>9</text:span></text:a><text:span/></text:p>
          <text:p text:style-name="P99"><text:a xlink:href="#_Toc53" xlink:type="simple"><text:span text:style-name="T206"/><text:span text:style-name="T207">Защо опростяваме снимките на екрани (screenshots)? </text:span><text:span text:style-name="T208"/><text:span><text:tab/></text:span><text:span>10</text:span></text:a><text:span/></text:p>
          <text:p text:style-name="P100"><text:a xlink:href="#_Toc54" xlink:type="simple"><text:span text:style-name="T209"/><text:span text:style-name="T210">Коя от посочените стъпки не е част от процеса за създаване на графики?</text:span><text:span text:style-name="T211"/><text:span><text:tab/></text:span><text:span>10</text:span></text:a><text:span/></text:p>
          <text:p text:style-name="P101"><text:a xlink:href="#_Toc55" xlink:type="simple"><text:span text:style-name="T212"/><text:span text:style-name="T213">Кое трябва да имаме предвид при създаване на графика?</text:span><text:span text:style-name="T214"/><text:span><text:tab/></text:span><text:span>10</text:span></text:a><text:span/></text:p>
          <text:p text:style-name="P102"><text:a xlink:href="#_Toc56" xlink:type="simple"><text:span text:style-name="T215"/><text:span text:style-name="T216">Тема 9</text:span><text:span text:style-name="T217"/><text:span><text:tab/></text:span><text:span>10</text:span></text:a><text:span/></text:p>
          <text:p text:style-name="P103"><text:a xlink:href="#_Toc57" xlink:type="simple"><text:span text:style-name="T218"/><text:span text:style-name="T219">В колко класа са групирани всички видове документи?</text:span><text:span text:style-name="T220"/><text:span><text:tab/></text:span><text:span>10</text:span></text:a><text:span/></text:p>
          <text:p text:style-name="P104"><text:a xlink:href="#_Toc58" xlink:type="simple"><text:span text:style-name="T221"/><text:span text:style-name="T222">От какво е съставен един XML документ?</text:span><text:span text:style-name="T223"/><text:span><text:tab/></text:span><text:span>10</text:span></text:a><text:span/></text:p>
          <text:p text:style-name="P105"><text:a xlink:href="#_Toc59" xlink:type="simple"><text:span text:style-name="T224"/><text:span text:style-name="T225">Кои са трите основни типа документи в DITA?</text:span><text:span text:style-name="T226"/><text:span><text:tab/></text:span><text:span>10</text:span></text:a><text:span/></text:p>
          <text:p text:style-name="P106"><text:a xlink:href="#_Toc60" xlink:type="simple"><text:span text:style-name="T227"/><text:span text:style-name="T228">В кой тип документ се използва списък от стъпки за изпълнение на дадена задача?</text:span><text:span text:style-name="T229"/><text:span><text:tab/></text:span><text:span>11</text:span></text:a><text:span/></text:p>
          <text:p text:style-name="P107"><text:a xlink:href="#_Toc61" xlink:type="simple"><text:span text:style-name="T230"/><text:span text:style-name="T231">К</text:span><text:span text:style-name="T232">ои са подходите за повторно използване на информация?</text:span><text:span text:style-name="T233"/><text:span><text:tab/></text:span><text:span>11</text:span></text:a><text:span/></text:p>
          <text:p text:style-name="P108"><text:a xlink:href="#_Toc62" xlink:type="simple"><text:span text:style-name="T234"/><text:span text:style-name="T235">Тема 10</text:span><text:span text:style-name="T236"/><text:span><text:tab/></text:span><text:span>11</text:span></text:a><text:span/></text:p>
          <text:p text:style-name="P109"><text:a xlink:href="#_Toc63" xlink:type="simple"><text:span text:style-name="T237"/><text:span text:style-name="T238">Описвате функционалност, която използва Eclipse и трябва да направите Help документ за него (Eclipse Help). Какви формати бихте използвали?</text:span><text:span text:style-name="T239"/><text:span><text:tab/></text:span><text:span>11</text:span></text:a><text:span/></text:p>
          <text:p text:style-name="P110"><text:a xlink:href="#_Toc64" xlink:type="simple"><text:span text:style-name="T240"/><text:span text:style-name="T241">Искате да запознаете клиентите си с новия си продукт, който включва доста сложни конфигурации. Какви формати бихте използвали?</text:span><text:span text:style-name="T242"/><text:span><text:tab/></text:span><text:span>11</text:span></text:a><text:span/></text:p>
          <text:p text:style-name="P111"><text:a xlink:href="#_Toc65" xlink:type="simple"><text:span text:style-name="T243"/><text:span text:style-name="T244">Трябва да направите презентация на нов продукт пред потенциални клиенти. Какви формати бихте използвали?</text:span><text:span text:style-name="T245"/><text:span><text:tab/></text:span><text:span>11</text:span></text:a><text:span/></text:p>
          <text:p text:style-name="P112"><text:a xlink:href="#_Toc66" xlink:type="simple"><text:span text:style-name="T246"/><text:span text:style-name="T247">Вашият екип е имплементирал нова функционалност в софтуерния продукт. Трябва да опишете тази функционалност, да я промотирате пред клиентите и да получите тяхното мнение за подобрения или нови имплементации. Какви формати бихте използвали?</text:span><text:span text:style-name="T248"/><text:span><text:tab/></text:span><text:span>12</text:span></text:a><text:span/></text:p>
          <text:p text:style-name="P113"><text:a xlink:href="#_Toc67" xlink:type="simple"><text:span text:style-name="T249"/><text:span text:style-name="T250">Дадена ви е задача да публикувате документация, която минава през редактиране и превод. Какви формати бихте използвали?</text:span><text:span text:style-name="T251"/><text:span><text:tab/></text:span><text:span>12</text:span></text:a><text:span/></text:p>
          <text:p text:style-name="P114"><text:a xlink:href="#_Toc68" xlink:type="simple"><text:span text:style-name="T252"/><text:span text:style-name="T253">Може да използвате всички документационни формати, за да опишете конфигурация на нова функционалност, която да е достъпна до клиенти още днес. Какви формати бихте използвали?</text:span><text:span text:style-name="T254"/><text:span><text:tab/></text:span><text:span>12</text:span></text:a><text:span/></text:p>
          <text:p><text:span/><text:span/><text:span/><text:span/></text:p>
        </text:index-body>
      </text:table-of-content>
      <text:list>
        <text:list-item>
          <text:p text:style-name="P115"><text:span/><text:bookmark-start text:name="_Toc1"/><text:span text:style-name="T255"/><text:bookmark-start text:name="__RefHeading___Toc564_3989190575"/><text:span text:style-name="T256">Тема </text:span><text:span text:style-name="T257">1</text:span><text:bookmark-end text:name="__RefHeading___Toc564_3989190575"/><text:span/><text:bookmark-end text:name="_Toc1"/><text:span/><text:span/></text:p>
        </text:list-item>
        <text:list-item>
          <text:p text:style-name="P116"><text:span/><text:bookmark-start text:name="_Toc2"/><text:span text:style-name="T258"/><text:bookmark-start text:name="__RefHeading___Toc566_3989190575"/><text:span text:style-name="T259">Тема 2</text:span><text:bookmark-end text:name="__RefHeading___Toc566_3989190575"/><text:span/><text:bookmark-end text:name="_Toc2"/><text:span/><text:span/></text:p>
        </text:list-item>
        <text:list-item>
          <text:p text:style-name="P117"><text:span/><text:bookmark-start text:name="_Toc3"/><text:span text:style-name="T260"/><text:bookmark-start text:name="__RefHeading___Toc568_3989190575"/><text:span text:style-name="T261">При кой метод за разработка на софтуер липсва обратна връзка?</text:span><text:bookmark-end text:name="__RefHeading___Toc568_3989190575"/><text:span/><text:bookmark-end text:name="_Toc3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118"><text:span text:style-name="T262">Waterfall</text:span><text:span text:style-name="T263"/><text:span/></text:p>
                </text:list-item>
                <text:list-item>
                  <text:p text:style-name="P119"><text:span text:style-name="T264">V-Model</text:span><text:span text:style-name="T265"/><text:span/></text:p>
                </text:list-item>
                <text:list-item>
                  <text:p text:style-name="P120"><text:span text:style-name="T266">Итеративен метод</text:span><text:span text:style-name="T267"/><text:span/></text:p>
                </text:list-item>
                <text:list-item>
                  <text:p text:style-name="P121"><text:span text:style-name="T268">Scrum</text:span><text:span text:style-name="T269"/><text:span/></text:p>
                </text:list-item>
                <text:list-item>
                  <text:p text:style-name="P122"><text:span text:style-name="T270">Spiral</text:span><text:span text:style-name="T271"/><text:span/></text:p>
                </text:list-item>
              </text:list>
            </text:list-item>
          </text:list>
        </text:list-item>
      </text:list>
      <text:list>
        <text:list-item>
          <text:p text:style-name="P123"><text:span/><text:bookmark-start text:name="_Toc4"/><text:span text:style-name="T272"/><text:bookmark-start text:name="__RefHeading___Toc570_3989190575"/><text:span text:style-name="T273">Кои методи за разработка на софтуер са гъвкави (agile)?</text:span><text:bookmark-end text:name="__RefHeading___Toc570_3989190575"/><text:span/><text:bookmark-end text:name="_Toc4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124"><text:span text:style-name="T274">Watefall</text:span><text:span text:style-name="T275"/><text:span/></text:p>
                </text:list-item>
                <text:list-item>
                  <text:p text:style-name="P125"><text:span text:style-name="T276">Scrum</text:span><text:span text:style-name="T277"/><text:span/></text:p>
                </text:list-item>
                <text:list-item>
                  <text:p text:style-name="P126"><text:span text:style-name="T278">V model</text:span><text:span text:style-name="T279"/><text:span/></text:p>
                </text:list-item>
                <text:list-item>
                  <text:p text:style-name="P127"><text:span text:style-name="T280">Kanban</text:span><text:span text:style-name="T281"/><text:span/></text:p>
                </text:list-item>
                <text:list-item>
                  <text:p text:style-name="P128"><text:span text:style-name="T282">Scrumban</text:span><text:span text:style-name="T283"/><text:span/></text:p>
                </text:list-item>
                <text:list-item>
                  <text:p text:style-name="P129"><text:span text:style-name="T284">Lean</text:span><text:span text:style-name="T285"/><text:span/></text:p>
                </text:list-item>
              </text:list>
            </text:list-item>
          </text:list>
        </text:list-item>
      </text:list>
      <text:list>
        <text:list-item>
          <text:p text:style-name="P130"><text:span/><text:bookmark-start text:name="_Toc5"/><text:span text:style-name="T286"/><text:bookmark-start text:name="__RefHeading___Toc572_3989190575"/><text:span text:style-name="T287">Кои са ролите в скръм екипа?</text:span><text:bookmark-end text:name="__RefHeading___Toc572_3989190575"/><text:span/><text:bookmark-end text:name="_Toc5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131"><text:span text:style-name="T288">Technical Communicator</text:span><text:span text:style-name="T289"/><text:span/></text:p>
                </text:list-item>
                <text:list-item>
                  <text:p text:style-name="P132"><text:span text:style-name="T290">Development Team</text:span><text:span text:style-name="T291"/><text:span/></text:p>
                </text:list-item>
                <text:list-item>
                  <text:p text:style-name="P133"><text:span text:style-name="T292">Quality Assurance</text:span><text:span text:style-name="T293"/><text:span/></text:p>
                </text:list-item>
                <text:list-item>
                  <text:p text:style-name="P134"><text:span text:style-name="T294">Product Owner</text:span><text:span text:style-name="T295"/><text:span/></text:p>
                </text:list-item>
                <text:list-item>
                  <text:p text:style-name="P135"><text:span text:style-name="T296">Scrum Master</text:span><text:span text:style-name="T297"/><text:span/></text:p>
                </text:list-item>
                <text:list-item>
                  <text:p text:style-name="P136"><text:span text:style-name="T298">Team Lead</text:span><text:span text:style-name="T299"/><text:span/></text:p>
                </text:list-item>
              </text:list>
            </text:list-item>
          </text:list>
        </text:list-item>
      </text:list>
      <text:list>
        <text:list-item>
          <text:p text:style-name="P137"><text:span/><text:bookmark-start text:name="_Toc6"/><text:span text:style-name="T300"/><text:bookmark-start text:name="__RefHeading___Toc574_3989190575"/><text:span text:style-name="T301">Кои от следните видове документи не са част от фазата за поддръжка на един софтуерен продукт?</text:span><text:bookmark-end text:name="__RefHeading___Toc574_3989190575"/><text:span/><text:bookmark-end text:name="_Toc6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138"><text:span text:style-name="T302">Дизайн документ</text:span><text:span text:style-name="T303"/><text:span/></text:p>
                </text:list-item>
                <text:list-item>
                  <text:p text:style-name="P139"><text:span text:style-name="T304">Troubleshooting информация</text:span><text:span text:style-name="T305"/><text:span/></text:p>
                </text:list-item>
                <text:list-item>
                  <text:p text:style-name="P140"><text:span text:style-name="T306">Коментари в кода</text:span><text:span text:style-name="T307"/><text:span/></text:p>
                </text:list-item>
                <text:list-item>
                  <text:p text:style-name="P141"><text:span text:style-name="T308">Информация за нови версии</text:span><text:span text:style-name="T309"/><text:span/></text:p>
                </text:list-item>
                <text:list-item>
                  <text:p text:style-name="P142"><text:span text:style-name="T310">Наръчници за инсталация</text:span><text:span text:style-name="T311"/><text:span/></text:p>
                </text:list-item>
                <text:list-item>
                  <text:p text:style-name="P143"><text:span text:style-name="T312">Наръчници за администратори</text:span><text:span text:style-name="T313"/><text:span/></text:p>
                </text:list-item>
              </text:list>
            </text:list-item>
          </text:list>
        </text:list-item>
      </text:list>
      <text:list>
        <text:list-item>
          <text:p text:style-name="P144"><text:span/><text:bookmark-start text:name="_Toc7"/><text:span text:style-name="T314"/><text:bookmark-start text:name="__RefHeading___Toc576_3989190575"/><text:span text:style-name="T315">Може ли документационния процес да бъде гъвкав (agile)?</text:span><text:bookmark-end text:name="__RefHeading___Toc576_3989190575"/><text:span/><text:bookmark-end text:name="_Toc7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145"><text:span text:style-name="T316">Да</text:span><text:span text:style-name="T317"/><text:span/></text:p>
                </text:list-item>
                <text:list-item>
                  <text:p text:style-name="P146"><text:span text:style-name="T318">Не</text:span><text:span text:style-name="T319"/><text:span/></text:p>
                </text:list-item>
              </text:list>
            </text:list-item>
          </text:list>
        </text:list-item>
      </text:list>
      <text:list>
        <text:list-item>
          <text:p text:style-name="P147"><text:span/><text:bookmark-start text:name="_Toc8"/><text:span text:style-name="T320"/><text:bookmark-start text:name="__RefHeading___Toc578_3989190575"/><text:span text:style-name="T321">Какво означава CMS в контекста на софтуерната документация?</text:span><text:bookmark-end text:name="__RefHeading___Toc578_3989190575"/><text:span/><text:bookmark-end text:name="_Toc8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148"><text:span text:style-name="T322">Computer Management Service</text:span><text:span text:style-name="T323"/><text:span/></text:p>
                </text:list-item>
                <text:list-item>
                  <text:p text:style-name="P149"><text:span text:style-name="T324">Content Management System</text:span><text:span text:style-name="T325"/><text:span/></text:p>
                </text:list-item>
                <text:list-item>
                  <text:p text:style-name="P150"><text:span text:style-name="T326">Content Management Server</text:span><text:span text:style-name="T327"/><text:span/></text:p>
                </text:list-item>
                <text:list-item>
                  <text:p text:style-name="P151"><text:span text:style-name="T328">Centrally Maintained Software</text:span><text:span text:style-name="T329"/><text:span/></text:p>
                </text:list-item>
              </text:list>
            </text:list-item>
          </text:list>
        </text:list-item>
      </text:list>
      <text:list>
        <text:list-item>
          <text:p text:style-name="P152"><text:span/><text:bookmark-start text:name="_Toc9"/><text:span text:style-name="T330"/><text:bookmark-start text:name="__RefHeading___Toc580_3989190575"/><text:span text:style-name="T331">Представете си, че Бил Гейтс е загубил краткосрочната си памет. Обяснете му какво е Instagram.</text:span><text:bookmark-end text:name="__RefHeading___Toc580_3989190575"/><text:span/><text:bookmark-end text:name="_Toc9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153"><text:span text:style-name="T332">Instragram e безплатна програма, която можеш да имаш на телефона си.</text:span><text:span text:style-name="T333"> Използва се, за да споделяш свои снимки и видеа, за да разкриеш на приятелите си и света за живота си и събитията около теб. Притежава възможност за реагиране и писане на коментари. Използвай го внимателно: може да доведе до пристрастяване при някои хора!</text:span><text:span text:style-name="T334"/><text:span/></text:p>
                </text:list-item>
              </text:list>
            </text:list-item>
          </text:list>
        </text:list-item>
      </text:list>
      <text:list>
        <text:list-item>
          <text:p text:style-name="P154"><text:span/><text:bookmark-start text:name="_Toc10"/><text:span text:style-name="T335"/><text:bookmark-start text:name="__RefHeading___Toc582_3989190575"/><text:span text:style-name="T336">Дефинирайте 4 различни персони и опишете подробно една от тях.</text:span><text:bookmark-end text:name="__RefHeading___Toc582_3989190575"/><text:span/><text:bookmark-end text:name="_Toc10"/><text:span/><text:span/></text:p>
        </text:list-item>
      </text:list>
      <text:list text:style-name="WWNum2" text:continue-numbering="true">
        <text:list-item>
          <text:p text:style-name="P155"><text:span/><text:bookmark-start text:name="_Toc11"/><text:span text:style-name="T337"/><text:bookmark-start text:name="__RefHeading___Toc584_3989190575"/><text:span text:style-name="T338">Тема 3</text:span><text:bookmark-end text:name="__RefHeading___Toc584_3989190575"/><text:span/><text:bookmark-end text:name="_Toc11"/><text:span/><text:span/></text:p>
        </text:list-item>
      </text:list>
      <text:list>
        <text:list-item>
          <text:p text:style-name="P156"><text:span/><text:bookmark-start text:name="_Toc12"/><text:span text:style-name="T339"/><text:bookmark-start text:name="__RefHeading___Toc586_3989190575"/><text:span text:style-name="T340"> Кой официално превежда документацията на чужд език?</text:span><text:bookmark-end text:name="__RefHeading___Toc586_3989190575"/><text:span/><text:bookmark-end text:name="_Toc12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157"><text:span text:style-name="T341">Всеки автор, който знае езика.</text:span><text:span text:style-name="T342"/><text:span/></text:p>
                </text:list-item>
                <text:list-item>
                  <text:p text:style-name="P158"><text:span text:style-name="T343">Квалифициран преводач</text:span><text:span text:style-name="T344"/><text:span/></text:p>
                </text:list-item>
                <text:list-item>
                  <text:p text:style-name="P159"><text:span text:style-name="T345">Native speaker</text:span><text:span text:style-name="T346"/><text:span/></text:p>
                </text:list-item>
                <text:list-item>
                  <text:p text:style-name="P160"><text:span text:style-name="T347">Product Owner</text:span><text:span text:style-name="T348"/><text:span/></text:p>
                </text:list-item>
              </text:list>
            </text:list-item>
          </text:list>
        </text:list-item>
      </text:list>
      <text:list>
        <text:list-item>
          <text:p text:style-name="P161"><text:span/><text:bookmark-start text:name="_Toc13"/><text:span text:style-name="T349"/><text:bookmark-start text:name="__RefHeading___Toc588_3989190575"/><text:span text:style-name="T350">Кой прави официална езикова редакция на документацията?</text:span><text:bookmark-end text:name="__RefHeading___Toc588_3989190575"/><text:span/><text:bookmark-end text:name="_Toc13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162"><text:span text:style-name="T351">Всеки, който владее езика.</text:span><text:span text:style-name="T352"/><text:span/></text:p>
                </text:list-item>
                <text:list-item>
                  <text:p text:style-name="P163"><text:span text:style-name="T353">Квалифициран преводач</text:span><text:span text:style-name="T354"/><text:span/></text:p>
                </text:list-item>
                <text:list-item>
                  <text:p text:style-name="P164"><text:span text:style-name="T355">Native speaker</text:span><text:span text:style-name="T356"/><text:span/></text:p>
                </text:list-item>
                <text:list-item>
                  <text:p text:style-name="P165"><text:span text:style-name="T357">Колега – автор</text:span><text:span text:style-name="T358"/><text:span/></text:p>
                </text:list-item>
              </text:list>
            </text:list-item>
          </text:list>
        </text:list-item>
      </text:list>
      <text:list>
        <text:list-item>
          <text:p text:style-name="P166"><text:span/><text:bookmark-start text:name="_Toc14"/><text:span text:style-name="T359"/><text:bookmark-start text:name="__RefHeading___Toc590_3989190575"/><text:span text:style-name="T360">Кой може да дава обратна връзка за техническата коректност на документацията?</text:span><text:bookmark-end text:name="__RefHeading___Toc590_3989190575"/><text:span/><text:bookmark-end text:name="_Toc14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167"><text:span text:style-name="T361">Развойният екип</text:span><text:span text:style-name="T362"/><text:span/></text:p>
                </text:list-item>
                <text:list-item>
                  <text:p text:style-name="P168"><text:span text:style-name="T363">Колега - автор</text:span><text:span text:style-name="T364"/><text:span/></text:p>
                </text:list-item>
                <text:list-item>
                  <text:p text:style-name="P169"><text:span text:style-name="T365">Група автори</text:span><text:span text:style-name="T366"/><text:span/></text:p>
                </text:list-item>
                <text:list-item>
                  <text:p text:style-name="P170"><text:span text:style-name="T367">Квалифициран преводач</text:span><text:span text:style-name="T368"/><text:span/></text:p>
                </text:list-item>
              </text:list>
            </text:list-item>
          </text:list>
        </text:list-item>
      </text:list>
      <text:list>
        <text:list-item>
          <text:p text:style-name="P171"><text:span/><text:bookmark-start text:name="_Toc15"/><text:span text:style-name="T369"/><text:bookmark-start text:name="__RefHeading___Toc592_3989190575"/><text:span text:style-name="T370">Какво е необходимо за поддръжката на документацията? </text:span><text:bookmark-end text:name="__RefHeading___Toc592_3989190575"/><text:span/><text:bookmark-end text:name="_Toc15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172"><text:span text:style-name="T371">Постоянен контакт с развойния екип</text:span><text:span text:style-name="T372"/><text:span/></text:p>
                </text:list-item>
                <text:list-item>
                  <text:p text:style-name="P173"><text:span text:style-name="T373">Обратна връзка и изисквания от stakeholders</text:span><text:span text:style-name="T374"/><text:span/></text:p>
                </text:list-item>
                <text:list-item>
                  <text:p text:style-name="P174"><text:span text:style-name="T375">Един документ не трябва да се променя след публикуване.</text:span><text:span text:style-name="T376"/><text:span/></text:p>
                </text:list-item>
                <text:list-item>
                  <text:p text:style-name="P175"><text:span text:style-name="T377">Обратна връзка от потребители, клиенти, читатели</text:span><text:span text:style-name="T378"/><text:span/></text:p>
                </text:list-item>
                <text:list-item>
                  <text:p text:style-name="P176"><text:span text:style-name="T379">Задължително трябва да има разработена нова версия на продукта или услугата.</text:span><text:span text:style-name="T380"/><text:span/></text:p>
                </text:list-item>
              </text:list>
            </text:list-item>
          </text:list>
        </text:list-item>
      </text:list>
      <text:list>
        <text:list-item>
          <text:p text:style-name="P177"><text:span/><text:bookmark-start text:name="_Toc16"/><text:span text:style-name="T381"/><text:bookmark-start text:name="__RefHeading___Toc594_3989190575"/><text:span text:style-name="T382">Каква може да бъде обратната връзка от потребители, клиенти, читатели?</text:span><text:bookmark-end text:name="__RefHeading___Toc594_3989190575"/><text:span/><text:bookmark-end text:name="_Toc16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178"><text:span text:style-name="T383">Лични срещи</text:span><text:span text:style-name="T384"/><text:span/></text:p>
                </text:list-item>
                <text:list-item>
                  <text:p text:style-name="P179"><text:span text:style-name="T385">Анонимна форма за обратна връзка</text:span><text:span text:style-name="T386"/><text:span/></text:p>
                </text:list-item>
                <text:list-item>
                  <text:p text:style-name="P180"><text:span text:style-name="T387">Неанонимна форма за обратна връзка</text:span><text:span text:style-name="T388"/><text:span/></text:p>
                </text:list-item>
                <text:list-item>
                  <text:p text:style-name="P181"><text:span text:style-name="T389">Коментари</text:span><text:span text:style-name="T390"/><text:span/></text:p>
                </text:list-item>
                <text:list-item>
                  <text:p text:style-name="P182"><text:span text:style-name="T391">Официален бюлетин</text:span><text:span text:style-name="T392"/><text:span/></text:p>
                </text:list-item>
              </text:list>
            </text:list-item>
          </text:list>
        </text:list-item>
      </text:list>
      <text:list>
        <text:list-item>
          <text:p text:style-name="P183"><text:span/><text:bookmark-start text:name="_Toc17"/><text:span text:style-name="T393"/><text:bookmark-start text:name="__RefHeading___Toc596_3989190575"/><text:span text:style-name="T394">Преди интервюто трябва да:</text:span><text:bookmark-end text:name="__RefHeading___Toc596_3989190575"/><text:span/><text:bookmark-end text:name="_Toc17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184"><text:span text:style-name="T395">дефинирате целите си</text:span><text:span text:style-name="T396"/><text:span/></text:p>
                </text:list-item>
                <text:list-item>
                  <text:p text:style-name="P185"><text:span text:style-name="T397">проучите темата</text:span><text:span text:style-name="T398"/><text:span/></text:p>
                </text:list-item>
                <text:list-item>
                  <text:p text:style-name="P186"><text:span text:style-name="T399">си приготвите необходимите материали за водене на бележки</text:span><text:span text:style-name="T400"/><text:span/></text:p>
                </text:list-item>
                <text:list-item>
                  <text:p text:style-name="P187"><text:span text:style-name="T401">напишете чернова на документацията, която ще изготвяте</text:span><text:span text:style-name="T402"/><text:span/></text:p>
                </text:list-item>
              </text:list>
            </text:list-item>
          </text:list>
        </text:list-item>
      </text:list>
      <text:list>
        <text:list-item>
          <text:p text:style-name="P188"><text:span/><text:bookmark-start text:name="_Toc18"/><text:span text:style-name="T403"/><text:bookmark-start text:name="__RefHeading___Toc598_3989190575"/><text:span text:style-name="T404">Какво не трябва да правите по време на интервюто и след това?</text:span><text:bookmark-end text:name="__RefHeading___Toc598_3989190575"/><text:span/><text:bookmark-end text:name="_Toc18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189"><text:span text:style-name="T405">Да използвате уменията си за активно слушане</text:span><text:span text:style-name="T406"/><text:span/></text:p>
                </text:list-item>
                <text:list-item>
                  <text:p text:style-name="P190"><text:span text:style-name="T407">Да задавате отворени въпроси</text:span><text:span text:style-name="T408"/><text:span/></text:p>
                </text:list-item>
                <text:list-item>
                  <text:p text:style-name="P191"><text:span text:style-name="T409">Да обещаете на експерта да свършите нещо, което не можете</text:span><text:span text:style-name="T410"/><text:span/></text:p>
                </text:list-item>
                <text:list-item>
                  <text:p text:style-name="P192"><text:span text:style-name="T411">Да установите дали има места, където липсва информация</text:span><text:span text:style-name="T412"/><text:span/></text:p>
                </text:list-item>
                <text:list-item>
                  <text:p text:style-name="P193"><text:span text:style-name="T413">Да перифразирате и повтаряте информацията на експерта</text:span><text:span text:style-name="T414"/><text:span/></text:p>
                </text:list-item>
                <text:list-item>
                  <text:p text:style-name="P194"><text:span text:style-name="T415">Да не насрочите среща за доизясняване на неясна информация</text:span><text:span text:style-name="T416"/><text:span/></text:p>
                </text:list-item>
              </text:list>
            </text:list-item>
          </text:list>
        </text:list-item>
      </text:list>
      <text:list>
        <text:list-item>
          <text:p text:style-name="P195"><text:span/><text:bookmark-start text:name="_Toc19"/><text:span text:style-name="T417"/><text:bookmark-start text:name="__RefHeading___Toc600_3989190575"/><text:span text:style-name="T418">При писането на документация е добре да:</text:span><text:bookmark-end text:name="__RefHeading___Toc600_3989190575"/><text:span/><text:bookmark-end text:name="_Toc19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196"><text:span text:style-name="T419">говорите много</text:span><text:span text:style-name="T420"/><text:span/></text:p>
                </text:list-item>
                <text:list-item>
                  <text:p text:style-name="P197"><text:span text:style-name="T421">слушате активно</text:span><text:span text:style-name="T422"/><text:span/></text:p>
                </text:list-item>
                <text:list-item>
                  <text:p text:style-name="P198"><text:span text:style-name="T423">знаете за какво става дума</text:span><text:span text:style-name="T424"/><text:span/></text:p>
                </text:list-item>
                <text:list-item>
                  <text:p text:style-name="P199"><text:span text:style-name="T425">се опитате сами да се справите с възникнали проблеми</text:span><text:span text:style-name="T426"/><text:span/></text:p>
                </text:list-item>
                <text:list-item>
                  <text:p text:style-name="P200"><text:span text:style-name="T427">не се грижите за дизайна ѝ, тъй като това не е ваша работа</text:span><text:span text:style-name="T428"/><text:span/></text:p>
                </text:list-item>
              </text:list>
            </text:list-item>
          </text:list>
        </text:list-item>
      </text:list>
      <text:list>
        <text:list-item>
          <text:p text:style-name="P201"><text:span/><text:bookmark-start text:name="_Toc20"/><text:span text:style-name="T429"/><text:bookmark-start text:name="__RefHeading___Toc602_3989190575"/><text:span text:style-name="T430">Тема 4</text:span><text:bookmark-end text:name="__RefHeading___Toc602_3989190575"/><text:span/><text:bookmark-end text:name="_Toc20"/><text:span/><text:span/></text:p>
        </text:list-item>
        <text:list-item>
          <text:p text:style-name="P202"><text:span/><text:bookmark-start text:name="_Toc21"/><text:span text:style-name="T431"/><text:bookmark-start text:name="__RefHeading___Toc604_3989190575"/><text:span text:style-name="T432">При писане на техническа документация е добре да се използват:</text:span><text:bookmark-end text:name="__RefHeading___Toc604_3989190575"/><text:span/><text:bookmark-end text:name="_Toc21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203"><text:span text:style-name="T433">Кратки и прости изречения.</text:span><text:span text:style-name="T434"/><text:span/></text:p>
                </text:list-item>
                <text:list-item>
                  <text:p text:style-name="P204"><text:span text:style-name="T435">Дълги изречения с много повторения на съществителни имена.</text:span><text:span text:style-name="T436"/><text:span/></text:p>
                </text:list-item>
                <text:list-item>
                  <text:p text:style-name="P205"><text:span text:style-name="T437">Американски английски.</text:span><text:span text:style-name="T438"/><text:span/></text:p>
                </text:list-item>
                <text:list-item>
                  <text:p text:style-name="P206"><text:span text:style-name="T439">Британски английски.</text:span><text:span text:style-name="T440"/><text:span/></text:p>
                </text:list-item>
              </text:list>
            </text:list-item>
          </text:list>
        </text:list-item>
      </text:list>
      <text:list>
        <text:list-item>
          <text:p text:style-name="P207"><text:span/><text:bookmark-start text:name="_Toc22"/><text:span text:style-name="T441"/><text:bookmark-start text:name="__RefHeading___Toc606_3989190575"/><text:span text:style-name="T442">Информацията в техническата документация трябва да бъде</text:span><text:bookmark-end text:name="__RefHeading___Toc606_3989190575"/><text:span/><text:bookmark-end text:name="_Toc22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208"><text:span text:style-name="T443">Вярна и проверена.</text:span><text:span text:style-name="T444"/><text:span/></text:p>
                </text:list-item>
                <text:list-item>
                  <text:p text:style-name="P209"><text:span text:style-name="T445">С различни термини за едно и също нещо.</text:span><text:span text:style-name="T446"/><text:span/></text:p>
                </text:list-item>
                <text:list-item>
                  <text:p text:style-name="P210"><text:span text:style-name="T447">С относителни пътища при обяснение на навигация в продукта.</text:span><text:span text:style-name="T448"/><text:span/></text:p>
                </text:list-item>
                <text:list-item>
                  <text:p text:style-name="P211"><text:span text:style-name="T449">С правилните имена на продукти и компоненти.</text:span><text:span text:style-name="T450"/><text:span/></text:p>
                </text:list-item>
                <text:list-item>
                  <text:p text:style-name="P212"><text:span text:style-name="T451">Без съкращения на дълги и повтарящи се термини.</text:span><text:span text:style-name="T452"/><text:span/></text:p>
                </text:list-item>
              </text:list>
            </text:list-item>
          </text:list>
        </text:list-item>
      </text:list>
      <text:list>
        <text:list-item>
          <text:p text:style-name="P213"><text:span/><text:bookmark-start text:name="_Toc23"/><text:span text:style-name="T453"/><text:bookmark-start text:name="__RefHeading___Toc608_3989190575"/><text:span text:style-name="T454">За кой глагол е обяснението: an absolute requirement?</text:span><text:bookmark-end text:name="__RefHeading___Toc608_3989190575"/><text:span/><text:bookmark-end text:name="_Toc23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214"><text:span text:style-name="T455">MUST</text:span><text:span text:style-name="T456"/><text:span/></text:p>
                </text:list-item>
                <text:list-item>
                  <text:p text:style-name="P215"><text:span text:style-name="T457">MUST NOT</text:span><text:span text:style-name="T458"/><text:span/></text:p>
                </text:list-item>
                <text:list-item>
                  <text:p text:style-name="P216"><text:span text:style-name="T459">SHOULD</text:span><text:span text:style-name="T460"/><text:span/></text:p>
                </text:list-item>
                <text:list-item>
                  <text:p text:style-name="P217"><text:span text:style-name="T461">SHOULD NOT</text:span><text:span text:style-name="T462"/><text:span/></text:p>
                </text:list-item>
                <text:list-item>
                  <text:p text:style-name="P218"><text:span text:style-name="T463">MAY</text:span><text:span text:style-name="T464"/><text:span/></text:p>
                </text:list-item>
              </text:list>
            </text:list-item>
          </text:list>
        </text:list-item>
      </text:list>
      <text:list>
        <text:list-item>
          <text:p text:style-name="P219"><text:span/><text:bookmark-start text:name="_Toc24"/><text:span text:style-name="T465"/><text:bookmark-start text:name="__RefHeading___Toc610_3989190575"/><text:span text:style-name="T466">Позволено ли е в техническата документация да се използват абревиатури и съкращения на дълги термини?</text:span><text:bookmark-end text:name="__RefHeading___Toc610_3989190575"/><text:span/><text:bookmark-end text:name="_Toc24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220"><text:span text:style-name="T467">Да, без ограничения</text:span><text:span text:style-name="T468"/><text:span/></text:p>
                </text:list-item>
                <text:list-item>
                  <text:p text:style-name="P221"><text:span text:style-name="T469">Да, когато съкращението е дефинирано предварително</text:span><text:span text:style-name="T470"/><text:span/></text:p>
                </text:list-item>
                <text:list-item>
                  <text:p text:style-name="P222"><text:span text:style-name="T471">Няма ограничения, но без да се прекалява</text:span><text:span text:style-name="T472"/><text:span/></text:p>
                </text:list-item>
                <text:list-item>
                  <text:p text:style-name="P223"><text:span text:style-name="T473">Никога</text:span><text:span text:style-name="T474"/><text:span/></text:p>
                </text:list-item>
              </text:list>
            </text:list-item>
          </text:list>
        </text:list-item>
      </text:list>
      <text:list>
        <text:list-item>
          <text:p text:style-name="P224"><text:span/><text:bookmark-start text:name="_Toc25"/><text:span text:style-name="T475"/><text:bookmark-start text:name="__RefHeading___Toc612_3989190575"/><text:span text:style-name="T476">Кои от изброените примери не са подходящи за техническа документация?</text:span><text:bookmark-end text:name="__RefHeading___Toc612_3989190575"/><text:span/><text:bookmark-end text:name="_Toc25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225"><text:span text:style-name="T477">You create users in the Admin UI</text:span><text:span text:style-name="T478"/><text:span/></text:p>
                </text:list-item>
                <text:list-item>
                  <text:p text:style-name="P226"><text:span text:style-name="T479">Choose Next after entering the address.</text:span><text:span text:style-name="T480"/><text:span/></text:p>
                </text:list-item>
                <text:list-item>
                  <text:p text:style-name="P227"><text:span text:style-name="T481">If you want to proceed, choose Next.</text:span><text:span text:style-name="T482"/><text:span/></text:p>
                </text:list-item>
                <text:list-item>
                  <text:p text:style-name="P228"><text:span text:style-name="T483">Choose Delete to remove the text permanently.</text:span><text:span text:style-name="T484"/><text:span/></text:p>
                </text:list-item>
                <text:list-item>
                  <text:p text:style-name="P229"><text:span text:style-name="T485">Do not enter your name if you do not want to receive the quality notification.</text:span><text:span text:style-name="T486"/><text:span/></text:p>
                </text:list-item>
                <text:list-item>
                  <text:p text:style-name="P230"><text:span text:style-name="T487">To change your password, follow the instructions on the logon screen.</text:span><text:span text:style-name="T488"/><text:span/></text:p>
                </text:list-item>
              </text:list>
            </text:list-item>
          </text:list>
        </text:list-item>
      </text:list>
      <text:list>
        <text:list-item>
          <text:p text:style-name="P231"><text:span/><text:bookmark-start text:name="_Toc26"/><text:span text:style-name="T489"/><text:bookmark-start text:name="__RefHeading___Toc614_3989190575"/><text:span text:style-name="T490">З</text:span><text:span text:style-name="T491">а яснота при писането на техническа документация трябва да:</text:span><text:bookmark-end text:name="__RefHeading___Toc614_3989190575"/><text:span/><text:bookmark-end text:name="_Toc26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232"><text:span text:style-name="T492">Се обръщате директно към потребителя.</text:span><text:span text:style-name="T493"/><text:span/></text:p>
                </text:list-item>
                <text:list-item>
                  <text:p text:style-name="P233"><text:span text:style-name="T494">Кажете какво трябва да се направи без да уточните последователността от стъпки.</text:span><text:span text:style-name="T495"/><text:span/></text:p>
                </text:list-item>
                <text:list-item>
                  <text:p text:style-name="P234"><text:span text:style-name="T496">Обясните какви условия трябва да са налични преди изпълнението на задачата.</text:span><text:span text:style-name="T497"/><text:span/></text:p>
                </text:list-item>
                <text:list-item>
                  <text:p text:style-name="P235"><text:span text:style-name="T498">Уточните какво и от кого трябва да се направи.</text:span><text:span text:style-name="T499"/><text:span/></text:p>
                </text:list-item>
              </text:list>
            </text:list-item>
          </text:list>
        </text:list-item>
      </text:list>
      <text:list>
        <text:list-item>
          <text:p text:style-name="P236"><text:span/><text:bookmark-start text:name="_Toc27"/><text:span text:style-name="T500"/><text:bookmark-start text:name="__RefHeading___Toc616_3989190575"/><text:span text:style-name="T501">Тема 5</text:span><text:span text:style-name="T502"><text:s/></text:span><text:bookmark-end text:name="__RefHeading___Toc616_3989190575"/><text:span/><text:bookmark-end text:name="_Toc27"/><text:span/><text:span/></text:p>
        </text:list-item>
        <text:list-item>
          <text:p text:style-name="P237"><text:span/><text:bookmark-start text:name="_Toc28"/><text:span text:style-name="T503"/><text:bookmark-start text:name="__RefHeading___Toc618_3989190575"/><text:span text:style-name="T504">Кое от изброените не е пример за текст за потребителски интерфейс?</text:span><text:bookmark-end text:name="__RefHeading___Toc618_3989190575"/><text:span/><text:bookmark-end text:name="_Toc28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238"><text:span text:style-name="T505">Етикет</text:span><text:span text:style-name="T506"/><text:span/></text:p>
                </text:list-item>
                <text:list-item>
                  <text:p text:style-name="P239"><text:span text:style-name="T507">Бутон</text:span><text:span text:style-name="T508"/><text:span/></text:p>
                </text:list-item>
                <text:list-item>
                  <text:p text:style-name="P240"><text:span text:style-name="T509">Съобщение за грешка</text:span><text:span text:style-name="T510"/><text:span/></text:p>
                </text:list-item>
                <text:list-item>
                  <text:p text:style-name="P241"><text:span text:style-name="T511">Основна функционалност на софтуера</text:span><text:span text:style-name="T512"><text:s/></text:span><text:span text:style-name="T513"/><text:span/></text:p>
                </text:list-item>
                <text:list-item>
                  <text:p text:style-name="P242"><text:span text:style-name="T514">Заглавие на форма</text:span><text:span text:style-name="T515"/><text:span/></text:p>
                </text:list-item>
              </text:list>
            </text:list-item>
          </text:list>
        </text:list-item>
      </text:list>
      <text:list>
        <text:list-item>
          <text:p text:style-name="P243"><text:span/><text:bookmark-start text:name="_Toc29"/><text:span text:style-name="T516"/><text:bookmark-start text:name="__RefHeading___Toc620_3989190575"/><text:span text:style-name="T517">Защо трябва да се стараем да пишем добри текстове за потребителски интерфейс? </text:span><text:bookmark-end text:name="__RefHeading___Toc620_3989190575"/><text:span/><text:bookmark-end text:name="_Toc29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244"><text:span text:style-name="T518">За да може потребителят да си свърши бързо и лесно работата със софтуера.</text:span><text:span text:style-name="T519"><text:s/></text:span><text:span text:style-name="T520"/><text:span/></text:p>
                </text:list-item>
                <text:list-item>
                  <text:p text:style-name="P245"><text:span text:style-name="T521">За да се намали опасността от объркване на потребителите и да бъде по-интуитивен за използване софтуерният продукт.</text:span><text:span text:style-name="T522"><text:s/></text:span><text:span text:style-name="T523"/><text:span/></text:p>
                </text:list-item>
                <text:list-item>
                  <text:p text:style-name="P246"><text:span text:style-name="T524">За да създаваме повече работа на програмистите.</text:span><text:span text:style-name="T525"/><text:span/></text:p>
                </text:list-item>
                <text:list-item>
                  <text:p text:style-name="P247"><text:span text:style-name="T526">За да изглежда софтуерът по-професионален и красив.</text:span><text:span text:style-name="T527"/><text:span/></text:p>
                </text:list-item>
              </text:list>
            </text:list-item>
          </text:list>
        </text:list-item>
      </text:list>
      <text:list>
        <text:list-item>
          <text:p text:style-name="P248"><text:span/><text:bookmark-start text:name="_Toc30"/><text:span text:style-name="T528"/><text:bookmark-start text:name="__RefHeading___Toc622_3989190575"/><text:span text:style-name="T529">Кое от съобщенията следва подхода </text:span><text:span text:style-name="T530">"Who What Where"</text:span><text:span text:style-name="T531">? </text:span><text:bookmark-end text:name="__RefHeading___Toc622_3989190575"/><text:span/><text:bookmark-end text:name="_Toc30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249"><text:span text:style-name="T532">Paste to the blank field the copied data.</text:span><text:span text:style-name="T533"/><text:span/></text:p>
                </text:list-item>
                <text:list-item>
                  <text:p text:style-name="P250"><text:span text:style-name="T534">In the Name field, insert the name of the file.</text:span><text:span text:style-name="T535"/><text:span/></text:p>
                </text:list-item>
                <text:list-item>
                  <text:p text:style-name="P251"><text:span text:style-name="T536">You have to upload the image in the Word document.</text:span><text:span text:style-name="T537"><text:s/></text:span><text:span text:style-name="T538"/><text:span/></text:p>
                </text:list-item>
                <text:list-item>
                  <text:p text:style-name="P252"><text:span text:style-name="T539">The file will appear in the file system after you create it</text:span><text:span text:style-name="T540">.</text:span><text:span text:style-name="T541"/><text:span/></text:p>
                </text:list-item>
              </text:list>
            </text:list-item>
          </text:list>
        </text:list-item>
      </text:list>
      <text:list>
        <text:list-item>
          <text:p text:style-name="P253"><text:span/><text:bookmark-start text:name="_Toc31"/><text:span text:style-name="T542"/><text:bookmark-start text:name="__RefHeading___Toc624_3989190575"/><text:span text:style-name="T543">Кое съобщение следва </text:span><text:span text:style-name="T544">people-centric</text:span><text:span text:style-name="T545"> подхода? </text:span><text:bookmark-end text:name="__RefHeading___Toc624_3989190575"/><text:span/><text:bookmark-end text:name="_Toc31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254"><text:span text:style-name="T546">Error 500. Internal Server Error</text:span><text:span text:style-name="T547"/><text:span/></text:p>
                </text:list-item>
                <text:list-item>
                  <text:p text:style-name="P255"><text:span text:style-name="T548">Something has gone wrong on the web site's server but we don't know what it is.</text:span><text:span text:style-name="T549"/><text:span/></text:p>
                </text:list-item>
                <text:list-item>
                  <text:p text:style-name="P256"><text:span text:style-name="T550">Error 500. Something has gone wrong on the web site's server.</text:span><text:span text:style-name="T551"/><text:span/></text:p>
                </text:list-item>
                <text:list-item>
                  <text:p text:style-name="P257"><text:span text:style-name="T552">Something has gone wrong on the web site's server but we don't know what it is.</text:span><text:span text:style-name="T553"> Try reloading the web site.</text:span><text:span text:style-name="T554"/><text:span/></text:p>
                </text:list-item>
                <text:list-item>
                  <text:p text:style-name="P258"><text:span text:style-name="T555">Something has gone wrong on the web site's server. Try reloading the page.</text:span><text:span text:style-name="T556"/><text:span/></text:p>
                </text:list-item>
              </text:list>
            </text:list-item>
          </text:list>
        </text:list-item>
      </text:list>
      <text:list>
        <text:list-item>
          <text:p text:style-name="P259"><text:span/><text:bookmark-start text:name="_Toc32"/><text:span text:style-name="T557"/><text:bookmark-start text:name="__RefHeading___Toc626_3989190575"/><text:span text:style-name="T558">Кои бутони са подходящи под въпроса: "</text:span><text:span text:style-name="T559">Are you sure you want to delete the XYZ file?"</text:span><text:bookmark-end text:name="__RefHeading___Toc626_3989190575"/><text:span/><text:bookmark-end text:name="_Toc32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260"><text:span text:style-name="T560">OK and Cancel</text:span><text:span text:style-name="T561"/><text:span/></text:p>
                </text:list-item>
                <text:list-item>
                  <text:p text:style-name="P261"><text:span text:style-name="T562">Sure and No thanks</text:span><text:span text:style-name="T563"/><text:span/></text:p>
                </text:list-item>
                <text:list-item>
                  <text:p text:style-name="P262"><text:span text:style-name="T564">Yes and N</text:span><text:span text:style-name="T565">o</text:span><text:span text:style-name="T566"><text:s/></text:span><text:span text:style-name="T567"/><text:span/></text:p>
                </text:list-item>
                <text:list-item>
                  <text:p text:style-name="P263"><text:span text:style-name="T568">Delete and Don't delete</text:span><text:span text:style-name="T569"/><text:span/></text:p>
                </text:list-item>
                <text:list-item>
                  <text:p text:style-name="P264"><text:span text:style-name="T570">OK and Continue</text:span><text:span text:style-name="T571"/><text:span/></text:p>
                </text:list-item>
              </text:list>
            </text:list-item>
          </text:list>
        </text:list-item>
      </text:list>
      <text:list>
        <text:list-item>
          <text:p text:style-name="P265"><text:span/><text:bookmark-start text:name="_Toc33"/><text:span text:style-name="T572"/><text:bookmark-start text:name="__RefHeading___Toc628_3989190575"/><text:span text:style-name="T573">Тема 6</text:span><text:bookmark-end text:name="__RefHeading___Toc628_3989190575"/><text:span/><text:bookmark-end text:name="_Toc33"/><text:span/><text:span/></text:p>
        </text:list-item>
        <text:list-item>
          <text:p text:style-name="P266"><text:span/><text:bookmark-start text:name="_Toc34"/><text:span text:style-name="T574"/><text:bookmark-start text:name="__RefHeading___Toc630_3989190575"/><text:span text:style-name="T575"> На кой ред са изброени само видове видео материали:</text:span><text:bookmark-end text:name="__RefHeading___Toc630_3989190575"/><text:span/><text:bookmark-end text:name="_Toc34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267"><text:span text:style-name="T576">презентации, блог, туториал</text:span><text:span text:style-name="T577"/><text:span/></text:p>
                </text:list-item>
                <text:list-item>
                  <text:p text:style-name="P268"><text:span text:style-name="T578">хайлайт видео, туториал, влог</text:span><text:span text:style-name="T579"/><text:span/></text:p>
                </text:list-item>
                <text:list-item>
                  <text:p text:style-name="P269"><text:span text:style-name="T580">туториал, влог, блог</text:span><text:span text:style-name="T581"/><text:span/></text:p>
                </text:list-item>
                <text:list-item>
                  <text:p text:style-name="P270"><text:span text:style-name="T582">хайлайт видео, блог, влог</text:span><text:span text:style-name="T583"/><text:span/></text:p>
                </text:list-item>
              </text:list>
            </text:list-item>
          </text:list>
        </text:list-item>
      </text:list>
      <text:list>
        <text:list-item>
          <text:p text:style-name="P271"><text:span/><text:bookmark-start text:name="_Toc35"/><text:span text:style-name="T584"/><text:bookmark-start text:name="__RefHeading___Toc632_3989190575"/><text:span text:style-name="T585">Кой софтуер не се използва за създаване на видео материали:</text:span><text:bookmark-end text:name="__RefHeading___Toc632_3989190575"/><text:span/><text:bookmark-end text:name="_Toc35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272"><text:span text:style-name="T586">Camtasia</text:span><text:span text:style-name="T587"/><text:span/></text:p>
                </text:list-item>
                <text:list-item>
                  <text:p text:style-name="P273"><text:span text:style-name="T588">Adobe After Effects</text:span><text:span text:style-name="T589"/><text:span/></text:p>
                </text:list-item>
                <text:list-item>
                  <text:p text:style-name="P274"><text:span text:style-name="T590">McAfee</text:span><text:span text:style-name="T591"><text:s/></text:span><text:span text:style-name="T592"/><text:span/></text:p>
                </text:list-item>
                <text:list-item>
                  <text:p text:style-name="P275"><text:span text:style-name="T593">Snagit</text:span><text:span text:style-name="T594"/><text:span/></text:p>
                </text:list-item>
              </text:list>
            </text:list-item>
          </text:list>
        </text:list-item>
      </text:list>
      <text:list>
        <text:list-item>
          <text:p text:style-name="P276"><text:span/><text:bookmark-start text:name="_Toc36"/><text:span text:style-name="T595"/><text:bookmark-start text:name="__RefHeading___Toc634_3989190575"/><text:span text:style-name="T596">Кой от следните етапи не е част от процеса на създаване на видео материали:</text:span><text:bookmark-end text:name="__RefHeading___Toc634_3989190575"/><text:span/><text:bookmark-end text:name="_Toc36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277"><text:span text:style-name="T597">дефенетрация</text:span><text:span text:style-name="T598"><text:s/></text:span><text:span text:style-name="T599"/><text:span/></text:p>
                </text:list-item>
                <text:list-item>
                  <text:p text:style-name="P278"><text:span text:style-name="T600">озвучаване<text:tab/></text:span><text:span text:style-name="T601"/><text:span/></text:p>
                </text:list-item>
                <text:list-item>
                  <text:p text:style-name="P279"><text:span text:style-name="T602">рендериране</text:span><text:span text:style-name="T603"/><text:span/></text:p>
                </text:list-item>
                <text:list-item>
                  <text:p text:style-name="P280"><text:span text:style-name="T604">изготвяне на сценари</text:span><text:span text:style-name="T605"/><text:span/></text:p>
                </text:list-item>
              </text:list>
            </text:list-item>
          </text:list>
        </text:list-item>
      </text:list>
      <text:list>
        <text:list-item>
          <text:p text:style-name="P281"><text:span/><text:bookmark-start text:name="_Toc37"/><text:span text:style-name="T606"/><text:bookmark-start text:name="__RefHeading___Toc636_3989190575"/><text:span text:style-name="T607">Каква резолюция е препоръчително да се използва при създаването на Camtasia проект:</text:span><text:bookmark-end text:name="__RefHeading___Toc636_3989190575"/><text:span/><text:bookmark-end text:name="_Toc37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282"><text:span text:style-name="T608">800 х 600</text:span><text:span text:style-name="T609"/><text:span/></text:p>
                </text:list-item>
                <text:list-item>
                  <text:p text:style-name="P283"><text:span text:style-name="T610">1360 x 768</text:span><text:span text:style-name="T611"/><text:span/></text:p>
                </text:list-item>
                <text:list-item>
                  <text:p text:style-name="P284"><text:span text:style-name="T612">1366 x 768</text:span><text:span text:style-name="T613"/><text:span/></text:p>
                </text:list-item>
                <text:list-item>
                  <text:p text:style-name="P285"><text:span text:style-name="T614">1920 x 1080</text:span><text:span text:style-name="T615"/><text:span/></text:p>
                </text:list-item>
              </text:list>
            </text:list-item>
          </text:list>
        </text:list-item>
      </text:list>
      <text:list>
        <text:list-item>
          <text:p text:style-name="P286"><text:span/><text:bookmark-start text:name="_Toc38"/><text:span text:style-name="T616"/><text:bookmark-start text:name="__RefHeading___Toc638_3989190575"/><text:span text:style-name="T617">Коя опция в Camtasia е препоръчително да се използва при рендериране на видеото:</text:span><text:bookmark-end text:name="__RefHeading___Toc638_3989190575"/><text:span/><text:bookmark-end text:name="_Toc38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287"><text:span text:style-name="T618">MP4 only (up to 480p)</text:span><text:span text:style-name="T619"/><text:span/></text:p>
                </text:list-item>
                <text:list-item>
                  <text:p text:style-name="P288"><text:span text:style-name="T620">MP4 only (up to 720p)</text:span><text:span text:style-name="T621"/><text:span/></text:p>
                </text:list-item>
                <text:list-item>
                  <text:p text:style-name="P289"><text:span text:style-name="T622">MP4 only (up to 1080p)</text:span><text:span text:style-name="T623"/><text:span/></text:p>
                </text:list-item>
              </text:list>
            </text:list-item>
          </text:list>
        </text:list-item>
      </text:list>
      <text:list>
        <text:list-item>
          <text:p text:style-name="P290"><text:span/><text:bookmark-start text:name="_Toc39"/><text:span text:style-name="T624"/><text:bookmark-start text:name="__RefHeading___Toc640_3989190575"/><text:span text:style-name="T625">Кои от следните твърдения не са верни?</text:span><text:bookmark-end text:name="__RefHeading___Toc640_3989190575"/><text:span/><text:bookmark-end text:name="_Toc39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291"><text:span text:style-name="T626">Видеото напълно може да замести документацията.</text:span><text:span text:style-name="T627"><text:s/></text:span><text:span text:style-name="T628"/><text:span/></text:p>
                </text:list-item>
                <text:list-item>
                  <text:p text:style-name="P292"><text:span text:style-name="T629">Видеото може да послужи за ефективно встъпление в документацията.</text:span><text:span text:style-name="T630"/><text:span/></text:p>
                </text:list-item>
                <text:list-item>
                  <text:p text:style-name="P293"><text:span text:style-name="T631">Видеата са неподходящи за визуализиране на абстрактни концепции и ситуации.</text:span><text:span text:style-name="T632"><text:s/></text:span><text:span text:style-name="T633"/><text:span/></text:p>
                </text:list-item>
                <text:list-item>
                  <text:p text:style-name="P294"><text:span text:style-name="T634">Необходим ви е скейтборд за основа на едно видео.</text:span><text:span text:style-name="T635"><text:s/></text:span><text:span text:style-name="T636"/><text:span/></text:p>
                </text:list-item>
                <text:list-item>
                  <text:p text:style-name="P295"><text:span text:style-name="T637">Необходим ви е сториборд за основа на едно видео</text:span><text:span text:style-name="T638"/><text:span/></text:p>
                </text:list-item>
              </text:list>
            </text:list-item>
          </text:list>
        </text:list-item>
      </text:list>
      <text:list>
        <text:list-item>
          <text:p text:style-name="P296"><text:span/><text:bookmark-start text:name="_Toc40"/><text:span text:style-name="T639"/><text:bookmark-start text:name="__RefHeading___Toc642_3989190575"/><text:span text:style-name="T640">Кои от следните цветове са само студени?</text:span><text:bookmark-end text:name="__RefHeading___Toc642_3989190575"/><text:span/><text:bookmark-end text:name="_Toc40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297"><text:span text:style-name="T641">червено, синьо, оранжево, лилаво</text:span><text:span text:style-name="T642"/><text:span/></text:p>
                </text:list-item>
                <text:list-item>
                  <text:p text:style-name="P298"><text:span text:style-name="T643">жълто, оранжево, зелено, лилаво</text:span><text:span text:style-name="T644"/><text:span/></text:p>
                </text:list-item>
                <text:list-item>
                  <text:p text:style-name="P299"><text:span text:style-name="T645">зелено, синьо, розово, лилаво</text:span><text:span text:style-name="T646"><text:s/></text:span><text:span text:style-name="T647"/><text:span/></text:p>
                </text:list-item>
                <text:list-item>
                  <text:p text:style-name="P300"><text:span text:style-name="T648">оранжево, синьо, жълто, черно</text:span><text:span text:style-name="T649"/><text:span/></text:p>
                </text:list-item>
              </text:list>
            </text:list-item>
          </text:list>
        </text:list-item>
      </text:list>
      <text:list>
        <text:list-item>
          <text:p text:style-name="P301"><text:span/><text:bookmark-start text:name="_Toc41"/><text:span text:style-name="T650"/><text:bookmark-start text:name="__RefHeading___Toc644_3989190575"/><text:span text:style-name="T651">С кои методи можете да изберете композиционен център?</text:span><text:bookmark-end text:name="__RefHeading___Toc644_3989190575"/><text:span/><text:bookmark-end text:name="_Toc41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302"><text:span text:style-name="T652">правило на третините</text:span><text:span text:style-name="T653"><text:s/></text:span><text:span text:style-name="T654"/><text:span/></text:p>
                </text:list-item>
                <text:list-item>
                  <text:p text:style-name="P303"><text:span text:style-name="T655">на произволен принцип</text:span><text:span text:style-name="T656"/><text:span/></text:p>
                </text:list-item>
                <text:list-item>
                  <text:p text:style-name="P304"><text:span text:style-name="T657">златно сечение</text:span><text:span text:style-name="T658"><text:s/></text:span><text:span text:style-name="T659"/><text:span/></text:p>
                </text:list-item>
                <text:list-item>
                  <text:p text:style-name="P305"><text:span text:style-name="T660">метод на Гаус</text:span><text:span text:style-name="T661"/><text:span/></text:p>
                </text:list-item>
              </text:list>
            </text:list-item>
          </text:list>
        </text:list-item>
      </text:list>
      <text:list>
        <text:list-item>
          <text:p text:style-name="P306"><text:span/><text:bookmark-start text:name="_Toc42"/><text:span text:style-name="T662"/><text:bookmark-start text:name="__RefHeading___Toc646_3989190575"/><text:span text:style-name="T663">Кой вид изображение ще загуби качество при увеличение от 500%?</text:span><text:bookmark-end text:name="__RefHeading___Toc646_3989190575"/><text:span/><text:bookmark-end text:name="_Toc42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307"><text:span text:style-name="T664">векторно</text:span><text:span text:style-name="T665"/><text:span/></text:p>
                </text:list-item>
                <text:list-item>
                  <text:p text:style-name="P308"><text:span text:style-name="T666">растерно</text:span><text:span text:style-name="T667"/><text:span/></text:p>
                </text:list-item>
              </text:list>
            </text:list-item>
          </text:list>
        </text:list-item>
      </text:list>
      <text:list>
        <text:list-item>
          <text:p text:style-name="P309"><text:span/><text:bookmark-start text:name="_Toc43"/><text:span text:style-name="T668"/><text:bookmark-start text:name="__RefHeading___Toc648_3989190575"/><text:span text:style-name="T669">Шрифтът "Helvetica" към кои шрифтове спада?</text:span><text:bookmark-end text:name="__RefHeading___Toc648_3989190575"/><text:span/><text:bookmark-end text:name="_Toc43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310"><text:span text:style-name="T670">серифните (с курсив)</text:span><text:span text:style-name="T671"/><text:span/></text:p>
                </text:list-item>
                <text:list-item>
                  <text:p text:style-name="P311"><text:span text:style-name="T672">безсерифните (без курсив)</text:span><text:span text:style-name="T673"/><text:span/></text:p>
                </text:list-item>
              </text:list>
            </text:list-item>
          </text:list>
        </text:list-item>
      </text:list>
      <text:list>
        <text:list-item>
          <text:p text:style-name="P312"><text:span/><text:bookmark-start text:name="_Toc44"/><text:span text:style-name="T674"/><text:bookmark-start text:name="__RefHeading___Toc650_3989190575"/><text:span text:style-name="T675">Тема 7</text:span><text:bookmark-end text:name="__RefHeading___Toc650_3989190575"/><text:span/><text:bookmark-end text:name="_Toc44"/><text:span/><text:span/></text:p>
        </text:list-item>
        <text:list-item>
          <text:p text:style-name="P313"><text:span/><text:bookmark-start text:name="_Toc45"/><text:span text:style-name="T676"/><text:bookmark-start text:name="__RefHeading___Toc652_3989190575"/><text:span text:style-name="T677">К</text:span><text:span text:style-name="T678">акво е композиционен център? </text:span><text:bookmark-end text:name="__RefHeading___Toc652_3989190575"/><text:span/><text:bookmark-end text:name="_Toc45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314"><text:span text:style-name="T679">Винаги е в средата на изображението.</text:span><text:span text:style-name="T680"/><text:span/></text:p>
                </text:list-item>
                <text:list-item>
                  <text:p text:style-name="P315"><text:span text:style-name="T681">Основният фокус в сцената.</text:span><text:span text:style-name="T682"/><text:span/></text:p>
                </text:list-item>
                <text:list-item>
                  <text:p text:style-name="P316"><text:span text:style-name="T683">Горният ляв ъгъл на изображението.</text:span><text:span text:style-name="T684"/><text:span/></text:p>
                </text:list-item>
                <text:list-item>
                  <text:p text:style-name="P317"><text:span text:style-name="T685">Долният десен ъгъл на изображението.</text:span><text:span text:style-name="T686"/><text:span/></text:p>
                </text:list-item>
                <text:list-item>
                  <text:p text:style-name="P318"><text:span text:style-name="T687">Мястото, където артистът отвежда погледа и вниманието на зрителя.</text:span><text:span text:style-name="T688"><text:s/></text:span><text:span text:style-name="T689"/><text:span/></text:p>
                </text:list-item>
              </text:list>
            </text:list-item>
          </text:list>
        </text:list-item>
      </text:list>
      <text:list>
        <text:list-item>
          <text:p text:style-name="P319"><text:span/><text:bookmark-start text:name="_Toc46"/><text:span text:style-name="T690"/><text:bookmark-start text:name="__RefHeading___Toc654_3989190575"/><text:span text:style-name="T691">Кое не е вид композиция? </text:span><text:bookmark-end text:name="__RefHeading___Toc654_3989190575"/><text:span/><text:bookmark-end text:name="_Toc46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320"><text:span text:style-name="T692">Триъгълна<text:tab/></text:span><text:span text:style-name="T693"/><text:span/></text:p>
                </text:list-item>
                <text:list-item>
                  <text:p text:style-name="P321"><text:span text:style-name="T694">Сферична</text:span><text:span text:style-name="T695"/><text:span/></text:p>
                </text:list-item>
                <text:list-item>
                  <text:p text:style-name="P322"><text:span text:style-name="T696">Лилава</text:span><text:span text:style-name="T697"/><text:span/></text:p>
                </text:list-item>
                <text:list-item>
                  <text:p text:style-name="P323"><text:span text:style-name="T698">Фризова</text:span><text:span text:style-name="T699"/><text:span/></text:p>
                </text:list-item>
                <text:list-item>
                  <text:p text:style-name="P324"><text:span text:style-name="T700">Пирамидална</text:span><text:span text:style-name="T701"/><text:span/></text:p>
                </text:list-item>
              </text:list>
            </text:list-item>
          </text:list>
        </text:list-item>
      </text:list>
      <text:list>
        <text:list-item>
          <text:p text:style-name="P325"><text:span/><text:bookmark-start text:name="_Toc47"/><text:span text:style-name="T702"/><text:bookmark-start text:name="__RefHeading___Toc656_3989190575"/><text:span text:style-name="T703">Какво е важно за динамиката в композицията?<text:s text:c="2"/></text:span><text:bookmark-end text:name="__RefHeading___Toc656_3989190575"/><text:span/><text:bookmark-end text:name="_Toc47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326"><text:span text:style-name="T704">Хармония</text:span><text:span text:style-name="T705"/><text:span/></text:p>
                </text:list-item>
                <text:list-item>
                  <text:p text:style-name="P327"><text:span text:style-name="T706">Скорост</text:span><text:span text:style-name="T707"/><text:span/></text:p>
                </text:list-item>
                <text:list-item>
                  <text:p text:style-name="P328"><text:span text:style-name="T708">Сила</text:span><text:span text:style-name="T709"/><text:span/></text:p>
                </text:list-item>
                <text:list-item>
                  <text:p text:style-name="P329"><text:span text:style-name="T710">Ритъм</text:span><text:span text:style-name="T711"/><text:span/></text:p>
                </text:list-item>
                <text:list-item>
                  <text:p text:style-name="P330"><text:span text:style-name="T712">Пропорция</text:span><text:span text:style-name="T713"/><text:span/></text:p>
                </text:list-item>
              </text:list>
            </text:list-item>
          </text:list>
        </text:list-item>
      </text:list>
      <text:list>
        <text:list-item>
          <text:p text:style-name="P331"><text:span/><text:bookmark-start text:name="_Toc48"/><text:span text:style-name="T714"/><text:bookmark-start text:name="__RefHeading___Toc658_3989190575"/><text:span text:style-name="T715">Как постигаме различни цветови нюанси? </text:span><text:bookmark-end text:name="__RefHeading___Toc658_3989190575"/><text:span/><text:bookmark-end text:name="_Toc48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332"><text:span text:style-name="T716">Спектър (Spectrum)</text:span><text:span text:style-name="T717"/><text:span/></text:p>
                </text:list-item>
                <text:list-item>
                  <text:p text:style-name="P333"><text:span text:style-name="T718">Цвят (Hue)</text:span><text:span text:style-name="T719"/><text:span/></text:p>
                </text:list-item>
                <text:list-item>
                  <text:p text:style-name="P334"><text:span text:style-name="T720">Наситеност (Saturation)</text:span><text:span text:style-name="T721"/><text:span/></text:p>
                </text:list-item>
                <text:list-item>
                  <text:p text:style-name="P335"><text:span text:style-name="T722">Вълна (Wave)</text:span><text:span text:style-name="T723"/><text:span/></text:p>
                </text:list-item>
                <text:list-item>
                  <text:p text:style-name="P336"><text:span text:style-name="T724">Стойност (Value)</text:span><text:span text:style-name="T725"/><text:span/></text:p>
                </text:list-item>
              </text:list>
            </text:list-item>
          </text:list>
        </text:list-item>
      </text:list>
      <text:list>
        <text:list-item>
          <text:p text:style-name="P337"><text:span/><text:bookmark-start text:name="_Toc49"/><text:span text:style-name="T726"/><text:bookmark-start text:name="__RefHeading___Toc660_3989190575"/><text:span text:style-name="T727">Какви групи глифове може да има един шрифт? </text:span><text:bookmark-end text:name="__RefHeading___Toc660_3989190575"/><text:span/><text:bookmark-end text:name="_Toc49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338"><text:span text:style-name="T728">Редовни букви</text:span><text:span text:style-name="T729"/><text:span/></text:p>
                </text:list-item>
                <text:list-item>
                  <text:p text:style-name="P339"><text:span text:style-name="T730">Препинателни</text:span><text:span text:style-name="T731"/><text:span/></text:p>
                </text:list-item>
                <text:list-item>
                  <text:p text:style-name="P340"><text:span text:style-name="T732">Серифи</text:span><text:span text:style-name="T733"/><text:span/></text:p>
                </text:list-item>
                <text:list-item>
                  <text:p text:style-name="P341"><text:span text:style-name="T734">Заглавни букви</text:span><text:span text:style-name="T735"/><text:span/></text:p>
                </text:list-item>
                <text:list-item>
                  <text:p text:style-name="P342"><text:span text:style-name="T736">Опашки</text:span><text:span text:style-name="T737"/><text:span/></text:p>
                </text:list-item>
              </text:list>
            </text:list-item>
          </text:list>
        </text:list-item>
      </text:list>
      <text:list>
        <text:list-item>
          <text:p text:style-name="P343"><text:span/><text:bookmark-start text:name="_Toc50"/><text:span text:style-name="T738"/><text:bookmark-start text:name="__RefHeading___Toc662_3989190575"/><text:span text:style-name="T739">Тема 8</text:span><text:bookmark-end text:name="__RefHeading___Toc662_3989190575"/><text:span/><text:bookmark-end text:name="_Toc50"/><text:span/><text:span/></text:p>
        </text:list-item>
        <text:list-item>
          <text:p text:style-name="P344"><text:span/><text:bookmark-start text:name="_Toc51"/><text:span text:style-name="T740"/><text:bookmark-start text:name="__RefHeading___Toc664_3989190575"/><text:span text:style-name="T741">Кои видове графики използваме в техническата документация? </text:span><text:bookmark-end text:name="__RefHeading___Toc664_3989190575"/><text:span/><text:bookmark-end text:name="_Toc51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345"><text:span text:style-name="T742">Статична инфографика</text:span><text:span text:style-name="T743"><text:s/></text:span><text:span text:style-name="T744"/><text:span/></text:p>
                </text:list-item>
                <text:list-item>
                  <text:p text:style-name="P346"><text:span text:style-name="T745">Опростена графика</text:span><text:span text:style-name="T746"><text:s/></text:span><text:span text:style-name="T747"/><text:span/></text:p>
                </text:list-item>
                <text:list-item>
                  <text:p text:style-name="P347"><text:span text:style-name="T748">Печатна графика</text:span><text:span text:style-name="T749"/><text:span/></text:p>
                </text:list-item>
                <text:list-item>
                  <text:p text:style-name="P348"><text:span text:style-name="T750">Динамична инфографика</text:span><text:span text:style-name="T751"><text:s/></text:span><text:span text:style-name="T752"/><text:span/></text:p>
                </text:list-item>
                <text:list-item>
                  <text:p text:style-name="P349"><text:span text:style-name="T753">Интерактивна инфографика</text:span><text:span text:style-name="T754"/><text:span/></text:p>
                </text:list-item>
              </text:list>
            </text:list-item>
          </text:list>
        </text:list-item>
      </text:list>
      <text:list>
        <text:list-item>
          <text:p text:style-name="P350"><text:span/><text:bookmark-start text:name="_Toc52"/><text:span text:style-name="T755"/><text:bookmark-start text:name="__RefHeading___Toc666_3989190575"/><text:span text:style-name="T756">Какво означава да опростим една снимка на екрана (screenshot)? </text:span><text:bookmark-end text:name="__RefHeading___Toc666_3989190575"/><text:span/><text:bookmark-end text:name="_Toc52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351"><text:span text:style-name="T757">Правим снимката на екрана черно-бяла.</text:span><text:span text:style-name="T758"/><text:span/></text:p>
                </text:list-item>
                <text:list-item>
                  <text:p text:style-name="P352"><text:span text:style-name="T759">В снимката на екрана скриваме всички елементи от интерфейса, които не участват в нашия сценарий. </text:span><text:span text:style-name="T760"/><text:span/></text:p>
                </text:list-item>
                <text:list-item>
                  <text:p text:style-name="P353"><text:span text:style-name="T761">Създаваме отделна картинка, която прилича на истинския <text:tab/>интерфейс.</text:span><text:span text:style-name="T762"/><text:span/></text:p>
                </text:list-item>
                <text:list-item>
                  <text:p text:style-name="P354"><text:span text:style-name="T763">Задраскваме с черно всички лични данни от снимката на екрана.</text:span><text:span text:style-name="T764"/><text:span/></text:p>
                </text:list-item>
              </text:list>
            </text:list-item>
          </text:list>
        </text:list-item>
      </text:list>
      <text:list>
        <text:list-item>
          <text:p text:style-name="P355"><text:span/><text:bookmark-start text:name="_Toc53"/><text:span text:style-name="T765"/><text:bookmark-start text:name="__RefHeading___Toc668_3989190575"/><text:span text:style-name="T766">Защо опростяваме снимките на екрани (screenshots)? </text:span><text:bookmark-end text:name="__RefHeading___Toc668_3989190575"/><text:span/><text:bookmark-end text:name="_Toc53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356"><text:span text:style-name="T767">Ако нещо се смени в някоя част на интерфейса, която не касае нашия сценарий, нашата опростена снимка на екрана остава актуална и не се налага да я подменяме.</text:span><text:span text:style-name="T768"/><text:span/></text:p>
                </text:list-item>
                <text:list-item>
                  <text:p text:style-name="P357"><text:span text:style-name="T769">Снимките на екрани изглеждат по-красиви.</text:span><text:span text:style-name="T770"/><text:span/></text:p>
                </text:list-item>
                <text:list-item>
                  <text:p text:style-name="P358"><text:span text:style-name="T771">Правим снимките на екрани по-лесно.</text:span><text:span text:style-name="T772"/><text:span/></text:p>
                </text:list-item>
                <text:list-item>
                  <text:p text:style-name="P359"><text:span text:style-name="T773">Снимките на екрани се зареждат по-бързо в документацията.</text:span><text:span text:style-name="T774"/><text:span/></text:p>
                </text:list-item>
                <text:list-item>
                  <text:p text:style-name="P360"><text:span text:style-name="T775">Не е добра практика да опростяваме снимките на екрани.</text:span><text:span text:style-name="T776"/><text:span/></text:p>
                </text:list-item>
              </text:list>
            </text:list-item>
          </text:list>
        </text:list-item>
      </text:list>
      <text:list>
        <text:list-item>
          <text:p text:style-name="P361"><text:span/><text:bookmark-start text:name="_Toc54"/><text:span text:style-name="T777"/><text:bookmark-start text:name="__RefHeading___Toc670_3989190575"/><text:span text:style-name="T778">Коя от посочените стъпки не е част от процеса за създаване на графики?</text:span><text:bookmark-end text:name="__RefHeading___Toc670_3989190575"/><text:span/><text:bookmark-end text:name="_Toc54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362"><text:span text:style-name="T779">Публикуване</text:span><text:span text:style-name="T780"/><text:span/></text:p>
                </text:list-item>
                <text:list-item>
                  <text:p text:style-name="P363"><text:span text:style-name="T781">Събиране на информация</text:span><text:span text:style-name="T782"/><text:span/></text:p>
                </text:list-item>
                <text:list-item>
                  <text:p text:style-name="P364"><text:span text:style-name="T783">Създаване</text:span><text:span text:style-name="T784"/><text:span/></text:p>
                </text:list-item>
                <text:list-item>
                  <text:p text:style-name="P365"><text:span text:style-name="T785">Тестване и редактиране</text:span><text:span text:style-name="T786"/><text:span/></text:p>
                </text:list-item>
                <text:list-item>
                  <text:p text:style-name="P366"><text:span text:style-name="T787">Имплементиране</text:span><text:span text:style-name="T788"/><text:span/></text:p>
                </text:list-item>
              </text:list>
            </text:list-item>
          </text:list>
        </text:list-item>
      </text:list>
      <text:list>
        <text:list-item>
          <text:p text:style-name="P367"><text:span/><text:bookmark-start text:name="_Toc55"/><text:span text:style-name="T789">Кое трябва да имаме предвид при създаване на графика?</text:span><text:span/><text:bookmark-end text:name="_Toc55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368"><text:span text:style-name="T790">Размер и подредба на елементите</text:span><text:span text:style-name="T791"><text:s/></text:span><text:span text:style-name="T792"/><text:span/></text:p>
                </text:list-item>
                <text:list-item>
                  <text:p text:style-name="P369"><text:span text:style-name="T793">Пиктограми</text:span><text:span text:style-name="T794"><text:s/></text:span><text:span text:style-name="T795"/><text:span/></text:p>
                </text:list-item>
                <text:list-item>
                  <text:p text:style-name="P370"><text:span text:style-name="T796">Шрифтове</text:span><text:span text:style-name="T797"><text:s/></text:span><text:span text:style-name="T798"/><text:span/></text:p>
                </text:list-item>
                <text:list-item>
                  <text:p text:style-name="P371"><text:span text:style-name="T799">Авторски права на музиката</text:span><text:span text:style-name="T800"/><text:span/></text:p>
                </text:list-item>
                <text:list-item>
                  <text:p text:style-name="P372"><text:span text:style-name="T801">Цветове</text:span><text:span text:style-name="T802"/><text:span/></text:p>
                </text:list-item>
              </text:list>
            </text:list-item>
          </text:list>
        </text:list-item>
      </text:list>
      <text:list>
        <text:list-item>
          <text:p text:style-name="P373"><text:span/><text:bookmark-start text:name="_Toc56"/><text:span text:style-name="T803"/><text:bookmark-start text:name="__RefHeading___Toc672_3989190575"/><text:span text:style-name="T804">Тема 9</text:span><text:bookmark-end text:name="__RefHeading___Toc672_3989190575"/><text:span/><text:bookmark-end text:name="_Toc56"/><text:span/><text:span/></text:p>
        </text:list-item>
        <text:list-item>
          <text:p text:style-name="P374"><text:span/><text:bookmark-start text:name="_Toc57"/><text:span text:style-name="T805"/><text:bookmark-start text:name="__RefHeading___Toc674_3989190575"/><text:span text:style-name="T806">В колко класа са групирани всички видове документи?</text:span><text:bookmark-end text:name="__RefHeading___Toc674_3989190575"/><text:span/><text:bookmark-end text:name="_Toc57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375"><text:span text:style-name="T807">6</text:span><text:span text:style-name="T808"/><text:span/></text:p>
                </text:list-item>
                <text:list-item>
                  <text:p text:style-name="P376"><text:span text:style-name="T809">7</text:span><text:span text:style-name="T810"><text:s/></text:span><text:span text:style-name="T811"/><text:span/></text:p>
                </text:list-item>
                <text:list-item>
                  <text:p text:style-name="P377"><text:span text:style-name="T812">8</text:span><text:span text:style-name="T813"/><text:span/></text:p>
                </text:list-item>
                <text:list-item>
                  <text:p text:style-name="P378"><text:span text:style-name="T814">5</text:span><text:span text:style-name="T815"/><text:span/></text:p>
                </text:list-item>
              </text:list>
            </text:list-item>
          </text:list>
        </text:list-item>
      </text:list>
      <text:list>
        <text:list-item>
          <text:p text:style-name="P379"><text:span/><text:bookmark-start text:name="_Toc58"/><text:span text:style-name="T816"/><text:bookmark-start text:name="__RefHeading___Toc676_3989190575"/><text:span text:style-name="T817">От какво е съставен един XML документ?</text:span><text:bookmark-end text:name="__RefHeading___Toc676_3989190575"/><text:span/><text:bookmark-end text:name="_Toc58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380"><text:span text:style-name="T818">Тагове</text:span><text:span text:style-name="T819"><text:s/></text:span><text:span text:style-name="T820"/><text:span/></text:p>
                </text:list-item>
                <text:list-item>
                  <text:p text:style-name="P381"><text:span text:style-name="T821">Атрибути</text:span><text:span text:style-name="T822"/><text:span/></text:p>
                </text:list-item>
                <text:list-item>
                  <text:p text:style-name="P382"><text:span text:style-name="T823">Метаданни</text:span><text:span text:style-name="T824"/><text:span/></text:p>
                </text:list-item>
              </text:list>
            </text:list-item>
          </text:list>
        </text:list-item>
      </text:list>
      <text:list>
        <text:list-item>
          <text:p text:style-name="P383"><text:span/><text:bookmark-start text:name="_Toc59"/><text:span text:style-name="T825"/><text:bookmark-start text:name="__RefHeading___Toc678_3989190575"/><text:span text:style-name="T826">Кои са трите основни типа документи в DITA?</text:span><text:bookmark-end text:name="__RefHeading___Toc678_3989190575"/><text:span/><text:bookmark-end text:name="_Toc59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384"><text:span text:style-name="T827">Concept</text:span><text:span text:style-name="T828"><text:s/></text:span><text:span text:style-name="T829"/><text:span/></text:p>
                </text:list-item>
                <text:list-item>
                  <text:p text:style-name="P385"><text:span text:style-name="T830">Task</text:span><text:span text:style-name="T831"><text:s/></text:span><text:span text:style-name="T832"/><text:span/></text:p>
                </text:list-item>
                <text:list-item>
                  <text:p text:style-name="P386"><text:span text:style-name="T833">Reference</text:span><text:span text:style-name="T834"><text:s/></text:span><text:span text:style-name="T835"/><text:span/></text:p>
                </text:list-item>
                <text:list-item>
                  <text:p text:style-name="P387"><text:span text:style-name="T836">Topic</text:span><text:span text:style-name="T837"/><text:span/></text:p>
                </text:list-item>
                <text:list-item>
                  <text:p text:style-name="P388"><text:span text:style-name="T838">List</text:span><text:span text:style-name="T839"/><text:span/></text:p>
                </text:list-item>
              </text:list>
            </text:list-item>
          </text:list>
        </text:list-item>
      </text:list>
      <text:list>
        <text:list-item>
          <text:p text:style-name="P389"><text:span/><text:bookmark-start text:name="_Toc60"/><text:span text:style-name="T840"/><text:bookmark-start text:name="__RefHeading___Toc680_3989190575"/><text:span text:style-name="T841">В кой тип документ се използва списък от стъпки за изпълнение на дадена задача?</text:span><text:bookmark-end text:name="__RefHeading___Toc680_3989190575"/><text:span/><text:bookmark-end text:name="_Toc60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390"><text:span text:style-name="T842">DITA Task</text:span><text:span text:style-name="T843"/><text:span/></text:p>
                </text:list-item>
                <text:list-item>
                  <text:p text:style-name="P391"><text:span text:style-name="T844">DITA Concept</text:span><text:span text:style-name="T845"/><text:span/></text:p>
                </text:list-item>
                <text:list-item>
                  <text:p text:style-name="P392"><text:span text:style-name="T846">DITA Reference</text:span><text:span text:style-name="T847"/><text:span/></text:p>
                </text:list-item>
                <text:list-item>
                  <text:p text:style-name="P393"><text:span text:style-name="T848">Dita Topic</text:span><text:span text:style-name="T849"/><text:span/></text:p>
                </text:list-item>
              </text:list>
            </text:list-item>
          </text:list>
        </text:list-item>
      </text:list>
      <text:list>
        <text:list-item>
          <text:p text:style-name="P394"><text:span/><text:bookmark-start text:name="_Toc61"/><text:span text:style-name="T850"/><text:bookmark-start text:name="__RefHeading___Toc682_3989190575"/><text:span text:style-name="T851">К</text:span><text:span text:style-name="T852">ои са подходите за повторно използване на информация?</text:span><text:bookmark-end text:name="__RefHeading___Toc682_3989190575"/><text:span/><text:bookmark-end text:name="_Toc61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395"><text:span text:style-name="T853">Профилиране</text:span><text:span text:style-name="T854"/><text:span/></text:p>
                </text:list-item>
                <text:list-item>
                  <text:p text:style-name="P396"><text:span text:style-name="T855">Променливи</text:span><text:span text:style-name="T856"><text:s/></text:span><text:span text:style-name="T857"/><text:span/></text:p>
                </text:list-item>
                <text:list-item>
                  <text:p text:style-name="P397"><text:span text:style-name="T858">Клониране</text:span><text:span text:style-name="T859"><text:s/></text:span><text:span text:style-name="T860"/><text:span/></text:p>
                </text:list-item>
                <text:list-item>
                  <text:p text:style-name="P398"><text:span text:style-name="T861">Копиране</text:span><text:span text:style-name="T862"/><text:span/></text:p>
                </text:list-item>
              </text:list>
            </text:list-item>
          </text:list>
        </text:list-item>
      </text:list>
      <text:list>
        <text:list-item>
          <text:p text:style-name="P399"><text:span/><text:bookmark-start text:name="_Toc62"/><text:span text:style-name="T863"/><text:bookmark-start text:name="__RefHeading___Toc684_3989190575"/><text:span text:style-name="T864">Тема 10</text:span><text:bookmark-end text:name="__RefHeading___Toc684_3989190575"/><text:span/><text:bookmark-end text:name="_Toc62"/><text:span/><text:span/></text:p>
        </text:list-item>
        <text:list-item>
          <text:p text:style-name="P400"><text:span/><text:bookmark-start text:name="_Toc63"/><text:span text:style-name="T865"/><text:bookmark-start text:name="__RefHeading___Toc686_3989190575"/><text:span text:style-name="T866">Описвате функционалност, която използва Eclipse и трябва да направите Help документ за него (Eclipse Help). Какви формати бихте използвали?</text:span><text:bookmark-end text:name="__RefHeading___Toc686_3989190575"/><text:span/><text:bookmark-end text:name="_Toc63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401"><text:span text:style-name="T867">Wiki</text:span><text:span text:style-name="T868"/><text:span/></text:p>
                </text:list-item>
                <text:list-item>
                  <text:p text:style-name="P402"><text:span text:style-name="T869">Блог</text:span><text:span text:style-name="T870"/><text:span/></text:p>
                </text:list-item>
                <text:list-item>
                  <text:p text:style-name="P403"><text:span text:style-name="T871">MS Word</text:span><text:span text:style-name="T872"/><text:span/></text:p>
                </text:list-item>
                <text:list-item>
                  <text:p text:style-name="P404"><text:span text:style-name="T873">MS PowerPoint</text:span><text:span text:style-name="T874"/><text:span/></text:p>
                </text:list-item>
                <text:list-item>
                  <text:p text:style-name="P405"><text:span text:style-name="T875">XML-базиран документ използван в система за управление на съдържанието</text:span><text:span text:style-name="T876"/><text:span/></text:p>
                </text:list-item>
              </text:list>
            </text:list-item>
          </text:list>
        </text:list-item>
      </text:list>
      <text:list>
        <text:list-item>
          <text:p text:style-name="P406"><text:span/><text:bookmark-start text:name="_Toc64"/><text:span text:style-name="T877"/><text:bookmark-start text:name="__RefHeading___Toc688_3989190575"/><text:span text:style-name="T878">Искате да запознаете клиентите си с новия си продукт, който включва доста сложни конфигурации. Какви формати бихте използвали?</text:span><text:bookmark-end text:name="__RefHeading___Toc688_3989190575"/><text:span/><text:bookmark-end text:name="_Toc64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407"><text:span text:style-name="T879">Wiki</text:span><text:span text:style-name="T880"/><text:span/></text:p>
                </text:list-item>
                <text:list-item>
                  <text:p text:style-name="P408"><text:span text:style-name="T881">Video</text:span><text:span text:style-name="T882"><text:s/></text:span><text:span text:style-name="T883"/><text:span/></text:p>
                </text:list-item>
                <text:list-item>
                  <text:p text:style-name="P409"><text:span text:style-name="T884">MS Word</text:span><text:span text:style-name="T885"/><text:span/></text:p>
                </text:list-item>
                <text:list-item>
                  <text:p text:style-name="P410"><text:span text:style-name="T886">MS PowerPoint </text:span><text:span text:style-name="T887"/><text:span/></text:p>
                </text:list-item>
                <text:list-item>
                  <text:p text:style-name="P411"><text:span text:style-name="T888">XML-базиран документ използван в система за управление на съдържанието</text:span><text:span text:style-name="T889"/><text:span/></text:p>
                </text:list-item>
              </text:list>
            </text:list-item>
          </text:list>
        </text:list-item>
      </text:list>
      <text:list>
        <text:list-item>
          <text:p text:style-name="P412"><text:span/><text:bookmark-start text:name="_Toc65"/><text:span text:style-name="T890"/><text:bookmark-start text:name="__RefHeading___Toc690_3989190575"/><text:span text:style-name="T891">Трябва да направите презентация на нов продукт пред потенциални клиенти. Какви формати бихте използвали?</text:span><text:bookmark-end text:name="__RefHeading___Toc690_3989190575"/><text:span/><text:bookmark-end text:name="_Toc65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413"><text:span text:style-name="T892">Wiki</text:span><text:span text:style-name="T893"/><text:span/></text:p>
                </text:list-item>
                <text:list-item>
                  <text:p text:style-name="P414"><text:span text:style-name="T894">Video</text:span><text:span text:style-name="T895"><text:s/></text:span><text:span text:style-name="T896"/><text:span/></text:p>
                </text:list-item>
                <text:list-item>
                  <text:p text:style-name="P415"><text:span text:style-name="T897">MS Word</text:span><text:span text:style-name="T898"/><text:span/></text:p>
                </text:list-item>
                <text:list-item>
                  <text:p text:style-name="P416"><text:span text:style-name="T899">MS PowerPoint</text:span><text:span text:style-name="T900"/><text:span/></text:p>
                </text:list-item>
                <text:list-item>
                  <text:p text:style-name="P417"><text:span text:style-name="T901">XML-базиран документ използван в система за управление на съдържанието</text:span><text:span text:style-name="T902"/><text:span/></text:p>
                </text:list-item>
              </text:list>
            </text:list-item>
          </text:list>
        </text:list-item>
      </text:list>
      <text:list>
        <text:list-item>
          <text:p text:style-name="P418"><text:span/><text:bookmark-start text:name="_Toc66"/><text:span text:style-name="T903"/><text:bookmark-start text:name="__RefHeading___Toc692_3989190575"/><text:span text:style-name="T904">Вашият екип е имплементирал нова функционалност в софтуерния продукт. Трябва да опишете тази функционалност, да я промотирате пред клиентите и да получите тяхното мнение за подобрения или нови имплементации. Какви формати бихте използвали?</text:span><text:bookmark-end text:name="__RefHeading___Toc692_3989190575"/><text:span/><text:bookmark-end text:name="_Toc66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419"><text:span text:style-name="T905">Wiki</text:span><text:span text:style-name="T906"/><text:span/></text:p>
                </text:list-item>
                <text:list-item>
                  <text:p text:style-name="P420"><text:span text:style-name="T907">Video</text:span><text:span text:style-name="T908"/><text:span/></text:p>
                </text:list-item>
                <text:list-item>
                  <text:p text:style-name="P421"><text:span text:style-name="T909">MS Word</text:span><text:span text:style-name="T910"/><text:span/></text:p>
                </text:list-item>
                <text:list-item>
                  <text:p text:style-name="P422"><text:span text:style-name="T911">MS PowerPoint</text:span><text:span text:style-name="T912"/><text:span/></text:p>
                </text:list-item>
                <text:list-item>
                  <text:p text:style-name="P423"><text:span text:style-name="T913">XML-базиран документ използван в система за управление на съдържанието</text:span><text:span text:style-name="T914"/><text:span/></text:p>
                </text:list-item>
              </text:list>
            </text:list-item>
          </text:list>
        </text:list-item>
      </text:list>
      <text:list>
        <text:list-item>
          <text:p text:style-name="P424"><text:span/><text:bookmark-start text:name="_Toc67"/><text:span text:style-name="T915"/><text:bookmark-start text:name="__RefHeading___Toc694_3989190575"/><text:span text:style-name="T916">Дадена ви е задача да публикувате документация, която минава през редактиране и превод. Какви формати бихте използвали?</text:span><text:bookmark-end text:name="__RefHeading___Toc694_3989190575"/><text:span/><text:bookmark-end text:name="_Toc67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425"><text:span text:style-name="T917">Wiki</text:span><text:span text:style-name="T918"/><text:span/></text:p>
                </text:list-item>
                <text:list-item>
                  <text:p text:style-name="P426"><text:span text:style-name="T919">Video</text:span><text:span text:style-name="T920"/><text:span/></text:p>
                </text:list-item>
                <text:list-item>
                  <text:p text:style-name="P427"><text:span text:style-name="T921">MS Word </text:span><text:span text:style-name="T922"/><text:span/></text:p>
                </text:list-item>
                <text:list-item>
                  <text:p text:style-name="P428"><text:span text:style-name="T923">MS PowerPoint</text:span><text:span text:style-name="T924"/><text:span/></text:p>
                </text:list-item>
                <text:list-item>
                  <text:p text:style-name="P429"><text:span text:style-name="T925">XML-базиран документ използван в система за управление на съдържанието</text:span><text:span text:style-name="T926"/><text:span/></text:p>
                </text:list-item>
              </text:list>
            </text:list-item>
          </text:list>
        </text:list-item>
      </text:list>
      <text:list>
        <text:list-item>
          <text:p text:style-name="P430"><text:span/><text:bookmark-start text:name="_Toc68"/><text:span text:style-name="T927"/><text:bookmark-start text:name="__RefHeading___Toc696_3989190575"/><text:span text:style-name="T928">Може да използвате всички документационни формати, за да опишете конфигурация на нова функционалност, която да е достъпна до клиенти още днес. Какви формати бихте използвали?</text:span><text:bookmark-end text:name="__RefHeading___Toc696_3989190575"/><text:span/><text:bookmark-end text:name="_Toc68"/><text:span/><text:span/></text:p>
        </text:list-item>
      </text:list>
      <text:list text:style-name="WWNum1" text:continue-numbering="true">
        <text:list-item>
          <text:list>
            <text:list-item>
              <text:list>
                <text:list-item>
                  <text:p text:style-name="P431"><text:span text:style-name="T929">Wiki</text:span><text:span text:style-name="T930"><text:s/></text:span><text:span text:style-name="T931"/><text:span/></text:p>
                </text:list-item>
                <text:list-item>
                  <text:p text:style-name="P432"><text:span text:style-name="T932">Video</text:span><text:span text:style-name="T933"/><text:span/></text:p>
                </text:list-item>
                <text:list-item>
                  <text:p text:style-name="P433"><text:span text:style-name="T934">MS Word</text:span><text:span text:style-name="T935"/><text:span/></text:p>
                </text:list-item>
                <text:list-item>
                  <text:p text:style-name="P434"><text:span text:style-name="T936">MS PowerPoint</text:span><text:span text:style-name="T937"/><text:span/></text:p>
                </text:list-item>
                <text:list-item>
                  <text:p text:style-name="P435"><text:span text:style-name="T938">XML-базиран документ използван в система за управление на съдържанието</text:span><text:span text:style-name="T939"/><text:span/></text:p>
                </text:list-item>
              </text:list>
            </text:list-item>
          </text:list>
        </text:list-item>
      </text:list>
      <text:p text:style-name="P436"><text:span text:style-name="T940"/><text:span text:style-name="T941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 fo:language="bg" fo:country="BG"/>
      <style:paragraph-properties style:tab-stop-distance="35.45pt"/>
    </style:default-style>
    <style:default-style style:family="text">
      <style:text-properties fo:language="bg" fo:country="BG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01">
      <style:text-properties fo:font-size="10pt" fo:language="bg" fo:country="BG"/>
      <style:paragraph-properties/>
    </style:style>
    <style:style style:display-name="DStyle_text" style:family="text" style:name="602">
      <style:text-properties fo:language="bg" fo:country="BG"/>
    </style:style>
    <style:style style:parent-style-name="601" style:display-name="Normal" style:family="paragraph" style:name="603">
      <style:text-properties/>
      <style:paragraph-properties/>
    </style:style>
    <style:style style:parent-style-name="601" style:display-name="Heading 1 Char" style:family="text" style:name="604">
      <style:text-properties fo:font-family="Arial" style:font-family-complex="Arial" fo:font-size="20pt"/>
    </style:style>
    <style:style style:parent-style-name="601" style:display-name="Heading 2 Char" style:family="text" style:name="605">
      <style:text-properties fo:font-family="Arial" style:font-family-complex="Arial" fo:font-size="17pt"/>
    </style:style>
    <style:style style:parent-style-name="601" style:display-name="Heading 3 Char" style:family="text" style:name="606">
      <style:text-properties fo:font-family="Arial" style:font-family-complex="Arial" fo:font-size="15pt"/>
    </style:style>
    <style:style style:parent-style-name="603" style:display-name="Heading 4" style:family="paragraph" style:name="607">
      <style:text-properties fo:font-family="Arial" style:font-family-complex="Arial" fo:font-size="13pt" fo:font-weight="bold"/>
      <style:paragraph-properties fo:margin-top="16pt" fo:margin-bottom="10pt"/>
    </style:style>
    <style:style style:parent-style-name="601" style:display-name="Heading 4 Char" style:family="text" style:name="608">
      <style:text-properties fo:font-family="Arial" style:font-family-complex="Arial" fo:font-size="13pt" fo:font-weight="bold"/>
    </style:style>
    <style:style style:parent-style-name="603" style:display-name="Heading 5" style:family="paragraph" style:name="609">
      <style:text-properties fo:font-family="Arial" style:font-family-complex="Arial" fo:font-size="12pt" fo:font-weight="bold"/>
      <style:paragraph-properties fo:margin-top="16pt" fo:margin-bottom="10pt"/>
    </style:style>
    <style:style style:parent-style-name="601" style:display-name="Heading 5 Char" style:family="text" style:name="610">
      <style:text-properties fo:font-family="Arial" style:font-family-complex="Arial" fo:font-size="12pt" fo:font-weight="bold"/>
    </style:style>
    <style:style style:parent-style-name="603" style:display-name="Heading 6" style:family="paragraph" style:name="611">
      <style:text-properties fo:font-family="Arial" style:font-family-complex="Arial" fo:font-size="11pt" fo:font-weight="bold"/>
      <style:paragraph-properties fo:margin-top="16pt" fo:margin-bottom="10pt"/>
    </style:style>
    <style:style style:parent-style-name="601" style:display-name="Heading 6 Char" style:family="text" style:name="612">
      <style:text-properties fo:font-family="Arial" style:font-family-complex="Arial" fo:font-size="11pt" fo:font-weight="bold"/>
    </style:style>
    <style:style style:parent-style-name="603" style:display-name="Heading 7" style:family="paragraph" style:name="613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01" style:display-name="Heading 7 Char" style:family="text" style:name="614">
      <style:text-properties fo:font-family="Arial" style:font-family-complex="Arial" fo:font-size="11pt" fo:font-style="italic" fo:font-weight="bold"/>
    </style:style>
    <style:style style:parent-style-name="603" style:display-name="Heading 8" style:family="paragraph" style:name="615">
      <style:text-properties fo:font-family="Arial" style:font-family-complex="Arial" fo:font-size="11pt" fo:font-style="italic"/>
      <style:paragraph-properties fo:margin-top="16pt" fo:margin-bottom="10pt"/>
    </style:style>
    <style:style style:parent-style-name="601" style:display-name="Heading 8 Char" style:family="text" style:name="616">
      <style:text-properties fo:font-family="Arial" style:font-family-complex="Arial" fo:font-size="11pt" fo:font-style="italic"/>
    </style:style>
    <style:style style:parent-style-name="603" style:display-name="Heading 9" style:family="paragraph" style:name="617">
      <style:text-properties fo:font-family="Arial" style:font-family-complex="Arial" fo:font-size="10.5pt" fo:font-style="italic"/>
      <style:paragraph-properties fo:margin-top="16pt" fo:margin-bottom="10pt"/>
    </style:style>
    <style:style style:parent-style-name="601" style:display-name="Heading 9 Char" style:family="text" style:name="618">
      <style:text-properties fo:font-family="Arial" style:font-family-complex="Arial" fo:font-size="10.5pt" fo:font-style="italic"/>
    </style:style>
    <style:style style:parent-style-name="603" style:display-name="List Paragraph" style:family="paragraph" style:name="619">
      <style:paragraph-properties fo:margin-left="1.27cm" fo:margin-right="0cm" fo:text-indent="0cm"/>
    </style:style>
    <style:style style:parent-style-name="601" style:display-name="No Spacing" style:family="paragraph" style:name="620">
      <style:paragraph-properties fo:line-height="100%" fo:margin-top="0pt" fo:margin-bottom="0pt"/>
    </style:style>
    <style:style style:parent-style-name="601" style:display-name="Title Char" style:family="text" style:name="621">
      <style:text-properties fo:font-size="24pt"/>
    </style:style>
    <style:style style:parent-style-name="603" style:display-name="Subtitle" style:family="paragraph" style:name="622">
      <style:text-properties fo:font-size="12pt"/>
      <style:paragraph-properties fo:margin-top="10pt" fo:margin-bottom="10pt"/>
    </style:style>
    <style:style style:parent-style-name="601" style:display-name="Subtitle Char" style:family="text" style:name="623">
      <style:text-properties fo:font-size="12pt"/>
    </style:style>
    <style:style style:parent-style-name="603" style:display-name="Quote" style:family="paragraph" style:name="624">
      <style:text-properties fo:font-style="italic"/>
      <style:paragraph-properties fo:margin-left="1.27cm" fo:margin-right="1.27cm" fo:text-indent="0cm"/>
    </style:style>
    <style:style style:parent-style-name="601" style:display-name="Quote Char" style:family="text" style:name="625">
      <style:text-properties fo:font-style="italic"/>
    </style:style>
    <style:style style:parent-style-name="603" style:display-name="Intense Quote" style:family="paragraph" style:name="626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01" style:display-name="Intense Quote Char" style:family="text" style:name="627">
      <style:text-properties fo:font-style="italic"/>
    </style:style>
    <style:style style:parent-style-name="603" style:display-name="Header" style:family="paragraph" style:name="62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01" style:display-name="Header Char" style:family="text" style:name="629"/>
    <style:style style:parent-style-name="603" style:display-name="Footer" style:family="paragraph" style:name="63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01" style:display-name="Footer Char" style:family="text" style:name="631"/>
    <style:style style:parent-style-name="601" style:display-name="Caption Char" style:family="text" style:name="632"/>
    <style:style style:parent-style-name="601" style:display-name="Hyperlink" style:family="text" style:name="633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01" style:display-name="Internet link" style:family="text" style:name="634">
      <style:text-properties fo:color="#0000ff" style:text-underline-type="single" style:text-underline-style="solid" style:text-underline-width="auto" style:text-underline-color="font-color"/>
    </style:style>
    <style:style style:parent-style-name="603" style:display-name="footnote text" style:family="paragraph" style:name="635">
      <style:text-properties fo:font-size="9pt"/>
      <style:paragraph-properties fo:line-height="100%" fo:margin-bottom="2pt"/>
    </style:style>
    <style:style style:parent-style-name="601" style:display-name="Footnote Text Char" style:family="text" style:name="636">
      <style:text-properties fo:font-size="9pt"/>
    </style:style>
    <style:style style:parent-style-name="601" style:display-name="footnote reference" style:family="text" style:name="637">
      <style:text-properties style:text-position="super 58%"/>
    </style:style>
    <style:style style:parent-style-name="603" style:display-name="endnote text" style:family="paragraph" style:name="638">
      <style:text-properties fo:font-size="10pt"/>
      <style:paragraph-properties fo:line-height="100%" fo:margin-bottom="0pt"/>
    </style:style>
    <style:style style:parent-style-name="601" style:display-name="Endnote Text Char" style:family="text" style:name="639">
      <style:text-properties fo:font-size="10pt"/>
    </style:style>
    <style:style style:parent-style-name="601" style:display-name="endnote reference" style:family="text" style:name="640">
      <style:text-properties style:text-position="super 58%"/>
    </style:style>
    <style:style style:parent-style-name="603" style:display-name="toc 1" style:family="paragraph" style:name="641">
      <style:text-properties/>
      <style:paragraph-properties fo:margin-left="0cm" fo:margin-right="0cm" fo:text-indent="0cm" fo:margin-bottom="2.85pt"/>
    </style:style>
    <style:style style:parent-style-name="603" style:display-name="toc 2" style:family="paragraph" style:name="642">
      <style:text-properties/>
      <style:paragraph-properties fo:margin-left="0.4992cm" fo:margin-right="0cm" fo:text-indent="0cm" fo:margin-bottom="2.85pt"/>
    </style:style>
    <style:style style:parent-style-name="603" style:display-name="toc 3" style:family="paragraph" style:name="643">
      <style:paragraph-properties fo:margin-left="1cm" fo:margin-right="0cm" fo:text-indent="0cm" fo:margin-bottom="2.85pt"/>
    </style:style>
    <style:style style:parent-style-name="603" style:display-name="toc 4" style:family="paragraph" style:name="644">
      <style:paragraph-properties fo:margin-left="1.499cm" fo:margin-right="0cm" fo:text-indent="0cm" fo:margin-bottom="2.85pt"/>
    </style:style>
    <style:style style:parent-style-name="603" style:display-name="toc 5" style:family="paragraph" style:name="645">
      <style:paragraph-properties fo:margin-left="2cm" fo:margin-right="0cm" fo:text-indent="0cm" fo:margin-bottom="2.85pt"/>
    </style:style>
    <style:style style:parent-style-name="603" style:display-name="toc 6" style:family="paragraph" style:name="646">
      <style:paragraph-properties fo:margin-left="2.5cm" fo:margin-right="0cm" fo:text-indent="0cm" fo:margin-bottom="2.85pt"/>
    </style:style>
    <style:style style:parent-style-name="603" style:display-name="toc 7" style:family="paragraph" style:name="647">
      <style:paragraph-properties fo:margin-left="3.001cm" fo:margin-right="0cm" fo:text-indent="0cm" fo:margin-bottom="2.85pt"/>
    </style:style>
    <style:style style:parent-style-name="603" style:display-name="toc 8" style:family="paragraph" style:name="648">
      <style:paragraph-properties fo:margin-left="3.5cm" fo:margin-right="0cm" fo:text-indent="0cm" fo:margin-bottom="2.85pt"/>
    </style:style>
    <style:style style:parent-style-name="603" style:display-name="toc 9" style:family="paragraph" style:name="649">
      <style:paragraph-properties fo:margin-left="4.001cm" fo:margin-right="0cm" fo:text-indent="0cm" fo:margin-bottom="2.85pt"/>
    </style:style>
    <style:style style:parent-style-name="601" style:display-name="TOC Heading" style:family="paragraph" style:name="650"/>
    <style:style style:parent-style-name="603" style:display-name="table of figures" style:family="paragraph" style:name="651">
      <style:paragraph-properties fo:margin-bottom="0pt"/>
    </style:style>
    <style:style style:display-name="DStyle_paragraph" style:family="paragraph" style:name="652">
      <style:text-properties fo:color="#000000" fo:font-family="Liberation Serif" style:font-family-complex="Liberation Serif" fo:font-size="12pt" fo:language="en" fo:country="US"/>
      <style:paragraph-properties/>
    </style:style>
    <style:style style:parent-style-name="652" style:display-name="Standard" style:family="paragraph" style:name="653">
      <style:text-properties/>
      <style:paragraph-properties/>
    </style:style>
    <style:style style:parent-style-name="653" style:display-name="Heading" style:family="paragraph" style:name="654">
      <style:text-properties fo:font-family="Liberation Sans" style:font-family-complex="Liberation Sans" fo:font-size="14pt"/>
      <style:paragraph-properties fo:margin-top="12pt" fo:margin-bottom="6pt"/>
    </style:style>
    <style:style style:parent-style-name="653" style:display-name="Text body" style:family="paragraph" style:name="655">
      <style:paragraph-properties fo:line-height="115%" fo:margin-top="0pt" fo:margin-bottom="7pt"/>
    </style:style>
    <style:style style:parent-style-name="655" style:display-name="List" style:family="paragraph" style:name="656"/>
    <style:style style:parent-style-name="653" style:display-name="Caption" style:family="paragraph" style:name="657">
      <style:text-properties fo:font-size="12pt" fo:font-style="italic"/>
      <style:paragraph-properties fo:margin-top="6pt" fo:margin-bottom="6pt"/>
    </style:style>
    <style:style style:parent-style-name="653" style:display-name="Index" style:family="paragraph" style:name="658"/>
    <style:style style:parent-style-name="654" style:display-name="Title" style:family="paragraph" style:name="659">
      <style:text-properties fo:font-size="28pt" fo:font-weight="bold"/>
      <style:paragraph-properties fo:text-align="center"/>
    </style:style>
    <style:style style:parent-style-name="654" style:display-name="Heading 1" style:family="paragraph" style:name="660">
      <style:text-properties fo:font-size="16pt" fo:font-weight="bold"/>
      <style:paragraph-properties fo:margin-top="12pt" fo:margin-bottom="6pt"/>
    </style:style>
    <style:style style:parent-style-name="654" style:display-name="Heading 2" style:family="paragraph" style:name="661">
      <style:text-properties fo:font-size="16pt" fo:font-weight="bold"/>
      <style:paragraph-properties fo:margin-top="10pt" fo:margin-bottom="6pt"/>
    </style:style>
    <style:style style:parent-style-name="654" style:display-name="Heading 3" style:family="paragraph" style:name="662">
      <style:text-properties fo:font-size="14pt" fo:font-weight="bold"/>
      <style:paragraph-properties fo:margin-top="7pt" fo:margin-bottom="6pt"/>
    </style:style>
    <style:style style:parent-style-name="654" style:display-name="Index Heading" style:family="paragraph" style:name="663">
      <style:text-properties fo:font-size="16pt" fo:font-weight="bold"/>
      <style:paragraph-properties fo:margin-left="0cm" fo:margin-right="0cm" fo:text-indent="0cm"/>
    </style:style>
    <style:style style:parent-style-name="663" style:display-name="Contents Heading" style:family="paragraph" style:name="664">
      <style:text-properties fo:font-size="16pt" fo:font-weight="bold"/>
      <style:paragraph-properties fo:margin-left="0cm" fo:margin-right="0cm" fo:text-indent="0cm"/>
    </style:style>
    <style:style style:parent-style-name="658" style:display-name="Contents 1" style:family="paragraph" style:name="665">
      <style:paragraph-properties fo:margin-left="0cm" fo:margin-right="0cm" fo:text-indent="0cm">
        <style:tab-stops>
          <style:tab-stop style:position="17cm" style:type="right" style:leader-type="dotted" style:leader-style="dotted"/>
        </style:tab-stops>
      </style:paragraph-properties>
    </style:style>
    <style:style style:parent-style-name="658" style:display-name="Contents 2" style:family="paragraph" style:name="666">
      <style:paragraph-properties fo:margin-left="0.4992cm" fo:margin-right="0cm" fo:text-indent="0cm">
        <style:tab-stops>
          <style:tab-stop style:position="17.5cm" style:type="right" style:leader-type="dotted" style:leader-style="dotted"/>
        </style:tab-stops>
      </style:paragraph-properties>
    </style:style>
    <style:style style:parent-style-name="652" style:display-name="Bullet Symbols" style:family="text" style:name="667">
      <style:text-properties fo:font-family="OpenSymbol" style:font-family-complex="OpenSymbol"/>
    </style:style>
    <style:style style:parent-style-name="652" style:display-name="Internet link" style:family="text" style:name="668">
      <style:text-properties fo:color="#000080" style:text-underline-type="single" style:text-underline-style="solid" style:text-underline-width="auto" style:text-underline-color="font-color"/>
    </style:style>
    <style:style style:parent-style-name="652" style:display-name="Index Link" style:family="text" style:name="669"/>
    <style:style style:parent-style-name="652" style:display-name="Emphasis" style:family="text" style:name="670">
      <style:text-properties fo:font-style="italic"/>
    </style:style>
    <style:style style:class="default" style:display-name="Default Paragraph Font" style:family="text" style:name="671"/>
    <style:style style:parent-style-name="652" style:display-name="T1" style:family="text" style:name="672">
      <style:text-properties fo:font-family="OpenSymbol" style:font-family-complex="OpenSymbol"/>
    </style:style>
    <style:style style:family="text" style:name="T1">
      <style:text-properties fo:font-family="OpenSymbol" style:font-family-complex="OpenSymbol"/>
    </style:style>
    <text:list-style style:name="WWNum1">
      <text:list-level-style-number text:level="1" style:num-format="1" style:num-prefix="Тема 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</text:list-level-style-number>
      <text:list-level-style-bullet text:level="3" text:style-name="T1" text:bullet-char="▪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OpenSymbol" style:font-family-complex="OpenSymbol"/>
      </text:list-level-style-bullet>
      <text:list-level-style-number text:level="4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</text:list-style>
    <text:list-style style:name="WWNum2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2cm" fo:margin-right="2cm" fo:margin-top="2cm" fo:margin-bottom="2cm"/>
    </style:page-layout>
    <style:page-layout style:name="Mpm2">
      <style:page-layout-properties fo:page-width="21cm" fo:page-height="29.7cm" style:print-orientation="portrait" fo:margin-left="2cm" fo:margin-right="2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1.36</meta:generator>
    <meta:initial-creator/>
    <meta:creation-date/>
    <meta:editing-cycles/>
    <meta:editing-duration/>
    <dc:date/>
    <dc:creator/>
    <meta:document-statistic/>
  </office:meta>
</office:document-meta>
</file>